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automatic-styles>
    <style:style style:name="P1" style:family="paragraph" style:parent-style-name="Text_20_body">
      <style:text-properties officeooo:paragraph-rsid="001d9326"/>
    </style:style>
    <style:style style:name="P2" style:family="paragraph" style:parent-style-name="Text_20_body">
      <style:paragraph-properties fo:margin-top="0in" fo:margin-bottom="0.1598in" style:contextual-spacing="false"/>
    </style:style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>
      <style:paragraph-properties fo:margin-top="0in" fo:margin-bottom="0.0598in" style:contextual-spacing="false"/>
    </style:style>
    <style:style style:name="P5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d932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paragraph-rsid="001e5673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0201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688da6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style:font-name="Ubuntu1" fo:font-size="11pt" fo:language="zxx" fo:country="none" officeooo:rsid="002f1a12" officeooo:paragraph-rsid="00421b03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b0729" officeooo:paragraph-rsid="004b0729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ca4ae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d786d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4ee2e8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08d3e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14690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e9e21" style:font-size-asian="11pt" style:language-asian="zxx" style:country-asian="none" style:font-size-complex="11pt" style:language-complex="zxx" style:country-complex="none"/>
    </style:style>
    <style:style style:name="P24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938e9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d786d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4ee2e8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08d3e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14690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4938e9" officeooo:paragraph-rsid="005fbcb1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68998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fbcb1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60d1c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568998" officeooo:paragraph-rsid="00595e60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140a9" officeooo:paragraph-rsid="006140a9" style:font-size-asian="11pt" style:language-asian="zxx" style:country-asian="none" style:font-size-complex="11pt" style:language-complex="zxx" style:country-complex="none"/>
    </style:style>
    <style:style style:name="P36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2e969" officeooo:paragraph-rsid="0062e969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officeooo:rsid="00688da6" officeooo:paragraph-rsid="00688da6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paragraph-rsid="005fbcb1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officeooo:rsid="006ddb24" officeooo:paragraph-rsid="006ddb24" style:font-size-asian="11pt" style:language-asian="zxx" style:country-asian="none" style:font-size-complex="11pt" style:language-complex="zxx" style:country-complex="none"/>
    </style:style>
    <style:style style:name="P41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2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3" style:family="paragraph" style:parent-style-name="Heading_20_4">
      <style:paragraph-properties fo:margin-top="0in" fo:margin-bottom="0.1598in" style:contextual-spacing="false" fo:keep-with-next="always"/>
      <style:text-properties style:font-name="Ubuntu1" fo:font-size="11pt" fo:language="zxx" fo:country="none" style:text-underline-style="solid" style:text-underline-width="auto" style:text-underline-color="font-color" officeooo:rsid="001e5673" officeooo:paragraph-rsid="001e5673" style:font-size-asian="11pt" style:language-asian="zxx" style:country-asian="none" style:font-size-complex="11pt" style:language-complex="zxx" style:country-complex="none"/>
    </style:style>
    <style:style style:name="P44" style:family="paragraph" style:parent-style-name="Heading_20_4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39d5a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officeooo:rsid="001e5673" officeooo:paragraph-rsid="003068f5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29953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49" style:family="paragraph" style:parent-style-name="Text_20_body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normal" officeooo:rsid="00299530" officeooo:paragraph-rsid="005e4f45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0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b0729" officeooo:paragraph-rsid="004b072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1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4ca4ae" officeooo:paragraph-rsid="004ca4a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2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style:text-underline-style="solid" style:text-underline-width="auto" style:text-underline-color="font-color" fo:font-weight="bold" officeooo:rsid="0062e969" officeooo:paragraph-rsid="0062e969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3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4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fbcb1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5" style:family="paragraph" style:parent-style-name="Standard">
      <style:paragraph-properties fo:margin-top="0in" fo:margin-bottom="0.1598in" style:contextual-spacing="false"/>
      <style:text-properties style:font-name="Ubuntu1" fo:font-size="11pt" fo:language="zxx" fo:country="none" fo:font-weight="normal" officeooo:rsid="00568998" officeooo:paragraph-rsid="00568998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56" style:family="paragraph" style:parent-style-name="Heading_20_3">
      <style:paragraph-properties fo:margin-top="0in" fo:margin-bottom="0.1598in" style:contextual-spacing="false"/>
      <style:text-properties style:font-name="Ubuntu1" fo:font-size="16pt" fo:language="zxx" fo:country="none" officeooo:rsid="0011c722" officeooo:paragraph-rsid="002ba219" style:font-size-asian="16pt" style:language-asian="zxx" style:country-asian="none" style:font-size-complex="16pt" style:language-complex="zxx" style:country-complex="none"/>
    </style:style>
    <style:style style:name="P57" style:family="paragraph" style:parent-style-name="Text_20_body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58" style:family="paragraph" style:parent-style-name="Text_20_body">
      <style:paragraph-properties fo:margin-top="0in" fo:margin-bottom="0.1598in" style:contextual-spacing="false"/>
      <style:text-properties officeooo:paragraph-rsid="002bac5b"/>
    </style:style>
    <style:style style:name="P59" style:family="paragraph" style:parent-style-name="Text_20_body">
      <style:paragraph-properties fo:margin-top="0in" fo:margin-bottom="0.0799in" style:contextual-spacing="false"/>
    </style:style>
    <style:style style:name="P60" style:family="paragraph" style:parent-style-name="Text_20_body">
      <style:paragraph-properties fo:margin-top="0in" fo:margin-bottom="0.1598in" style:contextual-spacing="false"/>
      <style:text-properties style:font-name="Ubuntu" fo:language="zxx" fo:country="none" style:language-asian="zxx" style:country-asian="none" style:language-complex="zxx" style:country-complex="none"/>
    </style:style>
    <style:style style:name="P61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P62" style:family="paragraph" style:parent-style-name="Text_20_body">
      <style:paragraph-properties fo:margin-top="0in" fo:margin-bottom="0.0402in" style:contextual-spacing="false"/>
      <style:text-properties style:font-name="Ubuntu" fo:language="zxx" fo:country="none" officeooo:paragraph-rsid="005fbcb1" style:language-asian="zxx" style:country-asian="none" style:language-complex="zxx" style:country-complex="none"/>
    </style:style>
    <style:style style:name="P63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56c87e" style:language-asian="zxx" style:country-asian="none" style:language-complex="zxx" style:country-complex="none"/>
    </style:style>
    <style:style style:name="P64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paragraph-rsid="00688da6" style:language-asian="zxx" style:country-asian="none" style:language-complex="zxx" style:country-complex="none"/>
    </style:style>
    <style:style style:name="P65" style:family="paragraph" style:parent-style-name="Text_20_body">
      <style:paragraph-properties fo:margin-top="0in" fo:margin-bottom="0.1598in" style:contextual-spacing="false"/>
      <style:text-properties style:font-name="Ubuntu" fo:language="zxx" fo:country="none" officeooo:rsid="00688da6" officeooo:paragraph-rsid="00688da6" style:language-asian="zxx" style:country-asian="none" style:language-complex="zxx" style:country-complex="none"/>
    </style:style>
    <style:style style:name="P66" style:family="paragraph" style:parent-style-name="Heading_20_4">
      <style:paragraph-properties fo:margin-top="0in" fo:margin-bottom="0.1598in" style:contextual-spacing="false" fo:keep-with-next="always"/>
      <style:text-properties style:font-name="Ubuntu" fo:language="zxx" fo:country="none" fo:font-style="italic" style:text-underline-style="dotted" style:text-underline-width="auto" style:text-underline-color="font-color" style:language-asian="zxx" style:country-asian="none" style:font-style-asian="italic" style:language-complex="zxx" style:country-complex="none" style:font-style-complex="italic"/>
    </style:style>
    <style:style style:name="P67" style:family="paragraph" style:parent-style-name="Heading_20_4">
      <style:paragraph-properties fo:margin-top="0in" fo:margin-bottom="0.1598in" style:contextual-spacing="false"/>
      <style:text-properties style:font-name="Ubuntu" fo:language="zxx" fo:country="none" fo:font-style="italic" style:text-underline-style="dotted" style:text-underline-width="auto" style:text-underline-color="font-color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68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69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3ff6a3" style:font-size-asian="11pt" style:language-asian="zxx" style:country-asian="none" style:font-size-complex="11pt" style:language-complex="zxx" style:country-complex="none"/>
    </style:style>
    <style:style style:name="P70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3c4d7e" officeooo:paragraph-rsid="004938e9" style:font-size-asian="11pt" style:language-asian="zxx" style:country-asian="none" style:font-size-complex="11pt" style:language-complex="zxx" style:country-complex="none"/>
    </style:style>
    <style:style style:name="P71" style:family="paragraph" style:parent-style-name="Text_20_body">
      <style:paragraph-properties fo:margin-top="0in" fo:margin-bottom="0.0402in" style:contextual-spacing="false"/>
      <style:text-properties style:font-name="Ubuntu" fo:font-size="11pt" fo:language="zxx" fo:country="none" officeooo:rsid="004ca4ae" officeooo:paragraph-rsid="005fbcb1" style:font-size-asian="11pt" style:language-asian="zxx" style:country-asian="none" style:font-size-complex="11pt" style:language-complex="zxx" style:country-complex="none"/>
    </style:style>
    <style:style style:name="P72" style:family="paragraph" style:parent-style-name="Text_20_body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3" style:family="paragraph" style:parent-style-name="Text_20_body">
      <style:paragraph-properties fo:margin-top="0in" fo:margin-bottom="0.1598in" style:contextual-spacing="false"/>
      <style:text-properties officeooo:paragraph-rsid="003068f5"/>
    </style:style>
    <style:style style:name="P74" style:family="paragraph" style:parent-style-name="Text_20_body">
      <style:paragraph-properties fo:margin-top="0in" fo:margin-bottom="0.1598in" style:contextual-spacing="false"/>
      <style:text-properties officeooo:paragraph-rsid="003e6785"/>
    </style:style>
    <style:style style:name="P75" style:family="paragraph" style:parent-style-name="Text_20_body">
      <style:paragraph-properties fo:margin-top="0in" fo:margin-bottom="0.1598in" style:contextual-spacing="false"/>
      <style:text-properties officeooo:paragraph-rsid="003ff6a3"/>
    </style:style>
    <style:style style:name="P76" style:family="paragraph" style:parent-style-name="Text_20_body">
      <style:paragraph-properties fo:margin-top="0in" fo:margin-bottom="0.0402in" style:contextual-spacing="false"/>
      <style:text-properties fo:language="zxx" fo:country="none" officeooo:paragraph-rsid="00514690" style:language-asian="zxx" style:country-asian="none" style:language-complex="zxx" style:country-complex="none"/>
    </style:style>
    <style:style style:name="P77" style:family="paragraph" style:parent-style-name="Text_20_body">
      <style:paragraph-properties fo:margin-top="0in" fo:margin-bottom="0.0402in" style:contextual-spacing="false"/>
      <style:text-properties fo:language="zxx" fo:country="none" officeooo:paragraph-rsid="0052ea02" style:language-asian="zxx" style:country-asian="none" style:language-complex="zxx" style:country-complex="none"/>
    </style:style>
    <style:style style:name="P78" style:family="paragraph" style:parent-style-name="Heading_20_4">
      <style:paragraph-properties fo:margin-top="0in" fo:margin-bottom="0.1598in" style:contextual-spacing="false" fo:keep-with-next="always"/>
      <style:text-properties fo:language="zxx" fo:country="none" officeooo:paragraph-rsid="00339d5a" style:language-asian="zxx" style:country-asian="none" style:language-complex="zxx" style:country-complex="none"/>
    </style:style>
    <style:style style:name="P79" style:family="paragraph" style:parent-style-name="Standard">
      <style:paragraph-properties fo:margin-top="0in" fo:margin-bottom="0.1598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0" style:family="paragraph" style:parent-style-name="Text_20_body">
      <style:paragraph-properties fo:margin-top="0in" fo:margin-bottom="0.0402in" style:contextual-spacing="false"/>
      <style:text-properties fo:language="zxx" fo:country="none" officeooo:paragraph-rsid="005fbcb1" style:language-asian="zxx" style:country-asian="none" style:language-complex="zxx" style:country-complex="none"/>
    </style:style>
    <style:style style:name="P81" style:family="paragraph" style:parent-style-name="Standard">
      <style:paragraph-properties fo:margin-top="0in" fo:margin-bottom="0.1598in" style:contextual-spacing="false"/>
      <style:text-properties fo:language="zxx" fo:country="none" officeooo:paragraph-rsid="00568998" style:language-asian="zxx" style:country-asian="none" style:language-complex="zxx" style:country-complex="none"/>
    </style:style>
    <style:style style:name="P82" style:family="paragraph" style:parent-style-name="Standard">
      <style:paragraph-properties fo:margin-top="0in" fo:margin-bottom="0.1598in" style:contextual-spacing="false"/>
      <style:text-properties fo:language="zxx" fo:country="none" officeooo:paragraph-rsid="0060d1c0" style:language-asian="zxx" style:country-asian="none" style:language-complex="zxx" style:country-complex="none"/>
    </style:style>
    <style:style style:name="P83" style:family="paragraph" style:parent-style-name="Text_20_body">
      <style:paragraph-properties fo:margin-left="0.4925in" fo:margin-top="0in" fo:margin-bottom="0.1598in" style:contextual-spacing="false" fo:text-indent="0in" style:auto-text-indent="false"/>
      <style:text-properties fo:language="zxx" fo:country="none" officeooo:paragraph-rsid="00421b03" style:language-asian="zxx" style:country-asian="none" style:language-complex="zxx" style:country-complex="none"/>
    </style:style>
    <style:style style:name="P84" style:family="paragraph" style:parent-style-name="Text_20_body">
      <style:paragraph-properties fo:margin-top="0in" fo:margin-bottom="0.1598in" style:contextual-spacing="false"/>
      <style:text-properties fo:language="zxx" fo:country="none" style:language-asian="zxx" style:country-asian="none" style:language-complex="zxx" style:country-complex="none"/>
    </style:style>
    <style:style style:name="P85" style:family="paragraph" style:parent-style-name="Text_20_body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86" style:family="paragraph" style:parent-style-name="Text_20_body">
      <style:paragraph-properties fo:margin-top="0in" fo:margin-bottom="0.2598in" style:contextual-spacing="false"/>
      <style:text-properties fo:language="zxx" fo:country="none" officeooo:paragraph-rsid="003068f5" style:language-asian="zxx" style:country-asian="none" style:language-complex="zxx" style:country-complex="none"/>
    </style:style>
    <style:style style:name="P87" style:family="paragraph" style:parent-style-name="Text_20_body">
      <style:paragraph-properties fo:margin-top="0in" fo:margin-bottom="0.1598in" style:contextual-spacing="false"/>
      <style:text-properties fo:language="zxx" fo:country="none" officeooo:paragraph-rsid="004938e9" style:language-asian="zxx" style:country-asian="none" style:language-complex="zxx" style:country-complex="none"/>
    </style:style>
    <style:style style:name="P88" style:family="paragraph" style:parent-style-name="Text_20_body">
      <style:paragraph-properties fo:margin-top="0in" fo:margin-bottom="0.0402in" style:contextual-spacing="false"/>
      <style:text-properties fo:language="zxx" fo:country="none" officeooo:paragraph-rsid="004ee2e8" style:language-asian="zxx" style:country-asian="none" style:language-complex="zxx" style:country-complex="none"/>
    </style:style>
    <style:style style:name="P89" style:family="paragraph" style:parent-style-name="Text_20_body">
      <style:paragraph-properties fo:margin-top="0in" fo:margin-bottom="0.0402in" style:contextual-spacing="false"/>
      <style:text-properties fo:language="zxx" fo:country="none" officeooo:paragraph-rsid="00508d3e" style:language-asian="zxx" style:country-asian="none" style:language-complex="zxx" style:country-complex="none"/>
    </style:style>
    <style:style style:name="P90" style:family="paragraph" style:parent-style-name="Standard">
      <style:paragraph-properties fo:margin-top="0in" fo:margin-bottom="0.1598in" style:contextual-spacing="false"/>
      <style:text-properties officeooo:paragraph-rsid="005fbcb1"/>
    </style:style>
    <style:style style:name="P91" style:family="paragraph" style:parent-style-name="Standard">
      <style:paragraph-properties fo:margin-top="0in" fo:margin-bottom="0.1598in" style:contextual-spacing="false"/>
      <style:text-properties fo:color="#000000" loext:opacity="100%" style:font-name="Ubuntu1" fo:font-size="11pt" fo:language="zxx" fo:country="none" fo:font-weight="normal" officeooo:rsid="00514690" officeooo:paragraph-rsid="0060d1c0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P92" style:family="paragraph" style:parent-style-name="Text_20_body">
      <style:paragraph-properties fo:margin-top="0in" fo:margin-bottom="0.1598in" style:contextual-spacing="false"/>
      <style:text-properties officeooo:paragraph-rsid="006ddb24"/>
    </style:style>
    <style:style style:name="P93" style:family="paragraph" style:parent-style-name="Text_20_body" style:list-style-name="L1">
      <style:paragraph-properties fo:margin-top="0in" fo:margin-bottom="0.1598in" style:contextual-spacing="false"/>
      <style:text-properties officeooo:paragraph-rsid="002ba219"/>
    </style:style>
    <style:style style:name="P94" style:family="paragraph" style:parent-style-name="Text_20_body" style:list-style-name="L1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5" style:family="paragraph" style:parent-style-name="Text_20_body" style:list-style-name="L2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6" style:family="paragraph" style:parent-style-name="Text_20_body" style:list-style-name="L3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7" style:family="paragraph" style:parent-style-name="Text_20_body" style:list-style-name="L4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8" style:family="paragraph" style:parent-style-name="Text_20_body" style:list-style-name="L5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9" style:family="paragraph" style:parent-style-name="Text_20_body" style:list-style-name="L7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0" style:family="paragraph" style:parent-style-name="Text_20_body" style:list-style-name="L8">
      <style:paragraph-properties fo:margin-top="0in" fo:margin-bottom="0.1598in" style:contextual-spacing="false"/>
      <style:text-properties style:font-name="Ubuntu1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101" style:family="paragraph" style:parent-style-name="Text_20_body" style:list-style-name="L9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2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2bac5b" officeooo:paragraph-rsid="002bac5b" style:font-size-asian="11pt" style:language-asian="zxx" style:country-asian="none" style:font-size-complex="11pt" style:language-complex="zxx" style:country-complex="none"/>
    </style:style>
    <style:style style:name="P103" style:family="paragraph" style:parent-style-name="Text_20_body">
      <style:paragraph-properties fo:margin-top="0in" fo:margin-bottom="0.0402in" style:contextual-spacing="false"/>
      <style:text-properties style:font-name="Ubuntu1" fo:font-size="11pt" fo:language="zxx" fo:country="none" officeooo:rsid="002bac5b" officeooo:paragraph-rsid="004938e9" style:font-size-asian="11pt" style:language-asian="zxx" style:country-asian="none" style:font-size-complex="11pt" style:language-complex="zxx" style:country-complex="none"/>
    </style:style>
    <style:style style:name="P104" style:family="paragraph" style:parent-style-name="Text_20_body" style:list-style-name="L11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5" style:family="paragraph" style:parent-style-name="Text_20_body" style:list-style-name="L12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6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officeooo:rsid="005dbbec" officeooo:paragraph-rsid="005dbbec" style:font-size-asian="11pt" style:language-asian="zxx" style:country-asian="none" style:font-size-complex="11pt" style:language-complex="zxx" style:country-complex="none"/>
    </style:style>
    <style:style style:name="P107" style:family="paragraph" style:parent-style-name="Text_20_body" style:list-style-name="L13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8" style:family="paragraph" style:parent-style-name="Text_20_body" style:list-style-name="L14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09" style:family="paragraph" style:parent-style-name="Text_20_body" style:list-style-name="L15">
      <style:paragraph-properties fo:margin-top="0in" fo:margin-bottom="0.1598in" style:contextual-spacing="false"/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10" style:family="paragraph" style:parent-style-name="Text_20_body" style:list-style-name="L10">
      <style:paragraph-properties fo:margin-top="0in" fo:margin-bottom="0.1598in" style:contextual-spacing="false"/>
      <style:text-properties style:font-name="Ubuntu1" fo:language="zxx" fo:country="none" style:language-asian="zxx" style:country-asian="none" style:language-complex="zxx" style:country-complex="none"/>
    </style:style>
    <style:style style:name="P111" style:family="paragraph" style:parent-style-name="Text_20_body" style:list-style-name="L2">
      <style:paragraph-properties fo:margin-top="0in" fo:margin-bottom="0.1598in" style:contextual-spacing="false"/>
      <style:text-properties officeooo:paragraph-rsid="002ba219"/>
    </style:style>
    <style:style style:name="P112" style:family="paragraph" style:parent-style-name="Text_20_body" style:list-style-name="L3">
      <style:paragraph-properties fo:margin-top="0in" fo:margin-bottom="0.1598in" style:contextual-spacing="false"/>
      <style:text-properties officeooo:paragraph-rsid="002ba219"/>
    </style:style>
    <style:style style:name="P113" style:family="paragraph" style:parent-style-name="Text_20_body" style:list-style-name="L4">
      <style:paragraph-properties fo:margin-top="0in" fo:margin-bottom="0.1598in" style:contextual-spacing="false"/>
      <style:text-properties officeooo:paragraph-rsid="002ba219"/>
    </style:style>
    <style:style style:name="P114" style:family="paragraph" style:parent-style-name="Text_20_body" style:list-style-name="L5">
      <style:paragraph-properties fo:margin-top="0in" fo:margin-bottom="0.1598in" style:contextual-spacing="false"/>
      <style:text-properties officeooo:paragraph-rsid="002ba219"/>
    </style:style>
    <style:style style:name="P115" style:family="paragraph" style:parent-style-name="Text_20_body" style:list-style-name="L6">
      <style:paragraph-properties fo:margin-top="0in" fo:margin-bottom="0.1598in" style:contextual-spacing="false"/>
      <style:text-properties officeooo:paragraph-rsid="002ba219"/>
    </style:style>
    <style:style style:name="P116" style:family="paragraph" style:parent-style-name="Text_20_body" style:list-style-name="L7">
      <style:paragraph-properties fo:margin-top="0in" fo:margin-bottom="0.1598in" style:contextual-spacing="false"/>
      <style:text-properties officeooo:paragraph-rsid="002ba219"/>
    </style:style>
    <style:style style:name="P117" style:family="paragraph" style:parent-style-name="Text_20_body" style:list-style-name="L9">
      <style:paragraph-properties fo:margin-top="0in" fo:margin-bottom="0.1598in" style:contextual-spacing="false"/>
    </style:style>
    <style:style style:name="P118" style:family="paragraph" style:parent-style-name="Text_20_body" style:list-style-name="L9">
      <style:paragraph-properties fo:margin-top="0in" fo:margin-bottom="0.1598in" style:contextual-spacing="false"/>
      <style:text-properties officeooo:paragraph-rsid="00291e57"/>
    </style:style>
    <style:style style:name="P119" style:family="paragraph" style:parent-style-name="Text_20_body" style:list-style-name="L11">
      <style:paragraph-properties fo:margin-top="0in" fo:margin-bottom="0.1598in" style:contextual-spacing="false"/>
    </style:style>
    <style:style style:name="P120" style:family="paragraph" style:parent-style-name="Text_20_body" style:list-style-name="L12">
      <style:paragraph-properties fo:margin-top="0in" fo:margin-bottom="0.1598in" style:contextual-spacing="false"/>
    </style:style>
    <style:style style:name="P121" style:family="paragraph" style:parent-style-name="Text_20_body" style:list-style-name="L13">
      <style:paragraph-properties fo:margin-top="0in" fo:margin-bottom="0.1598in" style:contextual-spacing="false"/>
    </style:style>
    <style:style style:name="P122" style:family="paragraph" style:parent-style-name="Text_20_body" style:list-style-name="L13">
      <style:paragraph-properties fo:margin-top="0in" fo:margin-bottom="0.1598in" style:contextual-spacing="false"/>
      <style:text-properties officeooo:paragraph-rsid="002bac5b"/>
    </style:style>
    <style:style style:name="P123" style:family="paragraph" style:parent-style-name="Text_20_body" style:list-style-name="L14">
      <style:paragraph-properties fo:margin-top="0in" fo:margin-bottom="0.1598in" style:contextual-spacing="false"/>
    </style:style>
    <style:style style:name="P124" style:family="paragraph" style:parent-style-name="Text_20_body" style:list-style-name="L15">
      <style:paragraph-properties fo:margin-top="0in" fo:margin-bottom="0.1598in" style:contextual-spacing="false"/>
    </style:style>
    <style:style style:name="P125" style:family="paragraph" style:parent-style-name="Text_20_body" style:list-style-name="L16">
      <style:paragraph-properties fo:margin-top="0in" fo:margin-bottom="0.1598in" style:contextual-spacing="false"/>
    </style:style>
    <style:style style:name="P126" style:family="paragraph" style:parent-style-name="Text_20_body" style:list-style-name="L17">
      <style:paragraph-properties fo:margin-top="0in" fo:margin-bottom="0.1598in" style:contextual-spacing="false"/>
    </style:style>
    <style:style style:name="P127" style:family="paragraph" style:parent-style-name="Text_20_body" style:list-style-name="L18">
      <style:paragraph-properties fo:margin-top="0in" fo:margin-bottom="0.1598in" style:contextual-spacing="false"/>
      <style:text-properties officeooo:paragraph-rsid="002bac5b"/>
    </style:style>
    <style:style style:name="P128" style:family="paragraph" style:parent-style-name="Text_20_body" style:list-style-name="L19">
      <style:paragraph-properties fo:margin-top="0in" fo:margin-bottom="0.1598in" style:contextual-spacing="false"/>
      <style:text-properties officeooo:paragraph-rsid="002bac5b"/>
    </style:style>
    <style:style style:name="P129" style:family="paragraph" style:parent-style-name="Text_20_body" style:list-style-name="L20">
      <style:paragraph-properties fo:margin-top="0in" fo:margin-bottom="0.1598in" style:contextual-spacing="false"/>
      <style:text-properties officeooo:paragraph-rsid="002bac5b"/>
    </style:style>
    <style:style style:name="P130" style:family="paragraph" style:parent-style-name="Text_20_body" style:list-style-name="L21">
      <style:paragraph-properties fo:margin-top="0in" fo:margin-bottom="0.1598in" style:contextual-spacing="false"/>
      <style:text-properties officeooo:paragraph-rsid="002bac5b"/>
    </style:style>
    <style:style style:name="P131" style:family="paragraph" style:parent-style-name="Text_20_body" style:list-style-name="L22">
      <style:paragraph-properties fo:margin-top="0in" fo:margin-bottom="0.1598in" style:contextual-spacing="false"/>
      <style:text-properties officeooo:paragraph-rsid="002bac5b"/>
    </style:style>
    <style:style style:name="P132" style:family="paragraph" style:parent-style-name="Text_20_body" style:list-style-name="L23">
      <style:paragraph-properties fo:margin-top="0in" fo:margin-bottom="0.1598in" style:contextual-spacing="false"/>
      <style:text-properties officeooo:paragraph-rsid="002bac5b"/>
    </style:style>
    <style:style style:name="P133" style:family="paragraph" style:parent-style-name="Text_20_body" style:list-style-name="L24">
      <style:paragraph-properties fo:margin-top="0in" fo:margin-bottom="0.1598in" style:contextual-spacing="false"/>
      <style:text-properties officeooo:paragraph-rsid="002bac5b"/>
    </style:style>
    <style:style style:name="P134" style:family="paragraph" style:parent-style-name="Text_20_body" style:list-style-name="L25">
      <style:paragraph-properties fo:margin-top="0in" fo:margin-bottom="0.1598in" style:contextual-spacing="false"/>
      <style:text-properties officeooo:paragraph-rsid="002bac5b"/>
    </style:style>
    <style:style style:name="P135" style:family="paragraph" style:parent-style-name="Text_20_body" style:list-style-name="L26">
      <style:paragraph-properties fo:margin-top="0in" fo:margin-bottom="0.1598in" style:contextual-spacing="false"/>
      <style:text-properties officeooo:paragraph-rsid="002bac5b"/>
    </style:style>
    <style:style style:name="P136" style:family="paragraph" style:parent-style-name="Text_20_body" style:list-style-name="L27">
      <style:paragraph-properties fo:margin-top="0in" fo:margin-bottom="0.1598in" style:contextual-spacing="false"/>
      <style:text-properties officeooo:paragraph-rsid="002bac5b"/>
    </style:style>
    <style:style style:name="P137" style:family="paragraph" style:parent-style-name="Text_20_body" style:list-style-name="L28">
      <style:paragraph-properties fo:margin-top="0in" fo:margin-bottom="0.1598in" style:contextual-spacing="false"/>
      <style:text-properties officeooo:paragraph-rsid="002bac5b"/>
    </style:style>
    <style:style style:name="P138" style:family="paragraph" style:parent-style-name="Text_20_body" style:list-style-name="L29">
      <style:paragraph-properties fo:margin-top="0in" fo:margin-bottom="0.1598in" style:contextual-spacing="false"/>
      <style:text-properties officeooo:paragraph-rsid="002bac5b"/>
    </style:style>
    <style:style style:name="P139" style:family="paragraph" style:parent-style-name="Text_20_body" style:list-style-name="L30">
      <style:paragraph-properties fo:margin-top="0in" fo:margin-bottom="0.1598in" style:contextual-spacing="false"/>
      <style:text-properties officeooo:paragraph-rsid="002bac5b"/>
    </style:style>
    <style:style style:name="P140" style:family="paragraph" style:parent-style-name="Text_20_body" style:list-style-name="L31">
      <style:paragraph-properties fo:margin-top="0in" fo:margin-bottom="0.1598in" style:contextual-spacing="false"/>
      <style:text-properties officeooo:paragraph-rsid="002bac5b"/>
    </style:style>
    <style:style style:name="P141" style:family="paragraph" style:parent-style-name="Text_20_body" style:list-style-name="L32">
      <style:paragraph-properties fo:margin-top="0in" fo:margin-bottom="0.1598in" style:contextual-spacing="false"/>
      <style:text-properties officeooo:paragraph-rsid="002bac5b"/>
    </style:style>
    <style:style style:name="P142" style:family="paragraph" style:parent-style-name="Text_20_body" style:list-style-name="L32">
      <style:paragraph-properties fo:margin-top="0in" fo:margin-bottom="0.1598in" style:contextual-spacing="false"/>
      <style:text-properties officeooo:paragraph-rsid="00421b03"/>
    </style:style>
    <style:style style:name="P143" style:family="paragraph" style:parent-style-name="Text_20_body" style:list-style-name="L32">
      <style:paragraph-properties fo:margin-top="0in" fo:margin-bottom="0.1598in" style:contextual-spacing="false"/>
      <style:text-properties fo:language="zxx" fo:country="none" officeooo:paragraph-rsid="002bac5b" style:language-asian="zxx" style:country-asian="none" style:language-complex="zxx" style:country-complex="none"/>
    </style:style>
    <style:style style:name="P144" style:family="paragraph" style:parent-style-name="Text_20_body" style:list-style-name="L33">
      <style:paragraph-properties fo:margin-top="0in" fo:margin-bottom="0.1598in" style:contextual-spacing="false"/>
      <style:text-properties fo:language="zxx" fo:country="none" officeooo:paragraph-rsid="003ff6a3" style:language-asian="zxx" style:country-asian="none" style:language-complex="zxx" style:country-complex="none"/>
    </style:style>
    <style:style style:name="P145" style:family="paragraph" style:parent-style-name="Text_20_body">
      <style:paragraph-properties fo:margin-top="0in" fo:margin-bottom="0.1598in" style:contextual-spacing="false"/>
      <style:text-properties fo:language="zxx" fo:country="none" officeooo:paragraph-rsid="005e4f45" style:language-asian="zxx" style:country-asian="none" style:language-complex="zxx" style:country-complex="none"/>
    </style:style>
    <style:style style:name="P146" style:family="paragraph" style:parent-style-name="Text_20_body" style:list-style-name="L33">
      <style:paragraph-properties fo:margin-top="0in" fo:margin-bottom="0.1598in" style:contextual-spacing="false"/>
      <style:text-properties officeooo:paragraph-rsid="003ff6a3"/>
    </style:style>
    <style:style style:name="P147" style:family="paragraph" style:parent-style-name="Text_20_body" style:list-style-name="L34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8" style:family="paragraph" style:parent-style-name="Text_20_body" style:list-style-name="L34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49" style:family="paragraph" style:parent-style-name="Text_20_body" style:list-style-name="L35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0" style:family="paragraph" style:parent-style-name="Text_20_body" style:list-style-name="L35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1" style:family="paragraph" style:parent-style-name="Text_20_body" style:list-style-name="L36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2" style:family="paragraph" style:parent-style-name="Text_20_body" style:list-style-name="L36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3" style:family="paragraph" style:parent-style-name="Text_20_body" style:list-style-name="L37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4" style:family="paragraph" style:parent-style-name="Text_20_body" style:list-style-name="L37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5" style:family="paragraph" style:parent-style-name="Text_20_body" style:list-style-name="L38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6" style:family="paragraph" style:parent-style-name="Text_20_body" style:list-style-name="L38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7" style:family="paragraph" style:parent-style-name="Text_20_body" style:list-style-name="L39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8" style:family="paragraph" style:parent-style-name="Text_20_body" style:list-style-name="L39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59" style:family="paragraph" style:parent-style-name="Text_20_body" style:list-style-name="L40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0" style:family="paragraph" style:parent-style-name="Text_20_body" style:list-style-name="L40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1" style:family="paragraph" style:parent-style-name="Text_20_body" style:list-style-name="L41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2" style:family="paragraph" style:parent-style-name="Text_20_body" style:list-style-name="L41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3" style:family="paragraph" style:parent-style-name="Text_20_body" style:list-style-name="L42">
      <style:paragraph-properties fo:margin-top="0in" fo:margin-bottom="0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4" style:family="paragraph" style:parent-style-name="Text_20_body" style:list-style-name="L42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165" style:family="paragraph" style:parent-style-name="Text_20_body">
      <style:paragraph-properties fo:margin-top="0in" fo:margin-bottom="0.0598in" style:contextual-spacing="false"/>
      <style:text-properties style:font-name="Ubuntu" fo:language="zxx" fo:country="none" officeooo:rsid="005e4f45" officeooo:paragraph-rsid="005e4f45" style:language-asian="zxx" style:country-asian="none" style:language-complex="zxx" style:country-complex="none"/>
    </style:style>
    <style:style style:name="T1" style:family="text">
      <style:text-properties officeooo:rsid="001d250c"/>
    </style:style>
    <style:style style:name="T2" style:family="text">
      <style:text-properties officeooo:rsid="002ab0df"/>
    </style:style>
    <style:style style:name="T3" style:family="text">
      <style:text-properties officeooo:rsid="00203bc4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officeooo:rsid="004ca4ae" style:font-size-asian="11pt" style:font-size-complex="11pt"/>
    </style:style>
    <style:style style:name="T6" style:family="text">
      <style:text-properties fo:font-size="11pt" officeooo:rsid="00508d3e" style:font-size-asian="11pt" style:font-size-complex="11pt"/>
    </style:style>
    <style:style style:name="T7" style:family="text">
      <style:text-properties fo:font-size="11pt" officeooo:rsid="004d786d" style:font-size-asian="11pt" style:font-size-complex="11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Ubuntu1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10" style:family="text">
      <style:text-properties style:font-name="Ubuntu1" fo:font-size="11pt" fo:language="zxx" fo:country="none" officeooo:rsid="002bac5b" style:font-size-asian="11pt" style:language-asian="zxx" style:country-asian="none" style:font-size-complex="11pt" style:language-complex="zxx" style:country-complex="none"/>
    </style:style>
    <style:style style:name="T11" style:family="text">
      <style:text-properties style:font-name="Ubuntu1" fo:font-size="11pt" fo:language="zxx" fo:country="none" officeooo:rsid="002f1a12" style:font-size-asian="11pt" style:language-asian="zxx" style:country-asian="none" style:font-size-complex="11pt" style:language-complex="zxx" style:country-complex="none"/>
    </style:style>
    <style:style style:name="T12" style:family="text">
      <style:text-properties style:font-name="Ubuntu1" fo:font-size="11pt" fo:language="zxx" fo:country="none" officeooo:rsid="00418d95" style:font-size-asian="11pt" style:language-asian="zxx" style:country-asian="none" style:font-size-complex="11pt" style:language-complex="zxx" style:country-complex="none"/>
    </style:style>
    <style:style style:name="T13" style:family="text">
      <style:text-properties style:font-name="Ubuntu1" fo:font-size="11pt" fo:language="zxx" fo:country="none" officeooo:rsid="00421b03" style:font-size-asian="11pt" style:language-asian="zxx" style:country-asian="none" style:font-size-complex="11pt" style:language-complex="zxx" style:country-complex="none"/>
    </style:style>
    <style:style style:name="T14" style:family="text">
      <style:text-properties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15" style:family="text">
      <style:text-properties style:font-name="Ubuntu1" fo:font-size="11pt" fo:language="zxx" fo:country="none" officeooo:rsid="005dbbec" style:font-size-asian="11pt" style:language-asian="zxx" style:country-asian="none" style:font-size-complex="11pt" style:language-complex="zxx" style:country-complex="none"/>
    </style:style>
    <style:style style:name="T16" style:family="text">
      <style:text-properties style:font-name="Ubuntu1" fo:font-size="11pt" fo:language="zxx" fo:country="none" officeooo:rsid="006ddb24" style:font-size-asian="11pt" style:language-asian="zxx" style:country-asian="none" style:font-size-complex="11pt" style:language-complex="zxx" style:country-complex="none"/>
    </style:style>
    <style:style style:name="T17" style:family="text">
      <style:text-properties style:font-name="Ubuntu1" fo:font-size="11pt" fo:language="zxx" fo:country="none" officeooo:rsid="007011d6" style:font-size-asian="11pt" style:language-asian="zxx" style:country-asian="none" style:font-size-complex="11pt" style:language-complex="zxx" style:country-complex="none"/>
    </style:style>
    <style:style style:name="T18" style:family="text">
      <style:text-properties style:font-name="Ubuntu1" fo:font-size="11pt" fo:language="zxx" fo:country="none" fo:font-weight="normal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19" style:family="text">
      <style:text-properties style:font-name="Ubuntu1" fo:font-size="11pt" fo:language="zxx" fo:country="none" style:text-underline-style="solid" style:text-underline-width="auto" style:text-underline-color="font-color" style:font-size-asian="11pt" style:language-asian="zxx" style:country-asian="none" style:font-size-complex="11pt" style:language-complex="zxx" style:country-complex="none"/>
    </style:style>
    <style:style style:name="T20" style:family="text">
      <style:text-properties style:font-name="Ubuntu1" fo:font-size="11pt" fo:language="zxx" fo:country="none" style:text-underline-style="none" fo:font-weight="normal" officeooo:rsid="002bac5b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21" style:family="text">
      <style:text-properties style:font-name="Ubuntu1" fo:font-size="11pt" fo:language="zxx" fo:country="none" fo:font-weight="bold" officeooo:rsid="0058eff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22" style:family="text">
      <style:text-properties style:font-name="Ubuntu1" fo:font-size="11pt" officeooo:rsid="004ca4ae" style:font-size-asian="11pt" style:font-size-complex="11pt"/>
    </style:style>
    <style:style style:name="T23" style:family="text">
      <style:text-properties style:font-name="Ubuntu1" fo:font-size="11pt" officeooo:rsid="00514690" style:font-size-asian="11pt" style:font-size-complex="11pt"/>
    </style:style>
    <style:style style:name="T24" style:family="text">
      <style:text-properties style:font-name="Ubuntu1" fo:font-size="11pt" officeooo:rsid="004d786d" style:font-size-asian="11pt" style:font-size-complex="11pt"/>
    </style:style>
    <style:style style:name="T25" style:family="text">
      <style:text-properties style:font-name="Ubuntu1" fo:font-size="11pt" officeooo:rsid="002f1a12" style:font-size-asian="11pt" style:font-size-complex="11pt"/>
    </style:style>
    <style:style style:name="T26" style:family="text">
      <style:text-properties style:font-name="Ubuntu1" fo:font-size="11pt" officeooo:rsid="00421b03" style:font-size-asian="11pt" style:font-size-complex="11pt"/>
    </style:style>
    <style:style style:name="T27" style:family="text">
      <style:text-properties style:font-name="Ubuntu1" fo:font-size="11pt" officeooo:rsid="00369efe" style:font-size-asian="11pt" style:font-size-complex="11pt"/>
    </style:style>
    <style:style style:name="T28" style:family="text">
      <style:text-properties style:font-name="Ubuntu1" fo:font-size="11pt" officeooo:rsid="004ee2e8" style:font-size-asian="11pt" style:font-size-complex="11pt"/>
    </style:style>
    <style:style style:name="T29" style:family="text">
      <style:text-properties style:font-name="Ubuntu1" fo:font-size="11pt" officeooo:rsid="00508d3e" style:font-size-asian="11pt" style:font-size-complex="11pt"/>
    </style:style>
    <style:style style:name="T30" style:family="text">
      <style:text-properties style:font-name="Ubuntu1" fo:font-size="11pt" officeooo:rsid="00568998" style:font-size-asian="11pt" style:font-size-complex="11pt"/>
    </style:style>
    <style:style style:name="T31" style:family="text">
      <style:text-properties style:font-name="Ubuntu1" fo:font-size="11pt" officeooo:rsid="005e9e21" style:font-size-asian="11pt" style:font-size-complex="11pt"/>
    </style:style>
    <style:style style:name="T32" style:family="text">
      <style:text-properties style:font-name="Ubuntu1" fo:font-size="11pt" style:text-underline-style="solid" style:text-underline-width="auto" style:text-underline-color="font-color" officeooo:rsid="001e5673" style:font-size-asian="11pt" style:font-size-complex="11pt"/>
    </style:style>
    <style:style style:name="T33" style:family="text">
      <style:text-properties style:font-name="Ubuntu1" fo:font-size="11pt" style:text-underline-style="solid" style:text-underline-width="auto" style:text-underline-color="font-color" fo:font-weight="bold" officeooo:rsid="001e5673" style:font-name-asian="Noto Serif CJK SC" style:font-size-asian="11pt" style:font-weight-asian="bold" style:font-name-complex="Noto Sans Devanagari1" style:font-size-complex="11pt" style:font-weight-complex="bold"/>
    </style:style>
    <style:style style:name="T34" style:family="text">
      <style:text-properties style:font-name="Ubuntu1" fo:font-size="11pt" style:text-underline-style="solid" style:text-underline-width="auto" style:text-underline-color="font-color" fo:font-weight="bold" officeooo:rsid="001e5673" style:font-size-asian="11pt" style:font-weight-asian="bold" style:font-size-complex="11pt" style:font-weight-complex="bold"/>
    </style:style>
    <style:style style:name="T35" style:family="text">
      <style:text-properties style:font-name="Ubuntu1" fo:font-size="11pt" style:text-underline-style="solid" style:text-underline-width="auto" style:text-underline-color="font-color" fo:font-weight="bold" officeooo:rsid="004938e9" style:font-size-asian="11pt" style:font-weight-asian="bold" style:font-size-complex="11pt" style:font-weight-complex="bold"/>
    </style:style>
    <style:style style:name="T36" style:family="text">
      <style:text-properties style:font-name="Ubuntu1" fo:font-size="11pt" style:text-underline-style="solid" style:text-underline-width="auto" style:text-underline-color="font-color" fo:font-weight="normal" officeooo:rsid="00299530" style:font-size-asian="11pt" style:font-weight-asian="normal" style:font-size-complex="11pt" style:font-weight-complex="normal"/>
    </style:style>
    <style:style style:name="T37" style:family="text">
      <style:text-properties style:font-name="Ubuntu1" fo:font-size="11pt" fo:font-weight="normal" officeooo:rsid="00568998" style:font-size-asian="11pt" style:font-weight-asian="normal" style:font-size-complex="11pt" style:font-weight-complex="normal"/>
    </style:style>
    <style:style style:name="T38" style:family="text">
      <style:text-properties style:font-name="Ubuntu1" fo:font-size="11pt" fo:font-weight="bold" officeooo:rsid="00568998" style:font-size-asian="11pt" style:font-weight-asian="bold" style:font-size-complex="11pt" style:font-weight-complex="bold"/>
    </style:style>
    <style:style style:name="T39" style:family="text">
      <style:text-properties style:font-name="Ubuntu1" fo:language="zxx" fo:country="none" officeooo:rsid="001d9326" style:language-asian="zxx" style:country-asian="none" style:language-complex="zxx" style:country-complex="none"/>
    </style:style>
    <style:style style:name="T40" style:family="text">
      <style:text-properties style:font-name="Ubuntu1" fo:language="zxx" fo:country="none" style:text-underline-style="solid" style:text-underline-width="auto" style:text-underline-color="font-color" officeooo:rsid="001d9326" style:language-asian="zxx" style:country-asian="none" style:language-complex="zxx" style:country-complex="none"/>
    </style:style>
    <style:style style:name="T41" style:family="text">
      <style:text-properties officeooo:rsid="002bac5b"/>
    </style:style>
    <style:style style:name="T42" style:family="text">
      <style:text-properties officeooo:rsid="003e2b14"/>
    </style:style>
    <style:style style:name="T43" style:family="text">
      <style:text-properties style:font-name="Ubuntu"/>
    </style:style>
    <style:style style:name="T44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45" style:family="text">
      <style:text-properties style:font-name="Ubuntu" fo:font-size="11pt" fo:language="zxx" fo:country="none" officeooo:rsid="00369efe" style:font-size-asian="11pt" style:language-asian="zxx" style:country-asian="none" style:font-size-complex="11pt" style:language-complex="zxx" style:country-complex="none"/>
    </style:style>
    <style:style style:name="T46" style:family="text">
      <style:text-properties style:font-name="Ubuntu" fo:font-size="11pt" fo:language="zxx" fo:country="none" officeooo:rsid="003c4d7e" style:font-size-asian="11pt" style:language-asian="zxx" style:country-asian="none" style:font-size-complex="11pt" style:language-complex="zxx" style:country-complex="none"/>
    </style:style>
    <style:style style:name="T47" style:family="text">
      <style:text-properties style:font-name="Ubuntu" fo:font-size="11pt" fo:language="zxx" fo:country="none" fo:font-weight="normal" officeooo:rsid="003c4d7e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8" style:family="text">
      <style:text-properties style:font-name="Ubuntu" fo:font-size="11pt" fo:language="zxx" fo:country="none" fo:font-weight="normal" officeooo:rsid="003ff6a3" style:font-size-asian="11pt" style:language-asian="zxx" style:country-asian="none" style:font-weight-asian="normal" style:font-size-complex="11pt" style:language-complex="zxx" style:country-complex="none" style:font-weight-complex="normal"/>
    </style:style>
    <style:style style:name="T49" style:family="text">
      <style:text-properties style:font-name="Ubuntu" fo:font-size="11pt" officeooo:rsid="00514690" style:font-size-asian="11pt" style:font-size-complex="11pt"/>
    </style:style>
    <style:style style:name="T50" style:family="text">
      <style:text-properties style:font-name="Ubuntu" fo:font-size="11pt" officeooo:rsid="003c4d7e" style:font-size-asian="11pt" style:font-size-complex="11pt"/>
    </style:style>
    <style:style style:name="T51" style:family="text">
      <style:text-properties style:font-name="Ubuntu" fo:font-size="11pt" officeooo:rsid="004938e9" style:font-size-asian="11pt" style:font-size-complex="11pt"/>
    </style:style>
    <style:style style:name="T52" style:family="text">
      <style:text-properties style:font-name="Ubuntu" fo:language="zxx" fo:country="none" style:language-asian="zxx" style:country-asian="none" style:language-complex="zxx" style:country-complex="none"/>
    </style:style>
    <style:style style:name="T53" style:family="text">
      <style:text-properties style:font-name="Ubuntu" fo:language="zxx" fo:country="none" officeooo:rsid="003e2b14" style:language-asian="zxx" style:country-asian="none" style:language-complex="zxx" style:country-complex="none"/>
    </style:style>
    <style:style style:name="T54" style:family="text">
      <style:text-properties style:font-name="Ubuntu" fo:language="zxx" fo:country="none" officeooo:rsid="003e6785" style:language-asian="zxx" style:country-asian="none" style:language-complex="zxx" style:country-complex="none"/>
    </style:style>
    <style:style style:name="T55" style:family="text">
      <style:text-properties style:font-name="Ubuntu" fo:language="zxx" fo:country="none" officeooo:rsid="00440da6" style:language-asian="zxx" style:country-asian="none" style:language-complex="zxx" style:country-complex="none"/>
    </style:style>
    <style:style style:name="T56" style:family="text">
      <style:text-properties style:font-name="Ubuntu" fo:language="zxx" fo:country="none" officeooo:rsid="0045dcf7" style:language-asian="zxx" style:country-asian="none" style:language-complex="zxx" style:country-complex="none"/>
    </style:style>
    <style:style style:name="T57" style:family="text">
      <style:text-properties officeooo:rsid="003ff6a3"/>
    </style:style>
    <style:style style:name="T58" style:family="text">
      <style:text-properties officeooo:rsid="004b0729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fo:color="#c9211e" loext:opacity="100%"/>
    </style:style>
    <style:style style:name="T61" style:family="text">
      <style:text-properties fo:color="#c9211e" loext:opacity="100%" fo:font-weight="bold" style:font-weight-asian="bold" style:font-weight-complex="bold"/>
    </style:style>
    <style:style style:name="T62" style:family="text">
      <style:text-properties fo:color="#c9211e" loext:opacity="100%" fo:font-weight="bold" officeooo:rsid="004d786d" style:font-weight-asian="bold" style:font-weight-complex="bold"/>
    </style:style>
    <style:style style:name="T63" style:family="text">
      <style:text-properties fo:color="#c9211e" loext:opacity="100%" fo:font-weight="bold" officeooo:rsid="004ee2e8" style:font-weight-asian="bold" style:font-weight-complex="bold"/>
    </style:style>
    <style:style style:name="T64" style:family="text">
      <style:text-properties fo:color="#c9211e" loext:opacity="100%" fo:font-weight="bold" officeooo:rsid="00514690" style:font-weight-asian="bold" style:font-weight-complex="bold"/>
    </style:style>
    <style:style style:name="T65" style:family="text">
      <style:text-properties fo:color="#c9211e" loext:opacity="100%" officeooo:rsid="004ee2e8"/>
    </style:style>
    <style:style style:name="T66" style:family="text">
      <style:text-properties fo:color="#c9211e" loext:opacity="100%" style:font-name="Ubuntu1" fo:font-size="11pt" fo:language="zxx" fo:country="none" officeooo:rsid="00568998" style:font-size-asian="11pt" style:language-asian="zxx" style:country-asian="none" style:font-size-complex="11pt" style:language-complex="zxx" style:country-complex="none"/>
    </style:style>
    <style:style style:name="T67" style:family="text">
      <style:text-properties fo:color="#c9211e" loext:opacity="100%" style:font-name="Ubuntu1" fo:font-size="11pt" officeooo:rsid="00508d3e" style:font-size-asian="11pt" style:font-size-complex="11pt"/>
    </style:style>
    <style:style style:name="T68" style:family="text">
      <style:text-properties fo:color="#c9211e" loext:opacity="100%" style:font-name="Ubuntu1" fo:font-size="11pt" officeooo:rsid="0052ea02" style:font-size-asian="11pt" style:font-size-complex="11pt"/>
    </style:style>
    <style:style style:name="T69" style:family="text">
      <style:text-properties fo:color="#c9211e" loext:opacity="100%" style:font-name="Ubuntu1" fo:font-size="11pt" officeooo:rsid="004ca4ae" style:font-size-asian="11pt" style:font-size-complex="11pt"/>
    </style:style>
    <style:style style:name="T70" style:family="text">
      <style:text-properties fo:color="#c9211e" loext:opacity="100%" style:font-name="Ubuntu1" fo:font-size="11pt" officeooo:rsid="004ee2e8" style:font-size-asian="11pt" style:font-size-complex="11pt"/>
    </style:style>
    <style:style style:name="T71" style:family="text">
      <style:text-properties fo:color="#c9211e" loext:opacity="100%" style:font-name="Ubuntu1" fo:font-size="11pt" officeooo:rsid="00568998" style:font-size-asian="11pt" style:font-size-complex="11pt"/>
    </style:style>
    <style:style style:name="T72" style:family="text">
      <style:text-properties fo:color="#c9211e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73" style:family="text">
      <style:text-properties fo:color="#c9211e" loext:opacity="100%" style:font-name="Ubuntu1" fo:font-size="11pt" fo:font-weight="normal" officeooo:rsid="0052ea02" style:font-size-asian="11pt" style:font-weight-asian="normal" style:font-size-complex="11pt" style:font-weight-complex="normal"/>
    </style:style>
    <style:style style:name="T74" style:family="text">
      <style:text-properties fo:color="#c9211e" loext:opacity="100%" style:font-name="Ubuntu1" fo:font-size="11pt" fo:font-weight="normal" officeooo:rsid="004ee2e8" style:font-size-asian="11pt" style:font-weight-asian="normal" style:font-size-complex="11pt" style:font-weight-complex="normal"/>
    </style:style>
    <style:style style:name="T75" style:family="text">
      <style:text-properties fo:color="#c9211e" loext:opacity="100%" style:font-name="Ubuntu1" fo:font-size="11pt" fo:font-weight="normal" officeooo:rsid="00508d3e" style:font-size-asian="11pt" style:font-weight-asian="normal" style:font-size-complex="11pt" style:font-weight-complex="normal"/>
    </style:style>
    <style:style style:name="T76" style:family="text">
      <style:text-properties fo:color="#c9211e" loext:opacity="100%" style:font-name="Ubuntu1" fo:font-size="11pt" fo:font-weight="bold" officeooo:rsid="004ee2e8" style:font-size-asian="11pt" style:font-weight-asian="bold" style:font-size-complex="11pt" style:font-weight-complex="bold"/>
    </style:style>
    <style:style style:name="T77" style:family="text">
      <style:text-properties fo:color="#c9211e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78" style:family="text">
      <style:text-properties fo:color="#c9211e" loext:opacity="100%" style:font-name="Ubuntu1" fo:font-size="11pt" fo:font-weight="bold" officeooo:rsid="00568998" style:font-size-asian="11pt" style:font-weight-asian="bold" style:font-size-complex="11pt" style:font-weight-complex="bold"/>
    </style:style>
    <style:style style:name="T79" style:family="text">
      <style:text-properties fo:color="#c9211e" loext:opacity="100%" officeooo:rsid="00514690"/>
    </style:style>
    <style:style style:name="T80" style:family="text">
      <style:text-properties fo:color="#c9211e" loext:opacity="100%" style:font-name="Ubuntu"/>
    </style:style>
    <style:style style:name="T81" style:family="text">
      <style:text-properties fo:color="#c9211e" loext:opacity="100%" style:font-name="Ubuntu" officeooo:rsid="00508d3e"/>
    </style:style>
    <style:style style:name="T82" style:family="text">
      <style:text-properties fo:color="#c9211e" loext:opacity="100%" style:font-name="Ubuntu" fo:font-size="11pt" officeooo:rsid="00514690" style:font-size-asian="11pt" style:font-size-complex="11pt"/>
    </style:style>
    <style:style style:name="T83" style:family="text">
      <style:text-properties fo:color="#c9211e" loext:opacity="100%" style:font-name="Ubuntu" fo:font-size="11pt" officeooo:rsid="0052ea02" style:font-size-asian="11pt" style:font-size-complex="11pt"/>
    </style:style>
    <style:style style:name="T84" style:family="text">
      <style:text-properties fo:color="#c9211e" loext:opacity="100%" officeooo:rsid="004ca4ae"/>
    </style:style>
    <style:style style:name="T85" style:family="text">
      <style:text-properties fo:color="#c9211e" loext:opacity="100%" officeooo:rsid="00508d3e"/>
    </style:style>
    <style:style style:name="T86" style:family="text">
      <style:text-properties fo:color="#c9211e" loext:opacity="100%" fo:font-size="11pt" fo:font-weight="normal" officeooo:rsid="004ee2e8" style:font-size-asian="11pt" style:font-weight-asian="normal" style:font-size-complex="11pt" style:font-weight-complex="normal"/>
    </style:style>
    <style:style style:name="T87" style:family="text">
      <style:text-properties fo:color="#c9211e" loext:opacity="100%" fo:font-size="11pt" fo:font-weight="normal" officeooo:rsid="00508d3e" style:font-size-asian="11pt" style:font-weight-asian="normal" style:font-size-complex="11pt" style:font-weight-complex="normal"/>
    </style:style>
    <style:style style:name="T88" style:family="text">
      <style:text-properties fo:color="#c9211e" loext:opacity="100%" fo:font-size="11pt" officeooo:rsid="00508d3e" style:font-size-asian="11pt" style:font-size-complex="11pt"/>
    </style:style>
    <style:style style:name="T89" style:family="text">
      <style:text-properties officeooo:rsid="004d786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officeooo:rsid="004d786d" style:font-weight-asian="bold" style:font-weight-complex="bold"/>
    </style:style>
    <style:style style:name="T92" style:family="text">
      <style:text-properties fo:font-weight="bold" officeooo:rsid="0058effe" style:font-weight-asian="bold" style:font-weight-complex="bold"/>
    </style:style>
    <style:style style:name="T93" style:family="text">
      <style:text-properties fo:font-weight="bold" officeooo:rsid="0062e969" style:font-weight-asian="bold" style:font-weight-complex="bold"/>
    </style:style>
    <style:style style:name="T94" style:family="text">
      <style:text-properties fo:font-weight="bold" officeooo:rsid="0064c5c7" style:font-weight-asian="bold" style:font-weight-complex="bold"/>
    </style:style>
    <style:style style:name="T95" style:family="text">
      <style:text-properties fo:font-weight="bold" officeooo:rsid="0066b908" style:font-weight-asian="bold" style:font-weight-complex="bold"/>
    </style:style>
    <style:style style:name="T96" style:family="text">
      <style:text-properties officeooo:rsid="004ee2e8"/>
    </style:style>
    <style:style style:name="T97" style:family="text">
      <style:text-properties fo:color="#000000" loext:opacity="100%" fo:font-weight="bold" officeooo:rsid="004d786d" style:font-weight-asian="bold" style:font-weight-complex="bold"/>
    </style:style>
    <style:style style:name="T98" style:family="text">
      <style:text-properties fo:color="#000000" loext:opacity="100%" fo:font-weight="bold" officeooo:rsid="004ee2e8" style:font-weight-asian="bold" style:font-weight-complex="bold"/>
    </style:style>
    <style:style style:name="T99" style:family="text">
      <style:text-properties fo:color="#000000" loext:opacity="100%" fo:font-weight="bold" officeooo:rsid="00508d3e" style:font-weight-asian="bold" style:font-weight-complex="bold"/>
    </style:style>
    <style:style style:name="T100" style:family="text">
      <style:text-properties fo:color="#000000" loext:opacity="100%" fo:font-weight="bold" officeooo:rsid="00514690" style:font-weight-asian="bold" style:font-weight-complex="bold"/>
    </style:style>
    <style:style style:name="T101" style:family="text">
      <style:text-properties fo:color="#000000" loext:opacity="100%" style:font-name="Ubuntu1" fo:font-size="11pt" fo:font-weight="normal" officeooo:rsid="004ca4ae" style:font-size-asian="11pt" style:font-weight-asian="normal" style:font-size-complex="11pt" style:font-weight-complex="normal"/>
    </style:style>
    <style:style style:name="T102" style:family="text">
      <style:text-properties fo:color="#000000" loext:opacity="100%" style:font-name="Ubuntu1" fo:font-size="11pt" fo:font-weight="normal" officeooo:rsid="00514690" style:font-size-asian="11pt" style:font-weight-asian="normal" style:font-size-complex="11pt" style:font-weight-complex="normal"/>
    </style:style>
    <style:style style:name="T103" style:family="text">
      <style:text-properties fo:color="#000000" loext:opacity="100%" style:font-name="Ubuntu1" fo:font-size="11pt" fo:font-weight="bold" officeooo:rsid="00514690" style:font-size-asian="11pt" style:font-weight-asian="bold" style:font-size-complex="11pt" style:font-weight-complex="bold"/>
    </style:style>
    <style:style style:name="T104" style:family="text">
      <style:text-properties fo:color="#000000" loext:opacity="100%" style:font-name="Ubuntu" fo:font-size="11pt" fo:font-weight="normal" officeooo:rsid="004ca4ae" style:font-size-asian="11pt" style:font-weight-asian="normal" style:font-size-complex="11pt" style:font-weight-complex="normal"/>
    </style:style>
    <style:style style:name="T105" style:family="text">
      <style:text-properties fo:color="#000000" loext:opacity="100%" style:font-name="Ubuntu" fo:font-size="11pt" fo:font-weight="normal" officeooo:rsid="00514690" style:font-size-asian="11pt" style:font-weight-asian="normal" style:font-size-complex="11pt" style:font-weight-complex="normal"/>
    </style:style>
    <style:style style:name="T106" style:family="text">
      <style:text-properties fo:color="#000000" loext:opacity="100%" style:font-name="Ubuntu" fo:font-size="11pt" officeooo:rsid="0052ea02" style:font-size-asian="11pt" style:font-size-complex="11pt"/>
    </style:style>
    <style:style style:name="T107" style:family="text">
      <style:text-properties fo:color="#000000" loext:opacity="100%" officeooo:rsid="00514690"/>
    </style:style>
    <style:style style:name="T108" style:family="text">
      <style:text-properties fo:color="#000000" loext:opacity="100%" officeooo:rsid="005bc957"/>
    </style:style>
    <style:style style:name="T109" style:family="text">
      <style:text-properties officeooo:rsid="00508d3e"/>
    </style:style>
    <style:style style:name="T110" style:family="text">
      <style:text-properties officeooo:rsid="00514690"/>
    </style:style>
    <style:style style:name="T111" style:family="text">
      <style:text-properties fo:font-variant="normal" fo:text-transform="none" fo:color="#1f1f1f" loext:opacity="100%" style:font-name="Ubuntu" fo:letter-spacing="normal"/>
    </style:style>
    <style:style style:name="T112" style:family="text">
      <style:text-properties fo:font-variant="normal" fo:text-transform="none" fo:color="#737373" loext:opacity="100%" style:font-name="Helvetica Neue" fo:font-size="10.5pt" fo:letter-spacing="normal" fo:font-style="italic" fo:font-weight="normal"/>
    </style:style>
    <style:style style:name="T113" style:family="text">
      <style:text-properties fo:font-variant="normal" fo:text-transform="none" fo:color="#737373" loext:opacity="100%" style:font-name="Helvetica Neue" fo:font-size="10.5pt" fo:letter-spacing="normal" fo:font-style="italic" fo:font-weight="normal" officeooo:rsid="006ddb24"/>
    </style:style>
    <style:style style:name="T114" style:family="text">
      <style:text-properties style:text-underline-style="solid" style:text-underline-width="auto" style:text-underline-color="font-color" fo:font-weight="bold" officeooo:rsid="001e5673" style:font-weight-asian="bold" style:font-weight-complex="bold"/>
    </style:style>
    <style:style style:name="T115" style:family="text">
      <style:text-properties style:text-underline-style="solid" style:text-underline-width="auto" style:text-underline-color="font-color" fo:font-weight="bold" officeooo:rsid="0056c87e" style:font-weight-asian="bold" style:font-weight-complex="bold"/>
    </style:style>
    <style:style style:name="T116" style:family="text">
      <style:text-properties style:text-underline-style="solid" style:text-underline-width="auto" style:text-underline-color="font-color" fo:font-weight="bold" officeooo:rsid="00688da6" style:font-weight-asian="bold" style:font-weight-complex="bold"/>
    </style:style>
    <style:style style:name="T117" style:family="text">
      <style:text-properties officeooo:rsid="004938e9"/>
    </style:style>
    <style:style style:name="T118" style:family="text">
      <style:text-properties officeooo:rsid="0056c87e"/>
    </style:style>
    <style:style style:name="T119" style:family="text">
      <style:text-properties officeooo:rsid="0057f5cc"/>
    </style:style>
    <style:style style:name="T120" style:family="text">
      <style:text-properties officeooo:rsid="0058effe"/>
    </style:style>
    <style:style style:name="T121" style:family="text">
      <style:text-properties officeooo:rsid="004ca4ae"/>
    </style:style>
    <style:style style:name="T122" style:family="text">
      <style:text-properties officeooo:rsid="005b9106"/>
    </style:style>
    <style:style style:name="T123" style:family="text">
      <style:text-properties officeooo:rsid="005bc957"/>
    </style:style>
    <style:style style:name="T124" style:family="text">
      <style:text-properties officeooo:rsid="005dbbec"/>
    </style:style>
    <style:style style:name="T125" style:family="text">
      <style:text-properties officeooo:rsid="005e9e21"/>
    </style:style>
    <style:style style:name="T126" style:family="text">
      <style:text-properties officeooo:rsid="0060d1c0"/>
    </style:style>
    <style:style style:name="T127" style:family="text">
      <style:text-properties officeooo:rsid="0062e969"/>
    </style:style>
    <style:style style:name="T128" style:family="text">
      <style:text-properties officeooo:rsid="0064c5c7"/>
    </style:style>
    <style:style style:name="T129" style:family="text">
      <style:text-properties officeooo:rsid="0066b908"/>
    </style:style>
    <style:style style:name="T130" style:family="text">
      <style:text-properties officeooo:rsid="00693d7f"/>
    </style:style>
    <style:style style:name="T131" style:family="text">
      <style:text-properties officeooo:rsid="006a9c73"/>
    </style:style>
    <style:style style:name="T132" style:family="text">
      <style:text-properties officeooo:rsid="006b32af"/>
    </style:style>
    <style:style style:name="T133" style:family="text">
      <style:text-properties fo:color="#737373" loext:opacity="100%" style:font-name="Helvetica Neue" fo:font-size="10.5pt" fo:letter-spacing="normal" fo:font-style="italic" fo:font-weight="normal"/>
    </style:style>
    <style:style style:name="T134" style:family="text">
      <style:text-properties fo:color="#737373" loext:opacity="100%" style:font-name="Helvetica Neue" fo:font-size="10.5pt" fo:letter-spacing="normal" fo:font-style="italic" fo:font-weight="normal" officeooo:rsid="006ddb24"/>
    </style:style>
    <style:style style:name="T135" style:family="text">
      <style:text-properties fo:text-transform="uppercase" fo:color="#737373" loext:opacity="100%" style:font-name="Helvetica Neue" fo:font-size="10.5pt" fo:letter-spacing="normal" fo:font-style="italic" fo:font-weight="normal" officeooo:rsid="006ddb24"/>
    </style:style>
    <style:style style:name="T136" style:family="text">
      <style:text-properties fo:color="#777777" loext:opacity="100%" style:font-name="Open Sans" fo:font-size="14pt" fo:letter-spacing="normal" fo:font-style="italic" fo:font-weight="normal"/>
    </style:style>
    <style:style style:name="T137" style:family="text">
      <style:text-properties officeooo:rsid="007011d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6" text:outline-level="3"/>
      <text:h text:style-name="P56" text:outline-level="3">Section 1: Beginner Course</text:h>
      <text:p text:style-name="P47"/>
      <text:h text:style-name="P41" text:outline-level="4">Lesson 1 – Greetings</text:h>
      <text:h text:style-name="P42" text:outline-level="4">Greetings and Basic Expressions</text:h>
      <text:list text:style-name="L1">
        <text:list-item>
          <text:p text:style-name="P93"><text:span text:style-name="Strong_20_Emphasis"><text:span text:style-name="T9">Bonjour</text:span></text:span><text:span text:style-name="T9"> - Hello (Good morning / Good afternoon)</text:span></text:p>
          <text:list>
            <text:list-item>
              <text:p text:style-name="P94">[bon-<text:span text:style-name="T3">xġu</text:span>]</text:p>
            </text:list-item>
          </text:list>
        </text:list-item>
        <text:list-item>
          <text:p text:style-name="P93"><text:span text:style-name="Strong_20_Emphasis"><text:span text:style-name="T9">Bonsoir</text:span></text:span><text:span text:style-name="T9"> - Good evening</text:span></text:p>
          <text:list>
            <text:list-item>
              <text:p text:style-name="P94">[bon swa]</text:p>
            </text:list-item>
          </text:list>
        </text:list-item>
        <text:list-item>
          <text:p text:style-name="P93"><text:span text:style-name="Strong_20_Emphasis"><text:span text:style-name="T9">Bonne nuit</text:span></text:span><text:span text:style-name="T9"> - Goodnight</text:span></text:p>
          <text:list>
            <text:list-item>
              <text:p text:style-name="P94">[bonn wi]</text:p>
            </text:list-item>
          </text:list>
        </text:list-item>
        <text:list-item>
          <text:p text:style-name="P93"><text:span text:style-name="Strong_20_Emphasis"><text:span text:style-name="T9">Soir</text:span></text:span><text:span text:style-name="T9"> - Evening</text:span></text:p>
          <text:list>
            <text:list-item>
              <text:p text:style-name="P94">[swa]</text:p>
            </text:list-item>
          </text:list>
        </text:list-item>
      </text:list>
      <text:h text:style-name="P5" text:outline-level="4"/>
      <text:h text:style-name="P42" text:outline-level="4">Introductions</text:h>
      <text:list text:style-name="L2">
        <text:list-item>
          <text:p text:style-name="P111"><text:span text:style-name="Strong_20_Emphasis"><text:span text:style-name="T9">Je m’appelle Christophe.</text:span></text:span><text:span text:style-name="T9"> - I call myself Christopher.</text:span></text:p>
          <text:list>
            <text:list-item>
              <text:p text:style-name="P95">[<text:span text:style-name="T3">xġ</text:span> mah-pel Kristof]</text:p>
            </text:list-item>
          </text:list>
        </text:list-item>
        <text:list-item>
          <text:p text:style-name="P111"><text:span text:style-name="Strong_20_Emphasis"><text:span text:style-name="T9">Comment t’appelles-tu?</text:span></text:span><text:span text:style-name="T9"> - How do you call yourself?</text:span></text:p>
          <text:list>
            <text:list-item>
              <text:p text:style-name="P95">[Kom-mon tah-pel too?]</text:p>
            </text:list-item>
          </text:list>
        </text:list-item>
        <text:list-item>
          <text:p text:style-name="P111"><text:span text:style-name="Strong_20_Emphasis"><text:span text:style-name="T9">Enchanté</text:span></text:span><text:span text:style-name="T9"> (if male) / </text:span><text:span text:style-name="Strong_20_Emphasis"><text:span text:style-name="T9">Enchantée</text:span></text:span><text:span text:style-name="T9"> (if female) - Delighted / Nice to meet you</text:span></text:p>
          <text:list>
            <text:list-item>
              <text:p text:style-name="P95">[on-shan-t<text:span text:style-name="T3">e</text:span>]</text:p>
            </text:list-item>
          </text:list>
        </text:list-item>
      </text:list>
      <text:h text:style-name="P42" text:outline-level="4"/>
      <text:h text:style-name="P42" text:outline-level="4">Conversations</text:h>
      <text:list text:style-name="L3">
        <text:list-item>
          <text:p text:style-name="P112"><text:span text:style-name="Strong_20_Emphasis"><text:span text:style-name="T9">Comment vas-tu?</text:span></text:span><text:span text:style-name="T9"> - How are you?</text:span></text:p>
          <text:list>
            <text:list-item>
              <text:p text:style-name="P96">[kom-mo va too?]</text:p>
            </text:list-item>
          </text:list>
        </text:list-item>
        <text:list-item>
          <text:p text:style-name="P112"><text:span text:style-name="Strong_20_Emphasis"><text:span text:style-name="T9">Je vais très bien.</text:span></text:span><text:span text:style-name="T9"> - I am very well.</text:span></text:p>
          <text:list>
            <text:list-item>
              <text:p text:style-name="P96">[ <text:span text:style-name="T3">xġ</text:span> v<text:span text:style-name="T1">ee</text:span> tr<text:span text:style-name="T124">e</text:span> b<text:span text:style-name="T124">j</text:span>a ]</text:p>
            </text:list-item>
          </text:list>
        </text:list-item>
        <text:list-item>
          <text:p text:style-name="P112"><text:span text:style-name="Strong_20_Emphasis"><text:span text:style-name="T9">Et toi?</text:span></text:span><text:span text:style-name="T9"> - And you?</text:span></text:p>
          <text:list>
            <text:list-item>
              <text:p text:style-name="P96">[<text:span text:style-name="T3">e</text:span> twa?]</text:p>
              <text:p text:style-name="P96"/>
            </text:list-item>
          </text:list>
        </text:list-item>
      </text:list>
      <text:h text:style-name="P42" text:outline-level="4"><text:soft-page-break/>Common Verbs</text:h>
      <text:list text:style-name="L4">
        <text:list-item>
          <text:p text:style-name="P113"><text:span text:style-name="Strong_20_Emphasis"><text:span text:style-name="T9">Vas</text:span></text:span><text:span text:style-name="T9"> - Go</text:span></text:p>
          <text:list>
            <text:list-item>
              <text:p text:style-name="P97">[va]</text:p>
            </text:list-item>
          </text:list>
        </text:list-item>
      </text:list>
      <text:h text:style-name="P5" text:outline-level="4"/>
      <text:h text:style-name="P42" text:outline-level="4">Farewells</text:h>
      <text:list text:style-name="L5">
        <text:list-item>
          <text:p text:style-name="P114"><text:span text:style-name="Strong_20_Emphasis"><text:span text:style-name="T9">Au revoir</text:span></text:span><text:span text:style-name="T9"> - Goodbye</text:span></text:p>
          <text:list>
            <text:list-item>
              <text:p text:style-name="P98">[o re-vwar]</text:p>
            </text:list-item>
          </text:list>
        </text:list-item>
        <text:list-item>
          <text:p text:style-name="P114"><text:span text:style-name="Strong_20_Emphasis"><text:span text:style-name="T9">À bientôt</text:span></text:span><text:span text:style-name="T9"> - See you soon</text:span></text:p>
          <text:list>
            <text:list-item>
              <text:p text:style-name="P98">[a b<text:span text:style-name="T124">j</text:span>a-to]</text:p>
            </text:list-item>
          </text:list>
        </text:list-item>
        <text:list-item>
          <text:p text:style-name="P114"><text:span text:style-name="Strong_20_Emphasis"><text:span text:style-name="T9">Tôt</text:span></text:span><text:span text:style-name="T9"> - Early</text:span></text:p>
          <text:list>
            <text:list-item>
              <text:p text:style-name="P98">[to]</text:p>
            </text:list-item>
          </text:list>
        </text:list-item>
      </text:list>
      <text:h text:style-name="P42" text:outline-level="4"/>
      <text:h text:style-name="P42" text:outline-level="4">Sample Conversations</text:h>
      <text:list text:style-name="L6">
        <text:list-item>
          <text:p text:style-name="P115"><text:span text:style-name="Strong_20_Emphasis"><text:span text:style-name="T9">Bonjour!</text:span></text:span><text:span text:style-name="T9"><text:line-break/></text:span><text:span text:style-name="Strong_20_Emphasis"><text:span text:style-name="T9">Bonjour!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hristophe.</text:span></text:span><text:span text:style-name="T9"><text:line-break/></text:span><text:span text:style-name="Strong_20_Emphasis"><text:span text:style-name="T9">Comment t'appelles-tu?</text:span></text:span><text:span text:style-name="T9"><text:line-break/></text:span><text:span text:style-name="Strong_20_Emphasis"><text:span text:style-name="T9">Je m'appelle Clara. Enchantée.</text:span></text:span></text:p>
        </text:list-item>
        <text:list-item>
          <text:p text:style-name="P115"><text:span text:style-name="Strong_20_Emphasis"><text:span text:style-name="T9">Bonsoir!</text:span></text:span><text:span text:style-name="T9"><text:line-break/></text:span><text:span text:style-name="Strong_20_Emphasis"><text:span text:style-name="T9">Bonsoir!</text:span></text:span><text:span text:style-name="T9"><text:line-break/></text:span><text:span text:style-name="Strong_20_Emphasis"><text:span text:style-name="T9">Comment vas-tu?</text:span></text:span><text:span text:style-name="T9"><text:line-break/></text:span><text:span text:style-name="Strong_20_Emphasis"><text:span text:style-name="T9">Je vais très bien, et toi?</text:span></text:span><text:span text:style-name="T9"><text:line-break/></text:span><text:span text:style-name="Strong_20_Emphasis"><text:span text:style-name="T9">Je vais très bien, merci!</text:span></text:span></text:p>
        </text:list-item>
      </text:list>
      <text:h text:style-name="P42" text:outline-level="4"/>
      <text:h text:style-name="P42" text:outline-level="4">Additional Vocabulary</text:h>
      <text:list text:style-name="L7">
        <text:list-item>
          <text:p text:style-name="P116"><text:span text:style-name="Strong_20_Emphasis"><text:span text:style-name="T9">Entraînement</text:span></text:span><text:span text:style-name="T9"> - Training</text:span></text:p>
          <text:list>
            <text:list-item>
              <text:p text:style-name="P99">[ on-tr<text:span text:style-name="T3">e</text:span>n-mo ]</text:p>
            </text:list-item>
          </text:list>
        </text:list-item>
      </text:list>
      <text:h text:style-name="P42" text:outline-level="4"/>
      <text:h text:style-name="P42" text:outline-level="4">French Phonology</text:h>
      <text:list text:style-name="L8">
        <text:list-item>
          <text:p text:style-name="P100">'en' sounds as 'on'</text:p>
        </text:list-item>
        <text:list-item>
          <text:p text:style-name="P100">'oi' sounds as 'wa'</text:p>
        </text:list-item>
        <text:list-item>
          <text:p text:style-name="P100">'ai' sounds as '<text:span text:style-name="T1">ee</text:span>'</text:p>
        </text:list-item>
      </text:list>
      <text:p text:style-name="P1"><text:span text:style-name="Strong_20_Emphasis"><text:span text:style-name="T39"/></text:span></text:p>
      <text:p text:style-name="P1"><text:span text:style-name="Strong_20_Emphasis"><text:span text:style-name="T39"/></text:span></text:p>
      <text:p text:style-name="P1"><text:soft-page-break/><text:span text:style-name="Strong_20_Emphasis"><text:span text:style-name="T40">Review</text:span></text:span></text:p>
      <text:p text:style-name="P6">Bonjour. </text:p>
      <text:p text:style-name="P6">Je m'appelle Christophe. </text:p>
      <text:p text:style-name="P6">Comment t'appelles-tu ? </text:p>
      <text:p text:style-name="P6">Enchanté. </text:p>
      <text:p text:style-name="P6">Bonjour. </text:p>
      <text:p text:style-name="P6">Bonsoir. </text:p>
      <text:p text:style-name="P6">Bonne nuit. </text:p>
      <text:p text:style-name="P6">Comment vas-tu ? </text:p>
      <text:p text:style-name="P6">Je vais très bien. </text:p>
      <text:p text:style-name="P6">Et toi ? </text:p>
      <text:p text:style-name="P6">Au revoir. </text:p>
      <text:p text:style-name="P6">À bientôt.</text:p>
      <text:p text:style-name="P7">Merci.</text:p>
      <text:p text:style-name="P7"/>
      <text:p text:style-name="P10">________________________________________________________________________________________________</text:p>
      <text:p text:style-name="P8"/>
      <text:h text:style-name="P43" text:outline-level="4">Lesson 2 – Manners</text:h>
      <text:p text:style-name="P2"><text:span text:style-name="Strong_20_Emphasis"><text:span text:style-name="T19">La Politesse <text:s/>(Politeness)</text:span></text:span></text:p>
      <text:p text:style-name="P58"><text:span text:style-name="Strong_20_Emphasis"><text:span text:style-name="T20">[Polites]</text:span></text:span></text:p>
      <text:p text:style-name="P2"><text:span text:style-name="Strong_20_Emphasis"><text:span text:style-name="T9">Basic Politeness</text:span></text:span></text:p>
      <text:list text:style-name="L9">
        <text:list-item>
          <text:p text:style-name="P117"><text:span text:style-name="Strong_20_Emphasis"><text:span text:style-name="T9">S'il te plaît</text:span></text:span><text:span text:style-name="T9"> - Please (informal, one person)</text:span></text:p>
          <text:list>
            <text:list-item>
              <text:p text:style-name="P101">[sil tu ple]</text:p>
            </text:list-item>
          </text:list>
        </text:list-item>
        <text:list-item>
          <text:p text:style-name="P118"><text:span text:style-name="Strong_20_Emphasis"><text:span text:style-name="T9">S'il vous plaît</text:span></text:span><text:span text:style-name="T9"> - Please (formal, or addressing a group)</text:span></text:p>
          <text:list>
            <text:list-item>
              <text:p text:style-name="P101">[sil vu ple]</text:p>
            </text:list-item>
          </text:list>
        </text:list-item>
        <text:list-item>
          <text:p text:style-name="P118"><text:span text:style-name="Strong_20_Emphasis"><text:span text:style-name="T9">te <text:tab/></text:span></text:span><text:span text:style-name="Strong_20_Emphasis"><text:span text:style-name="T18">-&gt;</text:span></text:span><text:span text:style-name="Strong_20_Emphasis"><text:span text:style-name="T9"> </text:span></text:span><text:span text:style-name="Strong_20_Emphasis"><text:span text:style-name="T18">one person</text:span></text:span></text:p>
        </text:list-item>
      </text:list>
      <text:list text:style-name="L10">
        <text:list-item>
          <text:p text:style-name="P110"><text:span text:style-name="T8">vous</text:span><text:span text:style-name="T4"> <text:tab/>-&gt; a group of at least two people, or to be more formal</text:span></text:p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>Expressions of Gratitude</text:span></text:span></text:p>
      <text:list text:style-name="L11">
        <text:list-item>
          <text:p text:style-name="P119"><text:span text:style-name="Strong_20_Emphasis"><text:span text:style-name="T9">Merci</text:span></text:span><text:span text:style-name="T9"> - Thanks</text:span></text:p>
          <text:list>
            <text:list-item>
              <text:p text:style-name="P104">[mersi]</text:p>
            </text:list-item>
          </text:list>
        </text:list-item>
        <text:list-item>
          <text:p text:style-name="P119"><text:span text:style-name="Strong_20_Emphasis"><text:span text:style-name="T9">Merci beaucoup</text:span></text:span><text:span text:style-name="T9"> - Thanks a lot</text:span></text:p>
          <text:list>
            <text:list-item>
              <text:p text:style-name="P104">[mersi boku]</text:p>
            </text:list-item>
          </text:list>
        </text:list-item>
      </text:list>
      <text:p text:style-name="P2"><text:span text:style-name="Strong_20_Emphasis"><text:span text:style-name="T9"/></text:span></text:p>
      <text:p text:style-name="P2"><text:span text:style-name="Strong_20_Emphasis"><text:span text:style-name="T9"/></text:span></text:p>
      <text:p text:style-name="P2"><text:soft-page-break/><text:span text:style-name="Strong_20_Emphasis"><text:span text:style-name="T9">Responses to Thanks</text:span></text:span></text:p>
      <text:list text:style-name="L12">
        <text:list-item>
          <text:p text:style-name="P120"><text:span text:style-name="Strong_20_Emphasis"><text:span text:style-name="T9">De rien</text:span></text:span><text:span text:style-name="T9"> - You're welcome / It was nothing</text:span></text:p>
          <text:list>
            <text:list-item>
              <text:p text:style-name="P105">[d<text:span text:style-name="T137">i</text:span>r <text:span text:style-name="T2">j</text:span>a]</text:p>
              <text:p text:style-name="P105"/>
            </text:list-item>
          </text:list>
        </text:list-item>
      </text:list>
      <text:p text:style-name="P2"><text:span text:style-name="Strong_20_Emphasis"><text:span text:style-name="T9">Apologies</text:span></text:span></text:p>
      <text:list text:style-name="L13">
        <text:list-item>
          <text:p text:style-name="P121"><text:span text:style-name="Strong_20_Emphasis"><text:span text:style-name="T9">Pardon</text:span></text:span><text:span text:style-name="T9"> - <text:s/></text:span><text:span text:style-name="T15"><text:s/></text:span><text:span text:style-name="T9">Sorry (for minor things, like bumping into someone)</text:span></text:p>
          <text:list>
            <text:list-item>
              <text:p text:style-name="P106">[pardo]</text:p>
            </text:list-item>
          </text:list>
        </text:list-item>
        <text:list-item>
          <text:p text:style-name="P121"><text:span text:style-name="Strong_20_Emphasis"><text:span text:style-name="T9">Je suis désolée</text:span></text:span><text:span text:style-name="T9"> (if female) / </text:span><text:span text:style-name="Strong_20_Emphasis"><text:span text:style-name="T9">Je suis désolé</text:span></text:span><text:span text:style-name="T9"> (if male) - I'm sorry (feeling guilty)</text:span></text:p>
          <text:list>
            <text:list-item>
              <text:p text:style-name="P107">[ <text:span text:style-name="T41">xġi</text:span> s<text:span text:style-name="T41">wi</text:span> de-<text:span text:style-name="T124">ż</text:span>o-l<text:span text:style-name="T41">e </text:span>]</text:p>
            </text:list-item>
          </text:list>
        </text:list-item>
        <text:list-item>
          <text:p text:style-name="P122"><text:span text:style-name="Strong_20_Emphasis"><text:span text:style-name="T9">Excuse-moi</text:span></text:span><text:span text:style-name="T9"> - Excuse me (informal, one person)</text:span></text:p>
          <text:list>
            <text:list-item>
              <text:p text:style-name="P102">[Exqus mwa]</text:p>
            </text:list-item>
          </text:list>
        </text:list-item>
        <text:list-item>
          <text:p text:style-name="P121"><text:span text:style-name="Strong_20_Emphasis"><text:span text:style-name="T9">Excusez-moi</text:span></text:span><text:span text:style-name="T9"> - Excuse me (formal, or addressing a group)</text:span></text:p>
          <text:list>
            <text:list-item>
              <text:p text:style-name="P102">[Exqu-że mwa]</text:p>
            </text:list-item>
          </text:list>
        </text:list-item>
        <text:list-item>
          <text:p text:style-name="P121"><text:span text:style-name="Strong_20_Emphasis"><text:span text:style-name="T9">Navrée</text:span></text:span><text:span text:style-name="T9"> (if female) / </text:span><text:span text:style-name="Strong_20_Emphasis"><text:span text:style-name="T9">Navré</text:span></text:span><text:span text:style-name="T9"> (if male) - I'm sorry (in sad situations)</text:span></text:p>
          <text:list>
            <text:list-item>
              <text:p text:style-name="P107">[nav-r<text:span text:style-name="T2">ee</text:span>]</text:p>
            </text:list-item>
          </text:list>
        </text:list-item>
        <text:list-item>
          <text:p text:style-name="P121"><text:span text:style-name="Strong_20_Emphasis"><text:span text:style-name="T9">Mes excuses</text:span></text:span><text:span text:style-name="T9"> - My apologies</text:span></text:p>
          <text:list>
            <text:list-item>
              <text:p text:style-name="P107">[m<text:span text:style-name="T2">ee</text:span> <text:span text:style-name="T2">ż</text:span><text:span text:style-name="T124">_</text:span>ex-ku<text:span text:style-name="T41">ż</text:span>]</text:p>
            </text:list-item>
          </text:list>
        </text:list-item>
      </text:list>
      <text:p text:style-name="P2"><text:span text:style-name="Strong_20_Emphasis"><text:span text:style-name="T9">Vocabulary Words</text:span></text:span></text:p>
      <text:list text:style-name="L14">
        <text:list-item>
          <text:p text:style-name="P123"><text:span text:style-name="Strong_20_Emphasis"><text:span text:style-name="T9">Café</text:span></text:span><text:span text:style-name="T9"> - Coffee</text:span></text:p>
          <text:list>
            <text:list-item>
              <text:p text:style-name="P108">[ka-f<text:span text:style-name="T41">e</text:span>]</text:p>
            </text:list-item>
          </text:list>
        </text:list-item>
        <text:list-item>
          <text:p text:style-name="P123"><text:span text:style-name="Strong_20_Emphasis"><text:span text:style-name="T9">Eau</text:span></text:span><text:span text:style-name="T9"> - Water</text:span></text:p>
          <text:list>
            <text:list-item>
              <text:p text:style-name="P108">[oh]</text:p>
            </text:list-item>
          </text:list>
        </text:list-item>
        <text:list-item>
          <text:p text:style-name="P123"><text:span text:style-name="Strong_20_Emphasis"><text:span text:style-name="T9">Bière</text:span></text:span><text:span text:style-name="T9"> - Beer</text:span></text:p>
          <text:list>
            <text:list-item>
              <text:p text:style-name="P108">[b<text:span text:style-name="T41">je-r</text:span>r]</text:p>
            </text:list-item>
          </text:list>
        </text:list-item>
      </text:list>
      <text:p text:style-name="P2"><text:span text:style-name="Strong_20_Emphasis"><text:span text:style-name="T9">Requests</text:span></text:span></text:p>
      <text:list text:style-name="L15">
        <text:list-item>
          <text:p text:style-name="P124"><text:span text:style-name="Strong_20_Emphasis"><text:span text:style-name="T9">Puis-je avoir...?</text:span></text:span><text:span text:style-name="T9"> - Can I have...? / May I have...?</text:span></text:p>
          <text:list>
            <text:list-item>
              <text:p text:style-name="P109">[ pw<text:span text:style-name="T41">i</text:span> <text:span text:style-name="T41">xġa</text:span>- vwa ]</text:p>
            </text:list-item>
          </text:list>
        </text:list-item>
      </text:list>
      <text:p text:style-name="P2"><text:span text:style-name="Strong_20_Emphasis"><text:span text:style-name="T9">French Phonology</text:span></text:span></text:p>
      <text:list text:style-name="L16">
        <text:list-item>
          <text:p text:style-name="P125"><text:span text:style-name="Strong_20_Emphasis"><text:span text:style-name="T9">'eau'</text:span></text:span><text:span text:style-name="T9"> sounds as 'oo'</text:span></text:p>
        </text:list-item>
        <text:list-item>
          <text:p text:style-name="P125"><text:span text:style-name="Strong_20_Emphasis"><text:span text:style-name="T9">'ou'</text:span></text:span><text:span text:style-name="T9"> sounds as 'uu'</text:span></text:p>
        </text:list-item>
      </text:list>
      <text:p text:style-name="P2"><text:soft-page-break/><text:span text:style-name="Strong_20_Emphasis"><text:span text:style-name="T9">Exercises</text:span></text:span></text:p>
      <text:list text:style-name="L17">
        <text:list-item>
          <text:p text:style-name="P126"><text:span text:style-name="Strong_20_Emphasis"><text:span text:style-name="T9">Scenario Practice</text:span></text:span></text:p>
          <text:list>
            <text:list-item>
              <text:p text:style-name="P126"><text:span text:style-name="Strong_20_Emphasis"><text:span text:style-name="T9">In a store, you accidentally nudge someone.</text:span></text:span><text:span text:style-name="T9"> Say: "Pardon" or "Excusez-moi."</text:span></text:p>
            </text:list-item>
            <text:list-item>
              <text:p text:style-name="P126"><text:span text:style-name="Strong_20_Emphasis"><text:span text:style-name="T9">In a restaurant needing the waiter's attention for more water.</text:span></text:span><text:span text:style-name="T9"> Say: "Excusez-moi."</text:span></text:p>
            </text:list-item>
            <text:list-item>
              <text:p text:style-name="P126"><text:span text:style-name="Strong_20_Emphasis"><text:span text:style-name="T9">You ate your roommate’s last cookie unknowingly.</text:span></text:span><text:span text:style-name="T9"> Say: "Je suis désolé(e)."</text:span></text:p>
            </text:list-item>
          </text:list>
        </text:list-item>
      </text:list>
      <text:p text:style-name="P9"/>
      <text:p text:style-name="P2"><text:span text:style-name="Strong_20_Emphasis"><text:span text:style-name="T19">Dialogue Writing</text:span></text:span><text:span text:style-name="T9"> <text:s/></text:span></text:p>
      <text:p text:style-name="P2"><text:span text:style-name="Strong_20_Emphasis"><text:span text:style-name="T9">Customer</text:span></text:span><text:span text:style-name="T9">: Bonjour!<text:line-break/></text:span><text:span text:style-name="Strong_20_Emphasis"><text:span text:style-name="T9">Shopkeeper</text:span></text:span><text:span text:style-name="T9">: Bonjour!</text:span></text:p>
      <text:p text:style-name="P2"><text:span text:style-name="Strong_20_Emphasis"><text:span text:style-name="T9">Customer</text:span></text:span><text:span text:style-name="T9">: Un café et une eau, s'il vous plaît.<text:line-break/></text:span><text:span text:style-name="Strong_20_Emphasis"><text:span text:style-name="T9">Shopkeeper</text:span></text:span><text:span text:style-name="T9">: Voilà votre café et votre eau.<text:tab/><text:tab/></text:span><text:span text:style-name="T17">[ vola votr kafe e votr o]</text:span></text:p>
      <text:p text:style-name="P2"><text:span text:style-name="Strong_20_Emphasis"><text:span text:style-name="T9">Customer</text:span></text:span><text:span text:style-name="T9">: Merci.<text:line-break/></text:span><text:span text:style-name="Strong_20_Emphasis"><text:span text:style-name="T9">Shopkeeper</text:span></text:span><text:span text:style-name="T9">: De rien.</text:span></text:p>
      <text:p text:style-name="P3"><text:span text:style-name="Strong_20_Emphasis"><text:span text:style-name="T9">Customer</text:span></text:span><text:span text:style-name="T9">: Au revoir!<text:line-break/></text:span><text:span text:style-name="Strong_20_Emphasis"><text:span text:style-name="T9">Shopkeeper</text:span></text:span><text:span text:style-name="T9">: Au revoir!</text:span></text:p>
      <text:p text:style-name="P57"><text:span text:style-name="T4"/></text:p>
      <text:p text:style-name="P57"><text:span text:style-name="T4"/></text:p>
      <text:p text:style-name="P48">Review:</text:p>
      <text:p text:style-name="P59"><text:span text:style-name="Strong_20_Emphasis"><text:span text:style-name="T18">S'il te plaît.</text:span></text:span></text:p>
      <text:p text:style-name="P59"><text:span text:style-name="Strong_20_Emphasis"><text:span text:style-name="T18">S'il vous plaît.</text:span></text:span></text:p>
      <text:p text:style-name="P59"><text:span text:style-name="Strong_20_Emphasis"><text:span text:style-name="T18">Merci.</text:span></text:span></text:p>
      <text:p text:style-name="P59"><text:span text:style-name="Strong_20_Emphasis"><text:span text:style-name="T18">Merci beaucoup.</text:span></text:span></text:p>
      <text:p text:style-name="P59"><text:span text:style-name="Strong_20_Emphasis"><text:span text:style-name="T18">De rien.</text:span></text:span></text:p>
      <text:p text:style-name="P59"><text:span text:style-name="Strong_20_Emphasis"><text:span text:style-name="T18">Pardon.</text:span></text:span></text:p>
      <text:p text:style-name="P59"><text:span text:style-name="Strong_20_Emphasis"><text:span text:style-name="T18">Je suis désolé(e).</text:span></text:span></text:p>
      <text:p text:style-name="P59"><text:span text:style-name="Strong_20_Emphasis"><text:span text:style-name="T18">Excuse-moi.</text:span></text:span></text:p>
      <text:p text:style-name="P59"><text:span text:style-name="Strong_20_Emphasis"><text:span text:style-name="T18">Excusez-moi.</text:span></text:span></text:p>
      <text:p text:style-name="P59"><text:span text:style-name="Strong_20_Emphasis"><text:span text:style-name="T18">Navré(e).</text:span></text:span></text:p>
      <text:p text:style-name="P59"><text:span text:style-name="Strong_20_Emphasis"><text:span text:style-name="T18">Mes excuses.</text:span></text:span></text:p>
      <text:p text:style-name="P59"><text:span text:style-name="Strong_20_Emphasis"><text:span text:style-name="T18">Café.</text:span></text:span></text:p>
      <text:p text:style-name="P59"><text:span text:style-name="Strong_20_Emphasis"><text:span text:style-name="T18">Eau.</text:span></text:span></text:p>
      <text:p text:style-name="P59"><text:span text:style-name="Strong_20_Emphasis"><text:span text:style-name="T18">Bière.</text:span></text:span></text:p>
      <text:p text:style-name="P59"><text:span text:style-name="Strong_20_Emphasis"><text:span text:style-name="T18">Puis-je avoir...?</text:span></text:span></text:p>
      <text:p text:style-name="P4"><text:span text:style-name="Strong_20_Emphasis"><text:span text:style-name="T9"/></text:span></text:p>
      <text:p text:style-name="P10">________________________________________________________________________________________________</text:p>
      <text:h text:style-name="P78" text:outline-level="4"><text:soft-page-break/><text:span text:style-name="T32">Les</text:span><text:span text:style-name="T33">son 5 – Food</text:span></text:h>
      <text:h text:style-name="P66" text:outline-level="4">Foods and Ingredients</text:h>
      <text:list text:style-name="L18">
        <text:list-item>
          <text:p text:style-name="P127"><text:span text:style-name="Strong_20_Emphasis"><text:span text:style-name="T10">la nourriture</text:span></text:span><text:span text:style-name="T10"> <text:tab/><text:tab/>[la nu-ri-tu]: the food</text:span></text:p>
        </text:list-item>
      </text:list>
      <text:list text:style-name="L19">
        <text:list-item>
          <text:p text:style-name="P128"><text:span text:style-name="Strong_20_Emphasis"><text:span text:style-name="T11">du riz</text:span></text:span><text:span text:style-name="T11"> <text:tab/><text:tab/><text:tab/>[ du r</text:span><text:span text:style-name="T12">i </text:span><text:span text:style-name="T11">]: some rice</text:span></text:p>
        </text:list-item>
      </text:list>
      <text:list text:style-name="L20">
        <text:list-item>
          <text:p text:style-name="P129"><text:span text:style-name="Strong_20_Emphasis"><text:span text:style-name="T11">un œuf</text:span></text:span><text:span text:style-name="T11"> <text:tab/><text:tab/>[ </text:span><text:span text:style-name="T12">qa n_e</text:span><text:span text:style-name="T11">f ]: an egg</text:span></text:p>
        </text:list-item>
      </text:list>
      <text:list text:style-name="L21">
        <text:list-item>
          <text:p text:style-name="P130"><text:span text:style-name="Strong_20_Emphasis"><text:span text:style-name="T11">la viande</text:span></text:span><text:span text:style-name="T11"> <text:tab/><text:tab/>[ la vy</text:span><text:span text:style-name="T12">o</text:span><text:span text:style-name="T11">n-d ]: the meat</text:span></text:p>
        </text:list-item>
      </text:list>
      <text:list text:style-name="L22">
        <text:list-item>
          <text:p text:style-name="P131"><text:span text:style-name="Strong_20_Emphasis"><text:span text:style-name="T11">du porc</text:span></text:span><text:span text:style-name="T11"> <text:tab/><text:tab/>[ du po</text:span><text:span text:style-name="T12">r </text:span><text:span text:style-name="T11">]: some pork</text:span></text:p>
        </text:list-item>
      </text:list>
      <text:list text:style-name="L23">
        <text:list-item>
          <text:p text:style-name="P132"><text:span text:style-name="Strong_20_Emphasis"><text:span text:style-name="T11">du poulet</text:span></text:span><text:span text:style-name="T11"> <text:tab/><text:tab/>[ du p</text:span><text:span text:style-name="T12">u</text:span><text:span text:style-name="T11">-l</text:span><text:span text:style-name="T12">e </text:span><text:span text:style-name="T11">]: some chicken</text:span></text:p>
        </text:list-item>
      </text:list>
      <text:list text:style-name="L24">
        <text:list-item>
          <text:p text:style-name="P133"><text:span text:style-name="Strong_20_Emphasis"><text:span text:style-name="T11">du bœuf</text:span></text:span><text:span text:style-name="T11"> <text:tab/><text:tab/>[ du b</text:span><text:span text:style-name="T12">qe</text:span><text:span text:style-name="T11">f ]: some beef</text:span></text:p>
        </text:list-item>
      </text:list>
      <text:list text:style-name="L25">
        <text:list-item>
          <text:p text:style-name="P134"><text:span text:style-name="Strong_20_Emphasis"><text:span text:style-name="T11">du poisson</text:span></text:span><text:span text:style-name="T11"> <text:tab/><text:tab/>[ du pwa-so ]: some fish</text:span></text:p>
        </text:list-item>
      </text:list>
      <text:list text:style-name="L26">
        <text:list-item>
          <text:p text:style-name="P135"><text:span text:style-name="Strong_20_Emphasis"><text:span text:style-name="T11">des légumes</text:span></text:span><text:span text:style-name="T11"> <text:tab/><text:tab/>[ d</text:span><text:span text:style-name="T12">e</text:span><text:span text:style-name="T11"> l</text:span><text:span text:style-name="T12">ee</text:span><text:span text:style-name="T11">-gum ]: some vegetables</text:span></text:p>
        </text:list-item>
      </text:list>
      <text:list text:style-name="L27">
        <text:list-item>
          <text:p text:style-name="P136"><text:span text:style-name="Strong_20_Emphasis"><text:span text:style-name="T11">la laitue</text:span></text:span><text:span text:style-name="T11"> <text:tab/><text:tab/>[ la l</text:span><text:span text:style-name="T12">ee</text:span><text:span text:style-name="T11">-</text:span><text:span text:style-name="T12">ċu </text:span><text:span text:style-name="T11">]: the lettuce</text:span></text:p>
        </text:list-item>
      </text:list>
      <text:list text:style-name="L28">
        <text:list-item>
          <text:p text:style-name="P137"><text:span text:style-name="Strong_20_Emphasis"><text:span text:style-name="T11">un oignon</text:span></text:span><text:span text:style-name="T11"> <text:tab/><text:tab/>[ </text:span><text:span text:style-name="T12">qa</text:span><text:span text:style-name="T11"> </text:span><text:span text:style-name="T17">n</text:span><text:span text:style-name="T11">o-nyo ]: an onion</text:span></text:p>
        </text:list-item>
      </text:list>
      <text:list text:style-name="L29">
        <text:list-item>
          <text:p text:style-name="P138"><text:span text:style-name="Strong_20_Emphasis"><text:span text:style-name="T11">de l'ail</text:span></text:span><text:span text:style-name="T11"> <text:tab/><text:tab/>[ duh l</text:span><text:span text:style-name="T12">aj </text:span><text:span text:style-name="T11">]: some garlic</text:span></text:p>
        </text:list-item>
      </text:list>
      <text:list text:style-name="L30">
        <text:list-item>
          <text:p text:style-name="P139"><text:span text:style-name="Strong_20_Emphasis"><text:span text:style-name="T11">un poivron</text:span></text:span><text:span text:style-name="T11"> <text:tab/><text:tab/>[</text:span><text:span text:style-name="T12">qa</text:span><text:span text:style-name="T11"> pwa-vro ]: a bell pepper</text:span></text:p>
        </text:list-item>
      </text:list>
      <text:list text:style-name="L31">
        <text:list-item>
          <text:p text:style-name="P140"><text:span text:style-name="Strong_20_Emphasis"><text:span text:style-name="T11">une carotte</text:span></text:span><text:span text:style-name="T11"> <text:tab/><text:tab/>[ un ka-rot ]: a carrot</text:span></text:p>
        </text:list-item>
      </text:list>
      <text:list text:style-name="L32">
        <text:list-item>
          <text:p text:style-name="P141"><text:span text:style-name="Strong_20_Emphasis"><text:span text:style-name="T11">une tomate</text:span></text:span><text:span text:style-name="T11"> <text:tab/><text:tab/>[un to-mat]: a tomato</text:span></text:p>
          <text:p text:style-name="P143"><text:span text:style-name="T25"/></text:p>
        </text:list-item>
      </text:list>
      <text:h text:style-name="P66" text:outline-level="4">Fruits and Beverages</text:h>
      <text:list text:continue-numbering="true" text:style-name="L32">
        <text:list-item>
          <text:p text:style-name="P141"><text:span text:style-name="Strong_20_Emphasis"><text:span text:style-name="T11">les fruits</text:span></text:span><text:span text:style-name="T11"> <text:tab/><text:tab/>[ l</text:span><text:span text:style-name="T12">e</text:span><text:span text:style-name="T11"> fw</text:span><text:span text:style-name="T12">ii </text:span><text:span text:style-name="T11">]: the fruits</text:span></text:p>
        </text:list-item>
        <text:list-item>
          <text:p text:style-name="P141"><text:span text:style-name="Strong_20_Emphasis"><text:span text:style-name="T11">une pomme</text:span></text:span><text:span text:style-name="T11"> <text:tab/><text:tab/>[ un pom ]: an apple</text:span></text:p>
        </text:list-item>
        <text:list-item>
          <text:p text:style-name="P141"><text:span text:style-name="Strong_20_Emphasis"><text:span text:style-name="T11">une banane</text:span></text:span><text:span text:style-name="T11"> <text:tab/><text:tab/>[un ba-nan]: a banana</text:span></text:p>
        </text:list-item>
        <text:list-item>
          <text:p text:style-name="P141"><text:span text:style-name="Strong_20_Emphasis"><text:span text:style-name="T11">un ananas</text:span></text:span><text:span text:style-name="T11"> <text:tab/><text:tab/>[</text:span><text:span text:style-name="T12">qa </text:span><text:span text:style-name="T11">an-an-as]: a pineapple</text:span></text:p>
        </text:list-item>
        <text:list-item>
          <text:p text:style-name="P141"><text:span text:style-name="Strong_20_Emphasis"><text:span text:style-name="T11">une fraise</text:span></text:span><text:span text:style-name="T11"> </text:span><text:span text:style-name="T12"><text:tab/><text:tab/></text:span><text:span text:style-name="T11">[un fr</text:span><text:span text:style-name="T12">eż</text:span><text:span text:style-name="T11">]: a strawberry</text:span></text:p>
        </text:list-item>
        <text:list-item>
          <text:p text:style-name="P141"><text:span text:style-name="Strong_20_Emphasis"><text:span text:style-name="T11">des raisins</text:span></text:span><text:span text:style-name="T11"> <text:tab/><text:tab/>[d</text:span><text:span text:style-name="T12">e</text:span><text:span text:style-name="T11"> r</text:span><text:span text:style-name="T12">i</text:span><text:span text:style-name="T11">-</text:span><text:span text:style-name="T12">ż</text:span><text:span text:style-name="T11">a]: some grapes</text:span></text:p>
        </text:list-item>
        <text:list-item>
          <text:p text:style-name="P141"><text:span text:style-name="Strong_20_Emphasis"><text:span text:style-name="T11">la boisson</text:span></text:span><text:span text:style-name="T11"> <text:tab/><text:tab/>[la bwa-son]: the drink</text:span></text:p>
        </text:list-item>
        <text:list-item>
          <text:p text:style-name="P141"><text:span text:style-name="Strong_20_Emphasis"><text:span text:style-name="T11">le lait</text:span></text:span><text:span text:style-name="T11"> <text:tab/><text:tab/><text:tab/>[lu l</text:span><text:span text:style-name="T12">ee</text:span><text:span text:style-name="T11">]: the milk</text:span></text:p>
        </text:list-item>
        <text:list-item>
          <text:p text:style-name="P141"><text:span text:style-name="Strong_20_Emphasis"><text:span text:style-name="T11">du thé</text:span></text:span><text:span text:style-name="T11"> <text:tab/><text:tab/>[d</text:span><text:span text:style-name="T17">j</text:span><text:span text:style-name="T11">u t</text:span><text:span text:style-name="T12">ee</text:span><text:span text:style-name="T11">]: some tea</text:span></text:p>
        </text:list-item>
        <text:list-item>
          <text:p text:style-name="P141"><text:span text:style-name="Strong_20_Emphasis"><text:span text:style-name="T11">du sucre</text:span></text:span><text:span text:style-name="T11"> <text:tab/><text:tab/>[d</text:span><text:span text:style-name="T17">j</text:span><text:span text:style-name="T11">u sukr]: some sugar</text:span></text:p>
        </text:list-item>
        <text:list-item>
          <text:p text:style-name="P141"><text:span text:style-name="Strong_20_Emphasis"><text:span text:style-name="T11">du miel</text:span></text:span><text:span text:style-name="T11"> <text:tab/><text:tab/>[d</text:span><text:span text:style-name="T17">j</text:span><text:span text:style-name="T11">u myel]: some honey</text:span></text:p>
        </text:list-item>
      </text:list>
      <text:h text:style-name="P66" text:outline-level="4"><text:soft-page-break/>Phrases for Ordering</text:h>
      <text:list text:continue-numbering="true" text:style-name="L32">
        <text:list-item>
          <text:p text:style-name="P141"><text:span text:style-name="Strong_20_Emphasis"><text:span text:style-name="T11">J'aimerais...</text:span></text:span><text:span text:style-name="T11"> <text:tab/><text:tab/>[ </text:span><text:span text:style-name="T13">xġj-</text:span><text:span text:style-name="T11">m</text:span><text:span text:style-name="T13">qu</text:span><text:span text:style-name="T11">-r</text:span><text:span text:style-name="T13">ee </text:span><text:span text:style-name="T11">]: I would like...</text:span></text:p>
        </text:list-item>
        <text:list-item>
          <text:p text:style-name="P141"><text:span text:style-name="Strong_20_Emphasis"><text:span text:style-name="T11">Avec...</text:span></text:span><text:span text:style-name="T11"> <text:tab/><text:tab/>[a-vek]: with...</text:span></text:p>
          <text:p text:style-name="P143"><text:span text:style-name="T25"/></text:p>
        </text:list-item>
      </text:list>
      <text:h text:style-name="P66" text:outline-level="4">Example Sentences</text:h>
      <text:list text:continue-numbering="true" text:style-name="L32">
        <text:list-item>
          <text:p text:style-name="P142"><text:span text:style-name="Strong_20_Emphasis"><text:span text:style-name="T11">J'aimerais du riz, avec du poulet, et des poivrons.</text:span></text:span><text:span text:style-name="T11"> </text:span></text:p>
        </text:list-item>
      </text:list>
      <text:p text:style-name="P83"><text:span text:style-name="T25">[ </text:span><text:span text:style-name="T26">xġj-</text:span><text:span text:style-name="T25">m</text:span><text:span text:style-name="T26">qu</text:span><text:span text:style-name="T25">-r</text:span><text:span text:style-name="T26">ee </text:span><text:span text:style-name="T25"><text:s/>du <text:s/>r</text:span><text:span text:style-name="T26">ii</text:span><text:span text:style-name="T25">, <text:s text:c="2"/>avek du p</text:span><text:span text:style-name="T26">ule</text:span><text:span text:style-name="T25">, <text:s/></text:span><text:span text:style-name="T26">e </text:span><text:span text:style-name="T25">d</text:span><text:span text:style-name="T26">e</text:span><text:span text:style-name="T25"> pwa-vro ]: </text:span></text:p>
      <text:p text:style-name="P16">I would like some rice, with chicken, and some bell peppers.</text:p>
      <text:list text:continue-numbering="true" text:style-name="L32">
        <text:list-item>
          <text:p text:style-name="P142"><text:span text:style-name="Strong_20_Emphasis"><text:span text:style-name="T11">J'aimerais une pomme, avec du lait, et du miel.</text:span></text:span><text:span text:style-name="T11"> </text:span></text:p>
        </text:list-item>
      </text:list>
      <text:p text:style-name="P83"><text:span text:style-name="T25">[ </text:span><text:span text:style-name="T26">xġj-</text:span><text:span text:style-name="T25">m</text:span><text:span text:style-name="T26">qu</text:span><text:span text:style-name="T25">-r</text:span><text:span text:style-name="T26">ee</text:span><text:span text:style-name="T25"> un pom, avek du l</text:span><text:span text:style-name="T26">ee</text:span><text:span text:style-name="T25">, </text:span><text:span text:style-name="T26">e</text:span><text:span text:style-name="T25"> du myel ]: </text:span></text:p>
      <text:p text:style-name="P16">I would like an apple, with milk, and honey.</text:p>
      <text:p text:style-name="P49">Review:</text:p>
      <text:p text:style-name="P11">la nourriture.</text:p>
      <text:p text:style-name="P11">du riz.</text:p>
      <text:p text:style-name="P11">un œuf.</text:p>
      <text:p text:style-name="P11">la viande.</text:p>
      <text:p text:style-name="P11">du porc.</text:p>
      <text:p text:style-name="P11">du poulet.</text:p>
      <text:p text:style-name="P11">du bœuf.</text:p>
      <text:p text:style-name="P11">du poisson.</text:p>
      <text:p text:style-name="P11">des légumes.</text:p>
      <text:p text:style-name="P11">la laitue.</text:p>
      <text:p text:style-name="P11">un oignon.</text:p>
      <text:p text:style-name="P11">de l'ail.</text:p>
      <text:p text:style-name="P11">un poivron.</text:p>
      <text:p text:style-name="P11">une carotte.</text:p>
      <text:p text:style-name="P11">une tomate.</text:p>
      <text:p text:style-name="P11">les fruits.</text:p>
      <text:p text:style-name="P11">une pomme.</text:p>
      <text:p text:style-name="P11">une banane.</text:p>
      <text:p text:style-name="P11">un ananas.</text:p>
      <text:p text:style-name="P11">une fraise.</text:p>
      <text:p text:style-name="P11">des raisins.</text:p>
      <text:p text:style-name="P11">la boisson.</text:p>
      <text:p text:style-name="P11">le lait.</text:p>
      <text:p text:style-name="P11">du thé.</text:p>
      <text:p text:style-name="P11">du sucre.</text:p>
      <text:p text:style-name="P11">du miel.</text:p>
      <text:p text:style-name="P11">J'aimerais.</text:p>
      <text:p text:style-name="P11">Avec.</text:p>
      <text:p text:style-name="P12">________________________________________________________________________________________________</text:p>
      <text:p text:style-name="P46"><text:soft-page-break/></text:p>
      <text:p text:style-name="P45"/>
      <text:h text:style-name="P44" text:outline-level="4">Lesson <text:span text:style-name="T57">7</text:span> – <text:span text:style-name="T42">Animals</text:span></text:h>
      <text:p text:style-name="P45"/>
      <text:p text:style-name="P73"><text:span text:style-name="Strong_20_Emphasis"><text:span text:style-name="T45">animaux</text:span></text:span><text:span text:style-name="T45"> <text:tab/><text:tab/><text:tab/>[ani-mo]: animals</text:span></text:p>
      <text:p text:style-name="P2"><text:span text:style-name="Strong_20_Emphasis"><text:span text:style-name="T52">Les animaux</text:span></text:span><text:span text:style-name="T52"> <text:tab/><text:tab/>[le </text:span><text:span text:style-name="T53">ż</text:span><text:span text:style-name="T52">a-ni-mo]: the animals</text:span></text:p>
      <text:p text:style-name="P2"><text:span text:style-name="Strong_20_Emphasis"><text:span text:style-name="T52">animal(e)</text:span></text:span><text:span text:style-name="T52"> <text:tab/><text:tab/><text:tab/>[a-ni-mal] (male) [a-ni-mal] (female): animal (male) / animal (female)</text:span></text:p>
      <text:p text:style-name="P2"><text:span text:style-name="Strong_20_Emphasis"><text:span text:style-name="T52">l'animal</text:span></text:span><text:span text:style-name="T52"> <text:tab/><text:tab/><text:tab/>[la-ni-mal]: the animal</text:span></text:p>
      <text:p text:style-name="P84"><text:span text:style-name="T43"/></text:p>
      <text:p text:style-name="P2"><text:span text:style-name="Strong_20_Emphasis"><text:span text:style-name="T52">un chat</text:span></text:span><text:span text:style-name="T52"> <text:tab/><text:tab/><text:tab/>[</text:span><text:span text:style-name="T53">qa</text:span><text:span text:style-name="T52"> </text:span><text:span text:style-name="T55">x</text:span><text:span text:style-name="T52">a]: a cat (male)</text:span></text:p>
      <text:p text:style-name="P2"><text:span text:style-name="Strong_20_Emphasis"><text:span text:style-name="T52">une chatte</text:span></text:span><text:span text:style-name="T52"> <text:tab/><text:tab/><text:tab/>[un </text:span><text:span text:style-name="T55">xe</text:span><text:span text:style-name="T52">t]: a cat (female)</text:span></text:p>
      <text:p text:style-name="P84"><text:span text:style-name="T43"/></text:p>
      <text:p text:style-name="P2"><text:span text:style-name="Strong_20_Emphasis"><text:span text:style-name="T52">un chien</text:span></text:span><text:span text:style-name="T52"> <text:tab/><text:tab/><text:tab/>[</text:span><text:span text:style-name="T53">qa</text:span><text:span text:style-name="T52"> </text:span><text:span text:style-name="T55">xj</text:span><text:span text:style-name="T53">aa</text:span><text:span text:style-name="T52">]: a dog (male)</text:span></text:p>
      <text:p text:style-name="P2"><text:span text:style-name="Strong_20_Emphasis"><text:span text:style-name="T52">une chienne</text:span></text:span><text:span text:style-name="T52"> <text:tab/><text:tab/><text:tab/>[un </text:span><text:span text:style-name="T55">xjen</text:span><text:span text:style-name="T52">]: a dog (female)</text:span></text:p>
      <text:p text:style-name="P84"><text:span text:style-name="T43"/></text:p>
      <text:p text:style-name="P2"><text:span text:style-name="Strong_20_Emphasis"><text:span text:style-name="T52">un oiseau</text:span></text:span><text:span text:style-name="T52"> <text:tab/><text:tab/><text:tab/>[</text:span><text:span text:style-name="T53">qa</text:span><text:span text:style-name="T52"> wa-</text:span><text:span text:style-name="T53">ż</text:span><text:span text:style-name="T55">u</text:span><text:span text:style-name="T52">]: a bird</text:span></text:p>
      <text:p text:style-name="P84"><text:span text:style-name="T43"/></text:p>
      <text:p text:style-name="P2"><text:span text:style-name="Strong_20_Emphasis"><text:span text:style-name="T52">un éléphant<text:tab/><text:tab/><text:tab/></text:span></text:span><text:span text:style-name="T52"> [</text:span><text:span text:style-name="T53">qa</text:span><text:span text:style-name="T52"> e-le-fa</text:span><text:span text:style-name="T53">a</text:span><text:span text:style-name="T52">]: an elephant (male)</text:span></text:p>
      <text:p text:style-name="P2"><text:span text:style-name="Strong_20_Emphasis"><text:span text:style-name="T52">une éléphante</text:span></text:span><text:span text:style-name="T52"> <text:tab/><text:tab/>[un e-le-fant</text:span><text:span text:style-name="T53">t</text:span><text:span text:style-name="T52">]: an elephant (female)</text:span></text:p>
      <text:p text:style-name="P84"><text:span text:style-name="T43"/></text:p>
      <text:p text:style-name="P2"><text:span text:style-name="Strong_20_Emphasis"><text:span text:style-name="T52">un lion</text:span></text:span><text:span text:style-name="T52"> <text:tab/><text:tab/><text:tab/>[</text:span><text:span text:style-name="T53">qa</text:span><text:span text:style-name="T52"> lyo]: a lion (male)</text:span></text:p>
      <text:p text:style-name="P2"><text:span text:style-name="Strong_20_Emphasis"><text:span text:style-name="T52">une lionne</text:span></text:span><text:span text:style-name="T52"> <text:tab/><text:tab/><text:tab/>[un lyon]: a lioness</text:span></text:p>
      <text:p text:style-name="P84"><text:span text:style-name="T43"/></text:p>
      <text:p text:style-name="P2"><text:span text:style-name="Strong_20_Emphasis"><text:span text:style-name="T52">un ours</text:span></text:span><text:span text:style-name="T52"> <text:tab/><text:tab/><text:tab/>[</text:span><text:span text:style-name="T53">qa</text:span><text:span text:style-name="T52"> </text:span><text:span text:style-name="T55">n</text:span><text:span text:style-name="T53">uss</text:span><text:span text:style-name="T52">]: a bear (male)</text:span></text:p>
      <text:p text:style-name="P2"><text:span text:style-name="Strong_20_Emphasis"><text:span text:style-name="T52">une ourse</text:span></text:span><text:span text:style-name="T52"> <text:tab/><text:tab/><text:tab/>[un </text:span><text:span text:style-name="T56">n</text:span><text:span text:style-name="T53">uss</text:span><text:span text:style-name="T52">]: a bear (female)</text:span></text:p>
      <text:p text:style-name="P84"><text:span text:style-name="T43"/></text:p>
      <text:p text:style-name="P2"><text:span text:style-name="Strong_20_Emphasis"><text:span text:style-name="T52">un cheval</text:span></text:span><text:span text:style-name="T52"> <text:tab/><text:tab/><text:tab/>[</text:span><text:span text:style-name="T53">qa</text:span><text:span text:style-name="T52"> sha-val]: a horse (male)</text:span></text:p>
      <text:p text:style-name="P2"><text:span text:style-name="Strong_20_Emphasis"><text:span text:style-name="T52">une jument</text:span></text:span><text:span text:style-name="T52"> <text:tab/><text:tab/><text:tab/>[un </text:span><text:span text:style-name="T53">xjġ</text:span><text:span text:style-name="T52">-</text:span><text:span text:style-name="T53">mo</text:span><text:span text:style-name="T52">]: a mare</text:span></text:p>
      <text:p text:style-name="P84"><text:span text:style-name="T43"/></text:p>
      <text:p text:style-name="P2"><text:soft-page-break/><text:span text:style-name="Strong_20_Emphasis"><text:span text:style-name="T52">des chevaux</text:span></text:span><text:span text:style-name="T52"> <text:tab/><text:tab/>[de sh</text:span><text:span text:style-name="T54">u</text:span><text:span text:style-name="T52">-vo]: some horses</text:span></text:p>
      <text:p text:style-name="P2"><text:span text:style-name="Strong_20_Emphasis"><text:span text:style-name="T52">les chevaux</text:span></text:span><text:span text:style-name="T52"> <text:tab/><text:tab/><text:tab/>[le sh</text:span><text:span text:style-name="T54">u</text:span><text:span text:style-name="T52">-vo]: the horses</text:span></text:p>
      <text:p text:style-name="P2"><text:span text:style-name="Strong_20_Emphasis"><text:span text:style-name="T52">un tigre</text:span></text:span><text:span text:style-name="T52"> <text:tab/><text:tab/><text:tab/>[</text:span><text:span text:style-name="T54">qa</text:span><text:span text:style-name="T52"> tee-</text:span><text:span text:style-name="T54">ġ</text:span><text:span text:style-name="T52">r]: a tiger (male)</text:span></text:p>
      <text:p text:style-name="P2"><text:span text:style-name="Strong_20_Emphasis"><text:span text:style-name="T52">une tigresse</text:span></text:span><text:span text:style-name="T52"> <text:tab/><text:tab/>[un tee-</text:span><text:span text:style-name="T54">ġ</text:span><text:span text:style-name="T52">ress]: a tigress</text:span></text:p>
      <text:p text:style-name="P2"><text:span text:style-name="Strong_20_Emphasis"><text:span text:style-name="T52"/></text:span></text:p>
      <text:p text:style-name="P2"><text:span text:style-name="Strong_20_Emphasis"><text:span text:style-name="T52">un taureau</text:span></text:span><text:span text:style-name="T52"> <text:tab/><text:tab/><text:tab/>[</text:span><text:span text:style-name="T54">qa</text:span><text:span text:style-name="T52"> to-ro]: a bull</text:span></text:p>
      <text:p text:style-name="P2"><text:span text:style-name="Strong_20_Emphasis"><text:span text:style-name="T52">une vache</text:span></text:span><text:span text:style-name="T52"> <text:tab/><text:tab/><text:tab/>[un vash]: a cow</text:span></text:p>
      <text:p text:style-name="P84"><text:span text:style-name="T43"/></text:p>
      <text:p text:style-name="P2"><text:span text:style-name="Strong_20_Emphasis"><text:span text:style-name="T52">une tortue</text:span></text:span><text:span text:style-name="T52"> <text:tab/><text:tab/><text:tab/>[un tor-t</text:span><text:span text:style-name="T54">u</text:span><text:span text:style-name="T52">]: a turtle</text:span></text:p>
      <text:p text:style-name="P84"><text:span text:style-name="T43"/></text:p>
      <text:p text:style-name="P2"><text:span text:style-name="Strong_20_Emphasis"><text:span text:style-name="T52">un cochon</text:span></text:span><text:span text:style-name="T52"> <text:tab/><text:tab/><text:tab/>[</text:span><text:span text:style-name="T54">qa</text:span><text:span text:style-name="T52"> ko-</text:span><text:span text:style-name="T56">x</text:span><text:span text:style-name="T52">on</text:span><text:span text:style-name="T56">n</text:span><text:span text:style-name="T52">]: a pig</text:span></text:p>
      <text:p text:style-name="P84"><text:span text:style-name="T43"/></text:p>
      <text:p text:style-name="P74"><text:span text:style-name="Strong_20_Emphasis"><text:span text:style-name="T52">un mouton</text:span></text:span><text:span text:style-name="T52"> <text:tab/><text:tab/><text:tab/>[</text:span><text:span text:style-name="T54">qa</text:span><text:span text:style-name="T52"> m</text:span><text:span text:style-name="T56">u</text:span><text:span text:style-name="T52">-to]: a sheep (male)</text:span></text:p>
      <text:p text:style-name="P2"><text:span text:style-name="Strong_20_Emphasis"><text:span text:style-name="T52">une brebis</text:span></text:span><text:span text:style-name="T52"> <text:tab/><text:tab/><text:tab/>[un bre-b</text:span><text:span text:style-name="T54">ii </text:span><text:span text:style-name="T52">]: a sheep (female)</text:span></text:p>
      <text:p text:style-name="P84"><text:span text:style-name="T43"/></text:p>
      <text:p text:style-name="P2"><text:span text:style-name="Strong_20_Emphasis"><text:span text:style-name="T52">un canard</text:span></text:span><text:span text:style-name="T52"> <text:tab/><text:tab/><text:tab/>[</text:span><text:span text:style-name="T54">qa</text:span><text:span text:style-name="T52"> ka-nar]: a duck (male)</text:span></text:p>
      <text:p text:style-name="P2"><text:span text:style-name="Strong_20_Emphasis"><text:span text:style-name="T52">une cane</text:span></text:span><text:span text:style-name="T52"> <text:tab/><text:tab/><text:tab/>[un kan]: a duck (female)</text:span></text:p>
      <text:p text:style-name="P84"><text:span text:style-name="T43"/></text:p>
      <text:h text:style-name="P66" text:outline-level="4">Actions:</text:h>
      <text:p text:style-name="P2"><text:span text:style-name="Strong_20_Emphasis"><text:span text:style-name="T52">courir vite</text:span></text:span><text:span text:style-name="T52"> <text:tab/><text:tab/><text:tab/>[ kur-ir <text:s/>vit]: run fast</text:span></text:p>
      <text:p text:style-name="P60"/>
      <text:p text:style-name="P2"><text:span text:style-name="Strong_20_Emphasis"><text:span text:style-name="T52">marcher à pied</text:span></text:span><text:span text:style-name="T52"> <text:tab/><text:tab/>[ marxje a pje ]: walk on foot</text:span></text:p>
      <text:p text:style-name="P60"/>
      <text:p text:style-name="P2"><text:span text:style-name="Strong_20_Emphasis"><text:span text:style-name="T52">sauter</text:span></text:span><text:span text:style-name="T52"> <text:tab/><text:tab/><text:tab/>[so-t</text:span><text:span text:style-name="T54">ee</text:span><text:span text:style-name="T52">]: jump</text:span></text:p>
      <text:p text:style-name="P84"><text:span text:style-name="T43"/></text:p>
      <text:p text:style-name="P2"><text:span text:style-name="Strong_20_Emphasis"><text:span text:style-name="T52">vite</text:span></text:span><text:span text:style-name="T52"> <text:tab/><text:tab/><text:tab/><text:tab/>[</text:span><text:span text:style-name="T54">vit</text:span><text:span text:style-name="T52">]: quickly</text:span></text:p>
      <text:p text:style-name="P84"><text:span text:style-name="T43"/></text:p>
      <text:p text:style-name="P2"><text:span text:style-name="Strong_20_Emphasis"><text:span text:style-name="T52">lentement</text:span></text:span><text:span text:style-name="T52"> <text:tab/><text:tab/><text:tab/>[lon-t</text:span><text:span text:style-name="T54">o</text:span><text:span text:style-name="T52">-mo]: slowly</text:span></text:p>
      <text:p text:style-name="P84"><text:span text:style-name="T43"/></text:p>
      <text:p text:style-name="P145"><text:soft-page-break/><text:span text:style-name="T36">Review:</text:span></text:p>
      <text:p text:style-name="P61">animaux.</text:p>
      <text:p text:style-name="P61">Les animaux.</text:p>
      <text:p text:style-name="P61">animal.</text:p>
      <text:p text:style-name="P61">animale.</text:p>
      <text:p text:style-name="P61">l'animal.</text:p>
      <text:p text:style-name="P61">un chat.</text:p>
      <text:p text:style-name="P61">une chatte.</text:p>
      <text:p text:style-name="P61">un chien.</text:p>
      <text:p text:style-name="P61">une chienne.</text:p>
      <text:p text:style-name="P61">un oiseau.</text:p>
      <text:p text:style-name="P61">un éléphant.</text:p>
      <text:p text:style-name="P61">une éléphante.</text:p>
      <text:p text:style-name="P61">un lion.</text:p>
      <text:p text:style-name="P61">une lionne.</text:p>
      <text:p text:style-name="P61">un ours.</text:p>
      <text:p text:style-name="P61">une ourse.</text:p>
      <text:p text:style-name="P61">un cheval.</text:p>
      <text:p text:style-name="P61">une jument.</text:p>
      <text:p text:style-name="P61">des chevaux.</text:p>
      <text:p text:style-name="P61">les chevaux.</text:p>
      <text:p text:style-name="P61">un tigre.</text:p>
      <text:p text:style-name="P61">une tigresse.</text:p>
      <text:p text:style-name="P61">un taureau.</text:p>
      <text:p text:style-name="P61">une vache.</text:p>
      <text:p text:style-name="P61">une tortue.</text:p>
      <text:p text:style-name="P61">un cochon.</text:p>
      <text:p text:style-name="P61">un mouton.</text:p>
      <text:p text:style-name="P61">une brebis.</text:p>
      <text:p text:style-name="P61">un canard.</text:p>
      <text:p text:style-name="P61">une cane.</text:p>
      <text:p text:style-name="P61">courir vite.</text:p>
      <text:p text:style-name="P61">marcher à pied.</text:p>
      <text:p text:style-name="P61">sauter.</text:p>
      <text:p text:style-name="P61">vite.</text:p>
      <text:p text:style-name="P61">Lentement.</text:p>
      <text:p text:style-name="P61"/>
      <text:h text:style-name="P67" text:outline-level="4"><text:soft-page-break/>Example Sentences:</text:h>
      <text:p text:style-name="P75"><text:span text:style-name="Strong_20_Emphasis"><text:span text:style-name="T52">La tortue marche lentement</text:span></text:span><text:span text:style-name="T52"> </text:span></text:p>
      <text:p text:style-name="P68">[ la <text:s/>tortu <text:s/>marx <text:s/>len-to-mo ]</text:p>
      <text:p text:style-name="P85"><text:span text:style-name="T50"/></text:p>
      <text:p text:style-name="P2"><text:span text:style-name="Strong_20_Emphasis"><text:span text:style-name="T52">Le chien court vite</text:span></text:span><text:span text:style-name="T52"> </text:span></text:p>
      <text:p text:style-name="P69">[ lu <text:s/>xja <text:s/>kur <text:s/>vit ]</text:p>
      <text:p text:style-name="P15"><text:span text:style-name="T43"/></text:p>
      <text:p text:style-name="P15"><text:span text:style-name="T43"/></text:p>
      <text:p text:style-name="P2"><text:span text:style-name="Strong_20_Emphasis"><text:span text:style-name="T52">Le chat saute</text:span></text:span><text:span text:style-name="T52"> </text:span></text:p>
      <text:p text:style-name="P69">[ lu <text:s/>xa <text:s/>sut ]</text:p>
      <text:p text:style-name="P86"><text:span text:style-name="T27"/></text:p>
      <text:p text:style-name="P68">Pronunciation Key:</text:p>
      <text:list text:style-name="L33">
        <text:list-item>
          <text:p text:style-name="P146"><text:span text:style-name="Strong_20_Emphasis"><text:span text:style-name="T46">ien</text:span></text:span><text:span text:style-name="T46"> [ja]: Used in words like "chien" (dog) to produce a nasal vowel sound.</text:span></text:p>
        </text:list-item>
        <text:list-item>
          <text:p text:style-name="P146"><text:span text:style-name="Strong_20_Emphasis"><text:span text:style-name="T46">oi</text:span></text:span><text:span text:style-name="T46"> [wa]: Used in words like "oiseau" (bird), where it represents a rounded vowel sound.</text:span></text:p>
        </text:list-item>
        <text:list-item>
          <text:p text:style-name="P146"><text:span text:style-name="Strong_20_Emphasis"><text:span text:style-name="T46">eau</text:span></text:span><text:span text:style-name="T46"> [oo]: Appears in words like "bateau" (boat), indicating a long 'o' sound.</text:span></text:p>
        </text:list-item>
        <text:list-item>
          <text:p text:style-name="P146"><text:span text:style-name="Strong_20_Emphasis"><text:span text:style-name="T46">an</text:span></text:span><text:span text:style-name="T46"> [qa]: Found in words like "animaux" (animals), indicating a nasal 'a' sound.</text:span></text:p>
          <text:p text:style-name="P144"><text:span text:style-name="T50"/></text:p>
        </text:list-item>
      </text:list>
      <text:p text:style-name="P68">Pronunciation Rule for "aux":</text:p>
      <text:list text:continue-numbering="true" text:style-name="L33">
        <text:list-item>
          <text:p text:style-name="P146"><text:span text:style-name="Strong_20_Emphasis"><text:span text:style-name="T46">aux </text:span></text:span><text:span text:style-name="Strong_20_Emphasis"><text:span text:style-name="T47"><text:s/></text:span></text:span><text:span text:style-name="Strong_20_Emphasis"><text:span text:style-name="T48">[</text:span></text:span><text:span text:style-name="Strong_20_Emphasis"><text:span text:style-name="T47">o</text:span></text:span><text:span text:style-name="Strong_20_Emphasis"><text:span text:style-name="T48">]</text:span></text:span><text:span text:style-name="T46">: The "aux" combination in French is pronounced [o]. This is a plural form ending for many nouns and is pronounced the same as "eau" [oo], as in "beau" (beautiful) or "nouveau" (new). However, for the purpose of your phonetic system and clarity, representing it as [o] might align better with typical Maltese phonetics, especially for easier distinction in learning contexts.</text:span></text:p>
        </text:list-item>
      </text:list>
      <text:p text:style-name="P68">Example Usage:</text:p>
      <text:list text:continue-numbering="true" text:style-name="L33">
        <text:list-item>
          <text:p text:style-name="P146"><text:span text:style-name="Strong_20_Emphasis"><text:span text:style-name="T46">animaux</text:span></text:span><text:span text:style-name="T46"> (animals) [a-ni-mo]</text:span></text:p>
        </text:list-item>
        <text:list-item>
          <text:p text:style-name="P146"><text:span text:style-name="Strong_20_Emphasis"><text:span text:style-name="T46">chevaux</text:span></text:span><text:span text:style-name="T46"> (horses) [sho-vo]</text:span></text:p>
        </text:list-item>
      </text:list>
      <text:p text:style-name="P85"><text:span text:style-name="T50"/></text:p>
      <text:p text:style-name="P70">________________________________________________________________________________________________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13"><text:span text:style-name="T50"/></text:p>
      <text:p text:style-name="P87"><text:soft-page-break/><text:span text:style-name="T34">Lesson </text:span><text:span text:style-name="T35">8</text:span><text:span text:style-name="T34"> – Exercice</text:span><text:span text:style-name="T51"> <text:s/>[ eks-ersis ]</text:span></text:p>
      <text:p text:style-name="P87"><text:span text:style-name="T51"/></text:p>
      <text:p text:style-name="P25">Marcher<text:tab/><text:tab/>[ marxe ]<text:tab/><text:tab/>to walk</text:p>
      <text:p text:style-name="P25"/>
      <text:p text:style-name="P25">Courir<text:tab/><text:tab/><text:tab/>[ kurir ]<text:tab/><text:tab/><text:tab/>to run</text:p>
      <text:p text:style-name="P25"/>
      <text:p text:style-name="P25">Sauter<text:tab/><text:tab/><text:tab/>[ sute ]<text:tab/><text:tab/><text:tab/>to jump</text:p>
      <text:p text:style-name="P25"/>
      <text:p text:style-name="P25">Fair de l'exercice<text:tab/>[ fer de l'ek-ersi ]<text:tab/>to exercise</text:p>
      <text:p text:style-name="P25"/>
      <text:p text:style-name="P25">Danser<text:tab/><text:tab/><text:tab/>[ danse ]<text:tab/><text:tab/>to dance</text:p>
      <text:p text:style-name="P25"/>
      <text:p text:style-name="P25">Nager<text:tab/><text:tab/><text:tab/>[ naxġe ]<text:tab/><text:tab/>to swim</text:p>
      <text:p text:style-name="P25"/>
      <text:p text:style-name="P25">Jouer<text:tab/><text:tab/><text:tab/>[ xġuwe ]<text:tab/><text:tab/>to play </text:p>
      <text:p text:style-name="P25"/>
      <text:p text:style-name="P25">Transpirer<text:tab/><text:tab/>[ trans-pi-re ]<text:tab/><text:tab/>to sweat</text:p>
      <text:p text:style-name="P25"/>
      <text:p text:style-name="P25">J'aime<text:tab/><text:tab/><text:tab/>[ xġem ]<text:tab/><text:tab/>I like</text:p>
      <text:p text:style-name="P25"/>
      <text:p text:style-name="P25">Je n'aime pas<text:tab/><text:tab/><text:span text:style-name="T58">[ xġ <text:s/>nem <text:s/>pa ]<text:tab/><text:tab/>I don't like</text:span></text:p>
      <text:p text:style-name="P25"/>
      <text:p text:style-name="P17">J'adore<text:tab/><text:tab/>[ xġador ]<text:tab/><text:tab/>I love</text:p>
      <text:p text:style-name="P17"/>
      <text:p text:style-name="P17">Je déteste<text:tab/><text:tab/>[ xġ ditest ]<text:tab/><text:tab/>I hate</text:p>
      <text:p text:style-name="P17"/>
      <text:p text:style-name="P17"/>
      <text:p text:style-name="P17"/>
      <text:p text:style-name="P17"/>
      <text:p text:style-name="P17">J'aime nager.</text:p>
      <text:p text:style-name="P17"/>
      <text:p text:style-name="P17">Je n'aime pas danser.</text:p>
      <text:p text:style-name="P17"/>
      <text:p text:style-name="P17">J'adore faire du vélo.</text:p>
      <text:p text:style-name="P17"/>
      <text:p text:style-name="P17"/>
      <text:p text:style-name="P17">Prendre<text:tab/><text:tab/>[ prandr ]<text:tab/><text:tab/>take</text:p>
      <text:p text:style-name="P17"/>
      <text:p text:style-name="P17">Grandir<text:tab/><text:tab/>[ grandir ]<text:tab/><text:tab/>to grow up</text:p>
      <text:p text:style-name="P17"/>
      <text:p text:style-name="P50"/>
      <text:p text:style-name="P50"/>
      <text:p text:style-name="P51">Conjugaison<text:span text:style-name="T59"> [ kon-xġu-geżo ]</text:span></text:p>
      <text:p text:style-name="P51"><text:span text:style-name="T59"/></text:p>
      <text:p text:style-name="P18"><text:soft-page-break/>verbs ending <text:span text:style-name="T60">-er</text:span></text:p>
      <text:p text:style-name="P18"/>
      <text:p text:style-name="P18">Je <text:tab/> <text:tab/><text:tab/>[ xġ ]<text:tab/><text:tab/><text:tab/>-e</text:p>
      <text:p text:style-name="P18">Tu<text:tab/><text:tab/><text:tab/>[ tu ]<text:tab/><text:tab/><text:tab/>-es</text:p>
      <text:p text:style-name="P18">il, elle, on<text:tab/><text:tab/>[ il, el, qu ]<text:tab/><text:tab/>-e</text:p>
      <text:p text:style-name="P18"/>
      <text:p text:style-name="P18">nous<text:tab/><text:tab/><text:tab/>[ nu ]<text:tab/><text:tab/><text:tab/>-ons</text:p>
      <text:p text:style-name="P18">vous<text:tab/><text:tab/><text:tab/>[ vu ]<text:tab/><text:tab/><text:tab/>-ez</text:p>
      <text:p text:style-name="P18">ils, elles<text:tab/><text:tab/>[ il, el]<text:tab/><text:tab/><text:tab/>-ent</text:p>
      <text:p text:style-name="P18"/>
      <text:p text:style-name="P18"/>
      <text:p text:style-name="P18"><text:span text:style-name="T90">March</text:span><text:span text:style-name="T61">er</text:span><text:span text:style-name="T90"> </text:span><text:tab/><text:tab/>[ marxe ]</text:p>
      <text:p text:style-name="P25"/>
      <text:p text:style-name="P18">Je <text:s/>march<text:span text:style-name="T60">e</text:span> <text:tab/><text:tab/>[ xġ <text:s/><text:span text:style-name="T89">marx</text:span>]<text:tab/><text:tab/></text:p>
      <text:p text:style-name="P19">Tu march<text:span text:style-name="T60">es</text:span><text:tab/><text:tab/>[ tu <text:span text:style-name="T89">marx </text:span>]<text:tab/><text:tab/><text:tab/></text:p>
      <text:p text:style-name="P19">il, elle, on march<text:span text:style-name="T60">e</text:span><text:tab/>[ il, el, qu <text:s/><text:span text:style-name="T89">marx </text:span>]<text:tab/><text:tab/></text:p>
      <text:p text:style-name="P18"/>
      <text:p text:style-name="P18">nous march<text:span text:style-name="T60">ons</text:span><text:tab/>[ nu <text:span text:style-name="T89">marxo</text:span>]<text:tab/><text:tab/><text:tab/></text:p>
      <text:p text:style-name="P18">vous march<text:span text:style-name="T60">ez</text:span><text:tab/><text:tab/>[ vu <text:s/><text:span text:style-name="T89">marxe </text:span>]<text:tab/><text:tab/><text:tab/></text:p>
      <text:p text:style-name="P19">ils, elles march<text:span text:style-name="T60">ent</text:span><text:tab/>[ il, el <text:span text:style-name="T89">marx </text:span>]</text:p>
      <text:p text:style-name="P19"/>
      <text:p text:style-name="P19"/>
      <text:p text:style-name="P19"><text:span text:style-name="T91">Saut</text:span><text:span text:style-name="T62">er</text:span><text:span text:style-name="T60"><text:tab/></text:span><text:tab/><text:tab/>[ <text:span text:style-name="T89">sute</text:span> ]</text:p>
      <text:p text:style-name="P26"/>
      <text:p text:style-name="P19">Je <text:s/><text:span text:style-name="T89">saut</text:span><text:span text:style-name="T60">e</text:span> <text:tab/><text:tab/>[ xġ <text:s/><text:span text:style-name="T89">sut</text:span>]<text:tab/><text:tab/></text:p>
      <text:p text:style-name="P19">Tu <text:span text:style-name="T89">saut</text:span><text:span text:style-name="T60">es</text:span><text:tab/><text:tab/>[ tu <text:span text:style-name="T89">sut </text:span>]<text:tab/><text:tab/><text:tab/></text:p>
      <text:p text:style-name="P19">il, elle, on <text:span text:style-name="T89">saut</text:span><text:span text:style-name="T60">e</text:span><text:tab/>[ il, el, qu <text:s/><text:span text:style-name="T89">sut </text:span>]<text:tab/><text:tab/></text:p>
      <text:p text:style-name="P19"/>
      <text:p text:style-name="P19">nous <text:span text:style-name="T89">saut</text:span><text:span text:style-name="T60">ons</text:span><text:tab/><text:tab/>[ nu <text:span text:style-name="T89">suto </text:span>]<text:tab/><text:tab/><text:tab/></text:p>
      <text:p text:style-name="P19">vous <text:span text:style-name="T89">saut</text:span><text:span text:style-name="T60">ez</text:span><text:tab/><text:tab/>[ vu <text:s/><text:span text:style-name="T89">sute </text:span>]<text:tab/><text:tab/><text:tab/></text:p>
      <text:p text:style-name="P23">ils, elles <text:span text:style-name="T89">saut</text:span><text:span text:style-name="T60">ent</text:span><text:tab/>[ il, el <text:span text:style-name="T89">sut </text:span>]<text:tab/></text:p>
      <text:p text:style-name="P23"><text:tab/><text:tab/><text:tab/></text:p>
      <text:p text:style-name="P19"><text:span text:style-name="T97">Nag</text:span><text:span text:style-name="T62">er</text:span><text:span text:style-name="T60"><text:tab/></text:span><text:tab/><text:tab/>[ <text:span text:style-name="T89">naxġe</text:span> ]</text:p>
      <text:p text:style-name="P26"/>
      <text:p text:style-name="P19">Je <text:s/><text:span text:style-name="T89">nag</text:span><text:span text:style-name="T60">e</text:span> <text:tab/><text:tab/>[ xġ <text:s/><text:span text:style-name="T89">naxġ </text:span>]<text:tab/><text:tab/></text:p>
      <text:p text:style-name="P19">Tu <text:span text:style-name="T89">nag</text:span><text:span text:style-name="T60">es</text:span><text:tab/><text:tab/>[ tu <text:span text:style-name="T89">naxġ </text:span>]<text:tab/><text:tab/><text:tab/></text:p>
      <text:p text:style-name="P19">il, elle, on <text:span text:style-name="T89">nag</text:span><text:span text:style-name="T60">e</text:span><text:tab/>[ il, el, qu <text:s/><text:span text:style-name="T89">naxġ </text:span>]<text:tab/><text:tab/></text:p>
      <text:p text:style-name="P19"/>
      <text:p text:style-name="P19">nous <text:span text:style-name="T89">nag</text:span><text:span text:style-name="T65">e</text:span><text:span text:style-name="T60">ons</text:span><text:tab/><text:tab/>[ nu <text:span text:style-name="T89">naxġo </text:span>]<text:tab/><text:tab/><text:tab/></text:p>
      <text:p text:style-name="P19">vous <text:span text:style-name="T89">nag</text:span><text:span text:style-name="T60">ez</text:span><text:tab/><text:tab/>[ vu <text:s/><text:span text:style-name="T89">naxġe </text:span>]<text:tab/><text:tab/><text:tab/></text:p>
      <text:p text:style-name="P20">ils, elles <text:span text:style-name="T89">nag</text:span><text:span text:style-name="T60">ent</text:span><text:tab/>[ il, el <text:span text:style-name="T89">naxġ </text:span>]<text:tab/></text:p>
      <text:p text:style-name="P20"/>
      <text:p text:style-name="P20"/>
      <text:p text:style-name="P20"><text:span text:style-name="T98">Jou</text:span><text:span text:style-name="T62">er</text:span><text:span text:style-name="T60"><text:tab/></text:span><text:tab/><text:tab/>[ <text:span text:style-name="T96">xġuwe</text:span> ]</text:p>
      <text:p text:style-name="P27"/>
      <text:p text:style-name="P20"><text:soft-page-break/>Je <text:s/><text:span text:style-name="T96">jou</text:span><text:span text:style-name="T60">e</text:span> <text:tab/><text:tab/>[ xġ <text:s/><text:span text:style-name="T96">xġu</text:span><text:span text:style-name="T89"> </text:span>]<text:tab/><text:tab/></text:p>
      <text:p text:style-name="P20">Tu <text:span text:style-name="T96">jou</text:span><text:span text:style-name="T60">es</text:span><text:tab/><text:tab/>[ tu <text:span text:style-name="T96">xġu</text:span><text:span text:style-name="T89"> </text:span>]<text:tab/><text:tab/><text:tab/></text:p>
      <text:p text:style-name="P20">il, elle, on <text:span text:style-name="T96">jou</text:span><text:span text:style-name="T60">e</text:span><text:tab/><text:tab/>[ il, el, qu <text:s/><text:span text:style-name="T96">xġu</text:span><text:span text:style-name="T89"> </text:span>]<text:tab/><text:tab/></text:p>
      <text:p text:style-name="P20"/>
      <text:p text:style-name="P20">nous <text:span text:style-name="T96">jou</text:span><text:span text:style-name="T60">ons</text:span><text:tab/><text:tab/>[ nu <text:span text:style-name="T96">xġuw</text:span><text:span text:style-name="T89">o </text:span>]<text:tab/><text:tab/><text:tab/></text:p>
      <text:p text:style-name="P20">vous <text:span text:style-name="T96">jou</text:span><text:span text:style-name="T60">ez</text:span><text:tab/><text:tab/>[ vu <text:s/><text:span text:style-name="T96">xġuw</text:span><text:span text:style-name="T89">e </text:span>]<text:tab/><text:tab/><text:tab/></text:p>
      <text:p text:style-name="P20">ils, elles <text:span text:style-name="T96">jou</text:span><text:span text:style-name="T60">ent</text:span><text:tab/>[ il, el <text:span text:style-name="T96">xġu</text:span><text:span text:style-name="T89"> </text:span>]<text:tab/><text:tab/></text:p>
      <text:p text:style-name="P20"/>
      <text:p text:style-name="P20"/>
      <text:p text:style-name="P20">verbs ending <text:span text:style-name="T60">-</text:span><text:span text:style-name="T65">i</text:span><text:span text:style-name="T60">r</text:span></text:p>
      <text:p text:style-name="P20"/>
      <text:p text:style-name="P20">Je <text:tab/> <text:tab/><text:tab/>[ xġ ]<text:tab/><text:tab/><text:tab/>-<text:span text:style-name="T96">s / -is</text:span></text:p>
      <text:p text:style-name="P20">Tu<text:tab/><text:tab/><text:tab/>[ tu ]<text:tab/><text:tab/><text:tab/>-<text:span text:style-name="T96">s / -is</text:span></text:p>
      <text:p text:style-name="P20">il, elle, on<text:tab/><text:tab/>[ il, el, qu ]<text:tab/><text:tab/>-<text:span text:style-name="T96">t / -it</text:span></text:p>
      <text:p text:style-name="P20"/>
      <text:p text:style-name="P20">nous<text:tab/><text:tab/><text:tab/>[ nu ]<text:tab/><text:tab/><text:tab/>-ons / -<text:span text:style-name="T96">ssons</text:span></text:p>
      <text:p text:style-name="P20">vous<text:tab/><text:tab/><text:tab/>[ vu ]<text:tab/><text:tab/><text:tab/>-ez <text:s text:c="2"/>/ -<text:span text:style-name="T96">ssez</text:span></text:p>
      <text:p text:style-name="P20"><text:s/>ils, elles<text:tab/><text:tab/>[ il, el]<text:tab/><text:tab/><text:tab/>-ent / -<text:span text:style-name="T96">ssent</text:span></text:p>
      <text:p text:style-name="P20"/>
      <text:p text:style-name="P20"/>
      <text:p text:style-name="P20"><text:span text:style-name="T98">Cour</text:span><text:span text:style-name="T63">ir</text:span><text:span text:style-name="T60"><text:tab/></text:span><text:tab/><text:tab/>[ <text:span text:style-name="T96">kurir</text:span>]</text:p>
      <text:p text:style-name="P27"/>
      <text:p text:style-name="P20">Je <text:s/><text:span text:style-name="T96">cour</text:span><text:span text:style-name="T65">s</text:span><text:tab/><text:tab/>[ xġ <text:s/><text:span text:style-name="T96">kur</text:span><text:span text:style-name="T89"> </text:span>]<text:tab/><text:tab/></text:p>
      <text:p text:style-name="P88"><text:span text:style-name="T22">Tu </text:span><text:span text:style-name="T28">cour</text:span><text:span text:style-name="T70">s</text:span><text:span text:style-name="T22"><text:tab/><text:tab/>[ tu </text:span><text:span text:style-name="T28">kur</text:span><text:span text:style-name="T24"> </text:span><text:span text:style-name="T22">]<text:tab/><text:tab/><text:tab/></text:span></text:p>
      <text:p text:style-name="P20">il, elle, on <text:span text:style-name="T96">cour</text:span><text:span text:style-name="T65">t</text:span><text:tab/>[ il, el, qu <text:s/><text:span text:style-name="T96">kur</text:span><text:span text:style-name="T89"> </text:span>]<text:tab/><text:tab/></text:p>
      <text:p text:style-name="P20"/>
      <text:p text:style-name="P20">nous <text:span text:style-name="T96">cour</text:span><text:span text:style-name="T60">ons</text:span><text:tab/><text:tab/>[ nu <text:span text:style-name="T96">kuro</text:span><text:span text:style-name="T89"> </text:span>]<text:tab/><text:tab/><text:tab/></text:p>
      <text:p text:style-name="P20">vous <text:span text:style-name="T96">cour</text:span><text:span text:style-name="T60">ez</text:span><text:tab/><text:tab/>[ vu <text:s/><text:span text:style-name="T96">kure</text:span><text:span text:style-name="T89"> </text:span>]<text:tab/><text:tab/><text:tab/></text:p>
      <text:p text:style-name="P20">ils, elles <text:span text:style-name="T96">cour</text:span><text:span text:style-name="T60">ent</text:span><text:tab/>[ il, el <text:span text:style-name="T96">kur</text:span><text:span text:style-name="T89"> </text:span>]<text:tab/></text:p>
      <text:p text:style-name="P20"/>
      <text:p text:style-name="P12"/>
      <text:p text:style-name="P21"><text:span text:style-name="T99">Grand</text:span><text:span text:style-name="T63">ir</text:span><text:span text:style-name="T60"><text:tab/></text:span><text:tab/><text:tab/>[ <text:span text:style-name="T109">grandir</text:span>]</text:p>
      <text:p text:style-name="P28"/>
      <text:p text:style-name="P89"><text:span text:style-name="T22">Je <text:s/></text:span><text:span text:style-name="T29">grand</text:span><text:span text:style-name="T74">is</text:span><text:span text:style-name="T22"><text:tab/><text:tab/><text:tab/>[ xġ <text:s/></text:span><text:span text:style-name="T29">grandi</text:span><text:span text:style-name="T24"> </text:span><text:span text:style-name="T22">]<text:tab/><text:tab/></text:span></text:p>
      <text:p text:style-name="P89"><text:span text:style-name="T22">Tu </text:span><text:span text:style-name="T29">grand</text:span><text:span text:style-name="T74">is</text:span><text:span text:style-name="T22"><text:tab/><text:tab/><text:tab/>[ tu </text:span><text:span text:style-name="T29">grandi</text:span><text:span text:style-name="T24"> </text:span><text:span text:style-name="T22">]<text:tab/><text:tab/><text:tab/></text:span></text:p>
      <text:p text:style-name="P89"><text:span text:style-name="T22">il, elle, on </text:span><text:span text:style-name="T29">grand</text:span><text:span text:style-name="T74">i</text:span><text:span text:style-name="T75">t</text:span><text:span text:style-name="T22"><text:tab/><text:tab/>[ il, el, qu <text:s/></text:span><text:span text:style-name="T29">grandi</text:span><text:span text:style-name="T24"> </text:span><text:span text:style-name="T22">]<text:tab/><text:tab/></text:span></text:p>
      <text:p text:style-name="P21"/>
      <text:p text:style-name="P89"><text:span text:style-name="T22">nous </text:span><text:span text:style-name="T29">grandi</text:span><text:span text:style-name="T67">ssons</text:span><text:span text:style-name="T22"><text:tab/><text:tab/>[ nu </text:span><text:span text:style-name="T29">grandiso</text:span><text:span text:style-name="T24"> <text:s/></text:span><text:span text:style-name="T22">]<text:tab/><text:tab/><text:tab/></text:span></text:p>
      <text:p text:style-name="P89"><text:span text:style-name="T22">vous </text:span><text:span text:style-name="T29">grandi</text:span><text:span text:style-name="T67">ssez</text:span><text:span text:style-name="T22"><text:tab/><text:tab/>[ vu <text:s/></text:span><text:span text:style-name="T29">grandise</text:span><text:span text:style-name="T24"> </text:span><text:span text:style-name="T22">]<text:tab/><text:tab/><text:tab/></text:span></text:p>
      <text:p text:style-name="P89"><text:span text:style-name="T22">ils, elles</text:span><text:span text:style-name="T69"> </text:span><text:span text:style-name="T29">grandi</text:span><text:span text:style-name="T67">ssent</text:span><text:span text:style-name="T22"><text:tab/><text:tab/>[ il, el </text:span><text:span text:style-name="T29">grandis</text:span><text:span text:style-name="T24"> <text:s/></text:span><text:span text:style-name="T22">]<text:tab/></text:span></text:p>
      <text:p text:style-name="P21"/>
      <text:p text:style-name="P21"/>
      <text:p text:style-name="P22">verbs ending <text:span text:style-name="T60">-</text:span><text:span text:style-name="T79">re , -oir</text:span></text:p>
      <text:p text:style-name="P22"/>
      <text:p text:style-name="P22">Je <text:tab/> <text:tab/><text:tab/>[ xġ ]<text:tab/><text:tab/><text:tab/>-<text:span text:style-name="T96">s <text:s/></text:span></text:p>
      <text:p text:style-name="P22"><text:soft-page-break/>Tu<text:tab/><text:tab/><text:tab/>[ tu ]<text:tab/><text:tab/><text:tab/>-<text:span text:style-name="T96">s </text:span></text:p>
      <text:p text:style-name="P76"><text:span text:style-name="T22">il, elle, on<text:tab/><text:tab/>[ il, el, qu ]<text:tab/><text:tab/>-</text:span><text:span text:style-name="T28">t / </text:span><text:span text:style-name="T111">⌀</text:span></text:p>
      <text:p text:style-name="P22"/>
      <text:p text:style-name="P22">nous<text:tab/><text:tab/><text:tab/>[ nu ]<text:tab/><text:tab/><text:tab/>-ons / -<text:span text:style-name="T96">ssons</text:span></text:p>
      <text:p text:style-name="P22">vous<text:tab/><text:tab/><text:tab/>[ vu ]<text:tab/><text:tab/><text:tab/>-ez <text:s text:c="2"/>/ -<text:span text:style-name="T96">ssez</text:span></text:p>
      <text:p text:style-name="P22"><text:s/>ils, elles<text:tab/><text:tab/>[ il, el]<text:tab/><text:tab/><text:tab/>-<text:span text:style-name="T110">ent / -ont / -ssent <text:s text:c="4"/><text:tab/>[ qa / qo / sqe ]</text:span></text:p>
      <text:p text:style-name="P22"><text:span text:style-name="T100">Prend</text:span><text:span text:style-name="T63">r</text:span><text:span text:style-name="T64">e</text:span><text:span text:style-name="T60"><text:tab/></text:span><text:tab/><text:tab/>[ <text:span text:style-name="T110">pran-dr</text:span>]</text:p>
      <text:p text:style-name="P29"/>
      <text:p text:style-name="P76"><text:span text:style-name="T22">Je <text:s/>prend</text:span><text:span text:style-name="T72">s</text:span><text:span text:style-name="T22"><text:tab/><text:tab/><text:tab/>[ xġ <text:s/></text:span><text:span text:style-name="T23">pro</text:span><text:span text:style-name="T24"> </text:span><text:span text:style-name="T22">]<text:tab/><text:tab/></text:span></text:p>
      <text:p text:style-name="P76"><text:span text:style-name="T22">Tu </text:span><text:span text:style-name="T101">prend</text:span><text:span text:style-name="T72">s</text:span><text:span text:style-name="T22"><text:tab/><text:tab/><text:tab/>[ tu </text:span><text:span text:style-name="T23">pro</text:span><text:span text:style-name="T24"> </text:span><text:span text:style-name="T22">]<text:tab/><text:tab/><text:tab/></text:span></text:p>
      <text:p text:style-name="P76"><text:span text:style-name="T22">il, elle, on </text:span><text:span text:style-name="T101">prend</text:span><text:span text:style-name="T22"><text:tab/><text:tab/>[ il, el, qu <text:s/></text:span><text:span text:style-name="T23">pro</text:span><text:span text:style-name="T24"> </text:span><text:span text:style-name="T22">]<text:tab/><text:tab/></text:span></text:p>
      <text:p text:style-name="P22"/>
      <text:p text:style-name="P76"><text:span text:style-name="T101">nous pren</text:span><text:span text:style-name="T67">ons</text:span><text:span text:style-name="T22"><text:tab/><text:tab/><text:tab/>[ nu </text:span><text:span text:style-name="T23">preno</text:span><text:span text:style-name="T24"> <text:s/></text:span><text:span text:style-name="T22">]<text:tab/><text:tab/><text:tab/></text:span></text:p>
      <text:p text:style-name="P76"><text:span text:style-name="T22">vous </text:span><text:span text:style-name="T101">pren</text:span><text:span text:style-name="T67">ez</text:span><text:span text:style-name="T22"><text:tab/><text:tab/><text:tab/>[ vu <text:s/></text:span><text:span text:style-name="T23">prene</text:span><text:span text:style-name="T24"> </text:span><text:span text:style-name="T22">]<text:tab/><text:tab/><text:tab/></text:span></text:p>
      <text:p text:style-name="P76"><text:span text:style-name="T43">ils, elles</text:span><text:span text:style-name="T80"> </text:span><text:span text:style-name="T104">pren</text:span><text:span text:style-name="T105">n</text:span><text:span text:style-name="T81">ent</text:span><text:tab/><text:tab/><text:span text:style-name="T23">[ il, el pren ]</text:span></text:p>
      <text:p text:style-name="P76"><text:span text:style-name="T23"/></text:p>
      <text:p text:style-name="P76"><text:span text:style-name="T103">Fai</text:span><text:span text:style-name="T76">r</text:span><text:span text:style-name="T77">e</text:span><text:span text:style-name="T69"><text:tab/></text:span><text:span text:style-name="T22"><text:tab/><text:tab/><text:tab/>[ </text:span><text:span text:style-name="T23">fer </text:span><text:span text:style-name="T22">]</text:span></text:p>
      <text:p text:style-name="P29"/>
      <text:p text:style-name="P76"><text:span text:style-name="T22">Je <text:s/></text:span><text:span text:style-name="T23">fai</text:span><text:span text:style-name="T72">s</text:span><text:span text:style-name="T22"><text:tab/><text:tab/><text:tab/><text:tab/>[ xġ <text:s/></text:span><text:span text:style-name="T23">fe</text:span><text:span text:style-name="T24"> </text:span><text:span text:style-name="T22">]<text:tab/><text:tab/></text:span></text:p>
      <text:p text:style-name="P76"><text:span text:style-name="T22">Tu </text:span><text:span text:style-name="T102">fai</text:span><text:span text:style-name="T72">s</text:span><text:span text:style-name="T22"><text:tab/><text:tab/><text:tab/><text:tab/>[ tu </text:span><text:span text:style-name="T23">fe</text:span><text:span text:style-name="T24"> </text:span><text:span text:style-name="T22">]<text:tab/><text:tab/><text:tab/></text:span></text:p>
      <text:p text:style-name="P76"><text:span text:style-name="T22">il, elle, on </text:span><text:span text:style-name="T102">fai</text:span><text:span text:style-name="T72">t</text:span><text:span text:style-name="T69"><text:tab/></text:span><text:span text:style-name="T22"><text:tab/><text:tab/>[ il, el, qu <text:s/></text:span><text:span text:style-name="T23">fe</text:span><text:span text:style-name="T24"> </text:span><text:span text:style-name="T22">]<text:tab/><text:tab/></text:span></text:p>
      <text:p text:style-name="P22"/>
      <text:p text:style-name="P76"><text:span text:style-name="T101">nous </text:span><text:span text:style-name="T102">fai</text:span><text:span text:style-name="T72">s</text:span><text:span text:style-name="T67">ons</text:span><text:span text:style-name="T22"><text:tab/><text:tab/><text:tab/>[ nu </text:span><text:span text:style-name="T23">feżo</text:span><text:span text:style-name="T24"> <text:s/></text:span><text:span text:style-name="T22">]<text:tab/><text:tab/><text:tab/></text:span></text:p>
      <text:p text:style-name="P77"><text:span text:style-name="T22">vous </text:span><text:span text:style-name="T102">fai</text:span><text:span text:style-name="T73">t</text:span><text:span text:style-name="T67">e</text:span><text:span text:style-name="T68">s</text:span><text:span text:style-name="T22"><text:tab/><text:tab/><text:tab/>[ vu <text:s/></text:span><text:span text:style-name="T23">fet</text:span><text:span text:style-name="T24"> </text:span><text:span text:style-name="T22">]<text:tab/><text:tab/><text:tab/></text:span></text:p>
      <text:p text:style-name="P76"><text:span text:style-name="T49">ils, elles</text:span><text:span text:style-name="T82"> </text:span><text:span text:style-name="T106">f</text:span><text:span text:style-name="T83">ont</text:span><text:span text:style-name="T23"><text:tab/><text:tab/><text:tab/>[ il, el foo ]</text:span></text:p>
      <text:p text:style-name="P12">________________________________________________________________________________________________</text:p>
      <text:p text:style-name="P12"/>
      <text:p text:style-name="P63"><text:span text:style-name="T114">Lesson </text:span><text:span text:style-name="T115">9</text:span><text:span text:style-name="T114"> – </text:span><text:span text:style-name="T115">Important Verbs</text:span><text:span text:style-name="T117"> <text:s/></text:span></text:p>
      <text:p text:style-name="P31"/>
      <text:p text:style-name="P32"><text:span text:style-name="T90">Parl</text:span><text:span text:style-name="T61">er</text:span><text:span text:style-name="T90"> </text:span>[ par-le ] (to speak)</text:p>
      <text:p text:style-name="P32">Je<text:tab/><text:tab/>parle<text:tab/><text:tab/>[ xġ parl ]</text:p>
      <text:p text:style-name="P32">Tu<text:tab/><text:tab/>parles<text:tab/><text:tab/>[ tu parl ]</text:p>
      <text:p text:style-name="P32">Il, elle, on<text:tab/>parle<text:tab/><text:tab/>[ il, el, qu parl ]</text:p>
      <text:p text:style-name="P32">Nous<text:tab/><text:tab/>parlons<text:tab/>[ nu parlo ]</text:p>
      <text:p text:style-name="P32">Vous<text:tab/><text:tab/>parlez<text:tab/><text:tab/>[ vu parle ]</text:p>
      <text:p text:style-name="P32">Ils, elles<text:tab/>parlent<text:tab/>[ il, el parl ]</text:p>
      <text:p text:style-name="P32"/>
      <text:p text:style-name="P79"><text:span text:style-name="T38">All</text:span><text:span text:style-name="T78">er</text:span><text:span text:style-name="T30"> [ al</text:span><text:span text:style-name="T31">l</text:span><text:span text:style-name="T30">e ] (to go)</text:span></text:p>
      <text:p text:style-name="P32">Je<text:tab/><text:tab/>vais<text:tab/><text:tab/>[ xġ ve ]</text:p>
      <text:p text:style-name="P32">Tu<text:tab/><text:tab/>vas<text:tab/><text:tab/>[ tu va ]</text:p>
      <text:p text:style-name="P32"><text:soft-page-break/>Il, elle, <text:tab/>on<text:tab/>va<text:tab/><text:tab/>[ il, el, qu va ]</text:p>
      <text:p text:style-name="P32">Nous<text:tab/><text:tab/>allons<text:tab/><text:tab/>[ nu <text:span text:style-name="T119">ż_</text:span>alo ]</text:p>
      <text:p text:style-name="P32">Vous<text:tab/><text:tab/>allez<text:tab/><text:tab/>[ vu <text:span text:style-name="T119">ż_</text:span>ale ]</text:p>
      <text:p text:style-name="P32">Ils, elles<text:tab/>vont<text:tab/><text:tab/>[ il, el vo<text:span text:style-name="T128">n</text:span> ]</text:p>
      <text:p text:style-name="P79"><text:span text:style-name="T38">Part</text:span><text:span text:style-name="T78">ir</text:span><text:span text:style-name="T30"> [ par-tir ] (to leave)</text:span></text:p>
      <text:p text:style-name="P32">Je<text:tab/><text:tab/>par<text:span text:style-name="T60">s</text:span><text:tab/><text:tab/>[ xġ par ]</text:p>
      <text:p text:style-name="P32">Tu<text:tab/><text:tab/>par<text:span text:style-name="T60">s</text:span><text:tab/><text:tab/>[ tu par ]</text:p>
      <text:p text:style-name="P32">Il, elle, on<text:tab/>par<text:span text:style-name="T60">t</text:span><text:tab/><text:tab/>[ il, el, qu par ]</text:p>
      <text:p text:style-name="P32">Nous<text:tab/><text:tab/>part<text:span text:style-name="T60">ons</text:span><text:tab/>[ nu parto ]</text:p>
      <text:p text:style-name="P32">Vous<text:tab/><text:tab/>part<text:span text:style-name="T60">ez</text:span><text:tab/><text:tab/>[ vu parte ]</text:p>
      <text:p text:style-name="P54"><text:span text:style-name="T107">Ils, elles<text:tab/>part</text:span><text:span text:style-name="T79">ent</text:span><text:span text:style-name="T107"><text:tab/>[ il, el part ]</text:span></text:p>
      <text:p text:style-name="P81"><text:span text:style-name="T103"/></text:p>
      <text:p text:style-name="P24"><text:span text:style-name="T99">Grand</text:span><text:span text:style-name="T63">ir </text:span>[ <text:span text:style-name="T109">grandir</text:span>] <text:span text:style-name="T122">( to grow )</text:span></text:p>
      <text:p text:style-name="P30"/>
      <text:p text:style-name="P62"><text:span text:style-name="T5">Je <text:s/><text:tab/><text:tab/></text:span><text:span text:style-name="T6">grand</text:span><text:span text:style-name="T86">is</text:span><text:span text:style-name="T5"><text:tab/><text:tab/>[ xġ <text:s/></text:span><text:span text:style-name="T6">grandi</text:span><text:span text:style-name="T7"> </text:span><text:span text:style-name="T5">]<text:tab/><text:tab/></text:span></text:p>
      <text:p text:style-name="P62"><text:span text:style-name="T5">Tu <text:tab/><text:tab/></text:span><text:span text:style-name="T6">grand</text:span><text:span text:style-name="T86">is</text:span><text:span text:style-name="T5"><text:tab/><text:tab/>[ tu </text:span><text:span text:style-name="T6">grandi</text:span><text:span text:style-name="T7"> </text:span><text:span text:style-name="T5">]<text:tab/><text:tab/><text:tab/></text:span></text:p>
      <text:p text:style-name="P62"><text:span text:style-name="T5">il, elle, on <text:tab/></text:span><text:span text:style-name="T6">grand</text:span><text:span text:style-name="T86">i</text:span><text:span text:style-name="T87">t</text:span><text:span text:style-name="T5"><text:tab/><text:tab/>[ il, el, qu <text:s/></text:span><text:span text:style-name="T6">grandi</text:span><text:span text:style-name="T7"> </text:span><text:span text:style-name="T5">]<text:tab/><text:tab/></text:span></text:p>
      <text:p text:style-name="P71"/>
      <text:p text:style-name="P62"><text:span text:style-name="T5">nous <text:tab/><text:tab/></text:span><text:span text:style-name="T6">grandi</text:span><text:span text:style-name="T88">ssons</text:span><text:span text:style-name="T5"><text:tab/><text:tab/>[ nu </text:span><text:span text:style-name="T6">grandiso</text:span><text:span text:style-name="T7"> <text:s/></text:span><text:span text:style-name="T5">]<text:tab/><text:tab/><text:tab/></text:span></text:p>
      <text:p text:style-name="P62"><text:span text:style-name="T5">vous <text:tab/><text:tab/></text:span><text:span text:style-name="T6">grandi</text:span><text:span text:style-name="T88">ssez</text:span><text:span text:style-name="T5"><text:tab/><text:tab/>[ vu <text:s/></text:span><text:span text:style-name="T6">grandise</text:span><text:span text:style-name="T7"> </text:span><text:span text:style-name="T5">]<text:tab/><text:tab/><text:tab/></text:span></text:p>
      <text:p text:style-name="P62"><text:span text:style-name="T121">ils, elles</text:span><text:span text:style-name="T84"> <text:tab/></text:span><text:span text:style-name="T109">grandi</text:span><text:span text:style-name="T85">ssent</text:span><text:span text:style-name="T121"><text:tab/><text:tab/>[ il, el </text:span><text:span text:style-name="T109">grandis</text:span><text:span text:style-name="T89"> <text:s/></text:span><text:span text:style-name="T121">]</text:span></text:p>
      <text:p text:style-name="P80"><text:span text:style-name="T103"/></text:p>
      <text:p text:style-name="P81"><text:span text:style-name="T103"/></text:p>
      <text:p text:style-name="P90"><text:span text:style-name="Strong_20_Emphasis"><text:span text:style-name="T14">Avo</text:span></text:span><text:span text:style-name="Strong_20_Emphasis"><text:span text:style-name="T66">ir</text:span></text:span><text:span text:style-name="T14"> [ av-war ] (to have)<text:tab/><text:tab/><text:tab/><text:tab/><text:tab/><text:tab/></text:span><text:span text:style-name="T21">oi <text:tab/>-&gt; <text:tab/>wa</text:span></text:p>
      <text:p text:style-name="P32">J'<text:tab/><text:tab/>ai<text:tab/><text:tab/>[ xġ<text:span text:style-name="T125">_</text:span>e ]</text:p>
      <text:p text:style-name="P32">Tu<text:tab/><text:tab/>as<text:tab/><text:tab/>[ tu a ]</text:p>
      <text:p text:style-name="P32">Il, elle, on<text:tab/>a<text:tab/><text:tab/>[ il, el, <text:s/>a <text:s/>/ qu <text:span text:style-name="T122">n_a</text:span> ]</text:p>
      <text:p text:style-name="P32">Nous<text:tab/><text:tab/>avons<text:tab/><text:tab/>[ nu <text:span text:style-name="T119">ż_</text:span>avo ]</text:p>
      <text:p text:style-name="P32">Vous<text:tab/><text:tab/>avez<text:tab/><text:tab/>[ vu <text:span text:style-name="T119">ż_</text:span>ave ]</text:p>
      <text:p text:style-name="P32">Ils, elles<text:tab/>ont<text:tab/><text:tab/>[ il, el <text:span text:style-name="T119">ż_</text:span>o<text:span text:style-name="T129">n</text:span> ]</text:p>
      <text:p text:style-name="P32"><text:span text:style-name="T103"/></text:p>
      <text:p text:style-name="P33"><text:span text:style-name="T90">Pouv</text:span><text:span text:style-name="T61">oir</text:span> [ pu-vwar ] (to be able to / <text:span text:style-name="T123">can</text:span>)</text:p>
      <text:p text:style-name="P33">Je<text:tab/><text:tab/>peux<text:tab/><text:tab/>[ xġ p<text:span text:style-name="T127">p</text:span> ]</text:p>
      <text:p text:style-name="P33">Tu<text:tab/><text:tab/>peux<text:tab/><text:tab/>[ tu p<text:span text:style-name="T127">p</text:span> ]</text:p>
      <text:p text:style-name="P33">Il, elle, on<text:tab/>peut<text:tab/><text:tab/>[ il, el, qu p<text:span text:style-name="T127">p</text:span> ]</text:p>
      <text:p text:style-name="P33"><text:soft-page-break/>Nous<text:tab/><text:tab/>pouvons<text:tab/>[ nu pu-vo ]</text:p>
      <text:p text:style-name="P33">Vous<text:tab/><text:tab/>pouvez<text:tab/>[ vu pu-ve ]</text:p>
      <text:p text:style-name="P53"><text:span text:style-name="T107">Ils, elles<text:tab/>peuvent<text:tab/>[ il, el p</text:span><text:span text:style-name="T108">e</text:span><text:span text:style-name="T107">v ]</text:span></text:p>
      <text:p text:style-name="P53"><text:span text:style-name="T107"/></text:p>
      <text:p text:style-name="P82"><text:span text:style-name="T38">Pourv</text:span><text:span text:style-name="T78">oir</text:span><text:span text:style-name="T71"> </text:span><text:span text:style-name="T30">[ pur-vwar ] </text:span><text:span text:style-name="T37">(to provide)</text:span></text:p>
      <text:p text:style-name="P33">Je<text:tab/><text:tab/>pourvoi<text:span text:style-name="T60">s</text:span><text:tab/>[ xġ pur-vwa ]</text:p>
      <text:p text:style-name="P33">Tu<text:tab/><text:tab/>pourvoi<text:span text:style-name="T60">s</text:span><text:tab/>[ tu pur-vwa ]</text:p>
      <text:p text:style-name="P33">Il, elle, on<text:tab/>pourvoi<text:span text:style-name="T60">t</text:span><text:tab/>[ il, el, qu pur-vwa ]</text:p>
      <text:p text:style-name="P33">Nous<text:tab/><text:tab/>pourvoy<text:span text:style-name="T60">ons</text:span><text:tab/>[ nu pur-vw<text:span text:style-name="T120">a</text:span>-yo ]</text:p>
      <text:p text:style-name="P33">Vous<text:tab/><text:tab/>pourvoy<text:span text:style-name="T60">ez</text:span><text:tab/>[ vu pur-vw<text:span text:style-name="T120">a</text:span>-ye ]</text:p>
      <text:p text:style-name="P53"><text:span text:style-name="T107">Ils, elles<text:tab/>pourvoi</text:span><text:span text:style-name="T79">ent</text:span><text:span text:style-name="T107"><text:tab/>[ il, el pur-vwa ]</text:span></text:p>
      <text:p text:style-name="P33"><text:span text:style-name="T100"/></text:p>
      <text:p text:style-name="P33"><text:span text:style-name="T90">Vo</text:span><text:span text:style-name="T61">ir</text:span> [ vwa-r ] <text:s/>(to see)<text:tab/><text:tab/><text:tab/><text:tab/><text:tab/><text:tab/><text:tab/><text:span text:style-name="T92">oi <text:tab/>-&gt; <text:tab/>wa</text:span></text:p>
      <text:p text:style-name="P33">Je<text:tab/><text:tab/>voi<text:span text:style-name="T60">s</text:span><text:tab/><text:tab/>[ xġ vwa ]</text:p>
      <text:p text:style-name="P33">Tu<text:tab/><text:tab/>voi<text:span text:style-name="T60">s</text:span><text:tab/><text:tab/>[ tu vwa ]</text:p>
      <text:p text:style-name="P33">Il, elle, on<text:tab/>voi<text:span text:style-name="T60">t</text:span><text:tab/><text:tab/>[ il, el, qu vwa ]</text:p>
      <text:p text:style-name="P33">Nous<text:tab/><text:tab/>voy<text:span text:style-name="T60">ons</text:span><text:tab/><text:tab/>[ nu vwo-<text:span text:style-name="T126">j</text:span>o ]</text:p>
      <text:p text:style-name="P33">Vous<text:tab/><text:tab/>voy<text:span text:style-name="T60">ez</text:span><text:tab/><text:tab/>[ vu vwo-<text:span text:style-name="T126">j</text:span>e ]</text:p>
      <text:p text:style-name="P91">Ils, elles<text:tab/>voi<text:span text:style-name="T60">ent</text:span><text:tab/><text:tab/>[ il, el vwa ]</text:p>
      <text:p text:style-name="P33"><text:span text:style-name="T100"/></text:p>
      <text:p text:style-name="P81"><text:span text:style-name="T103">Êt</text:span><text:span text:style-name="T77">re</text:span><text:span text:style-name="T103"> </text:span><text:span text:style-name="T30">[ etr ] (to be)</text:span></text:p>
      <text:p text:style-name="P31">Je<text:tab/><text:tab/>suis<text:tab/><text:tab/>[ xġ swi ]</text:p>
      <text:p text:style-name="P31">Tu<text:tab/><text:tab/>es<text:tab/><text:tab/>[ tu e ]</text:p>
      <text:p text:style-name="P31">Il, elle, on<text:tab/>est<text:tab/><text:tab/>[ il, el, <text:span text:style-name="T126">l_e <text:s/>/ </text:span><text:s/>qu <text:span text:style-name="T126">n_</text:span>e ]</text:p>
      <text:p text:style-name="P31">Nous<text:tab/><text:tab/>sommes<text:tab/>[ nu som ]</text:p>
      <text:p text:style-name="P31">Vous<text:tab/><text:tab/>êtes<text:tab/><text:tab/>[ vu <text:span text:style-name="T118">ż_</text:span>et ]</text:p>
      <text:p text:style-name="P31">Ils, elles<text:tab/>sont<text:tab/><text:tab/>[ il, el so<text:span text:style-name="T128">n</text:span> ]</text:p>
      <text:p text:style-name="P31"/>
      <text:p text:style-name="P52">Entraînement</text:p>
      <text:p text:style-name="P35"><text:span text:style-name="T92">I </text:span><text:span text:style-name="T90">am <text:tab/><text:tab/>Je suis<text:tab/><text:tab/><text:tab/><text:tab/></text:span><text:span text:style-name="T93">They are<text:tab/>Ils sont<text:tab/>[ il so</text:span><text:span text:style-name="T94">n</text:span><text:span text:style-name="T93"> ]</text:span></text:p>
      <text:p text:style-name="P35"><text:span text:style-name="T90">he speaks<text:tab/>Il parle<text:tab/><text:tab/><text:tab/></text:span><text:span text:style-name="T93">I speak<text:tab/>Je parle</text:span></text:p>
      <text:p text:style-name="P35"><text:span text:style-name="T90">They can<text:tab/>Ils peuvent<text:tab/><text:tab/><text:tab/></text:span><text:span text:style-name="T93">You can <text:tab/>Tu peux<text:tab/></text:span><text:span text:style-name="T94">[ tu pp ]</text:span></text:p>
      <text:p text:style-name="P35"><text:soft-page-break/><text:span text:style-name="T93">Y</text:span><text:span text:style-name="T90">ou are <text:tab/>Tu es<text:tab/><text:tab/><text:tab/><text:tab/></text:span><text:span text:style-name="T93">Y'all go<text:tab/>Ils v</text:span><text:span text:style-name="T94">as</text:span></text:p>
      <text:p text:style-name="P35"><text:span text:style-name="T90">She see<text:tab/>Elle voit<text:tab/><text:tab/><text:tab/></text:span><text:span text:style-name="T93">I see<text:tab/><text:tab/>Je v</text:span><text:span text:style-name="T94">ois</text:span></text:p>
      <text:p text:style-name="P35"><text:span text:style-name="T90">I have <text:tab/><text:tab/>J'ai<text:tab/><text:tab/><text:tab/><text:tab/></text:span><text:span text:style-name="T93">They have <text:tab/></text:span><text:span text:style-name="T95">Ils ont<text:tab/><text:tab/>[il żon]</text:span></text:p>
      <text:p text:style-name="P31"/>
      <text:p text:style-name="P37"><text:span text:style-name="Strong_20_Emphasis"><text:span text:style-name="T43">Parler (to speak)</text:span></text:span></text:p>
      <text:list text:style-name="L34">
        <text:list-item>
          <text:p text:style-name="P147">Je parle.</text:p>
        </text:list-item>
        <text:list-item>
          <text:p text:style-name="P147">Tu parles.</text:p>
        </text:list-item>
        <text:list-item>
          <text:p text:style-name="P147">Il parle.</text:p>
        </text:list-item>
        <text:list-item>
          <text:p text:style-name="P147">Elle parle.</text:p>
        </text:list-item>
        <text:list-item>
          <text:p text:style-name="P147">On parle.</text:p>
        </text:list-item>
        <text:list-item>
          <text:p text:style-name="P147">Nous parlons.</text:p>
        </text:list-item>
        <text:list-item>
          <text:p text:style-name="P147">Vous parlez.</text:p>
        </text:list-item>
        <text:list-item>
          <text:p text:style-name="P147">Ils parlent.</text:p>
        </text:list-item>
        <text:list-item>
          <text:p text:style-name="P148">Elles parlent.</text:p>
          <text:p text:style-name="P148"/>
        </text:list-item>
      </text:list>
      <text:p text:style-name="Text_20_body"><text:span text:style-name="Strong_20_Emphasis"><text:span text:style-name="T44">Aller (to go)</text:span></text:span></text:p>
      <text:list text:style-name="L35">
        <text:list-item>
          <text:p text:style-name="P149">Je vais.</text:p>
        </text:list-item>
        <text:list-item>
          <text:p text:style-name="P149">Tu vas.</text:p>
        </text:list-item>
        <text:list-item>
          <text:p text:style-name="P149">Il va.</text:p>
        </text:list-item>
        <text:list-item>
          <text:p text:style-name="P149">Elle va.</text:p>
        </text:list-item>
        <text:list-item>
          <text:p text:style-name="P149">On va.</text:p>
        </text:list-item>
        <text:list-item>
          <text:p text:style-name="P149">Nous allons.</text:p>
        </text:list-item>
        <text:list-item>
          <text:p text:style-name="P149">Vous allez.</text:p>
        </text:list-item>
        <text:list-item>
          <text:p text:style-name="P149">Ils vont.</text:p>
        </text:list-item>
        <text:list-item>
          <text:p text:style-name="P150">Elles vont.</text:p>
          <text:p text:style-name="P150"/>
        </text:list-item>
      </text:list>
      <text:p text:style-name="Text_20_body"><text:span text:style-name="Strong_20_Emphasis"><text:span text:style-name="T44">Partir (to leave)</text:span></text:span></text:p>
      <text:list text:style-name="L36">
        <text:list-item>
          <text:p text:style-name="P151">Je pars.</text:p>
        </text:list-item>
        <text:list-item>
          <text:p text:style-name="P151">Tu pars.</text:p>
        </text:list-item>
        <text:list-item>
          <text:p text:style-name="P151">Il part.</text:p>
        </text:list-item>
        <text:list-item>
          <text:p text:style-name="P151">Elle part.</text:p>
        </text:list-item>
        <text:list-item>
          <text:p text:style-name="P151">On part.</text:p>
        </text:list-item>
        <text:list-item>
          <text:p text:style-name="P151">Nous partons.</text:p>
        </text:list-item>
        <text:list-item>
          <text:p text:style-name="P151">Vous partez.</text:p>
        </text:list-item>
        <text:list-item>
          <text:p text:style-name="P151">Ils partent.</text:p>
        </text:list-item>
        <text:list-item>
          <text:p text:style-name="P152">Elles partent.</text:p>
          <text:p text:style-name="P152"/>
        </text:list-item>
      </text:list>
      <text:p text:style-name="Text_20_body"><text:span text:style-name="Strong_20_Emphasis"><text:span text:style-name="T44">Grandir (to grow)</text:span></text:span></text:p>
      <text:list text:style-name="L37">
        <text:list-item>
          <text:p text:style-name="P153">Je grandis.</text:p>
        </text:list-item>
        <text:list-item>
          <text:p text:style-name="P153">Tu grandis.</text:p>
        </text:list-item>
        <text:list-item>
          <text:p text:style-name="P153">Il grandit.</text:p>
        </text:list-item>
        <text:list-item>
          <text:p text:style-name="P153">Elle grandit.</text:p>
        </text:list-item>
        <text:list-item>
          <text:p text:style-name="P153">On grandit.</text:p>
        </text:list-item>
        <text:list-item>
          <text:p text:style-name="P153">Nous grandissons.</text:p>
        </text:list-item>
        <text:list-item>
          <text:p text:style-name="P153">Vous grandissez.</text:p>
        </text:list-item>
        <text:list-item>
          <text:p text:style-name="P153"><text:soft-page-break/>Ils grandissent.</text:p>
        </text:list-item>
        <text:list-item>
          <text:p text:style-name="P154">Elles grandissent.</text:p>
        </text:list-item>
      </text:list>
      <text:p text:style-name="P72"/>
      <text:p text:style-name="P72"/>
      <text:p text:style-name="P72"/>
      <text:p text:style-name="Text_20_body"><text:span text:style-name="Strong_20_Emphasis"><text:span text:style-name="T44">Avoir (to have)</text:span></text:span></text:p>
      <text:list text:style-name="L38">
        <text:list-item>
          <text:p text:style-name="P155">J'ai.</text:p>
        </text:list-item>
        <text:list-item>
          <text:p text:style-name="P155">Tu as.</text:p>
        </text:list-item>
        <text:list-item>
          <text:p text:style-name="P155">Il a.</text:p>
        </text:list-item>
        <text:list-item>
          <text:p text:style-name="P155">Elle a.</text:p>
        </text:list-item>
        <text:list-item>
          <text:p text:style-name="P155">On a.</text:p>
        </text:list-item>
        <text:list-item>
          <text:p text:style-name="P155">Nous avons.</text:p>
        </text:list-item>
        <text:list-item>
          <text:p text:style-name="P155">Vous avez.</text:p>
        </text:list-item>
        <text:list-item>
          <text:p text:style-name="P155">Ils ont.</text:p>
        </text:list-item>
        <text:list-item>
          <text:p text:style-name="P156">Elles ont.</text:p>
          <text:p text:style-name="P156"/>
        </text:list-item>
      </text:list>
      <text:p text:style-name="Text_20_body"><text:span text:style-name="Strong_20_Emphasis"><text:span text:style-name="T44">Pouvoir (to be able to/can)</text:span></text:span></text:p>
      <text:list text:style-name="L39">
        <text:list-item>
          <text:p text:style-name="P157">Je peux.</text:p>
        </text:list-item>
        <text:list-item>
          <text:p text:style-name="P157">Tu peux.</text:p>
        </text:list-item>
        <text:list-item>
          <text:p text:style-name="P157">Il peut.</text:p>
        </text:list-item>
        <text:list-item>
          <text:p text:style-name="P157">Elle peut.</text:p>
        </text:list-item>
        <text:list-item>
          <text:p text:style-name="P157">On peut.</text:p>
        </text:list-item>
        <text:list-item>
          <text:p text:style-name="P157">Nous pouvons.</text:p>
        </text:list-item>
        <text:list-item>
          <text:p text:style-name="P157">Vous pouvez.</text:p>
        </text:list-item>
        <text:list-item>
          <text:p text:style-name="P157">Ils peuvent.</text:p>
        </text:list-item>
        <text:list-item>
          <text:p text:style-name="P158">Elles peuvent.</text:p>
          <text:p text:style-name="P158"/>
        </text:list-item>
      </text:list>
      <text:p text:style-name="Text_20_body"><text:span text:style-name="Strong_20_Emphasis"><text:span text:style-name="T44">Pourvoir (to provide)</text:span></text:span></text:p>
      <text:list text:style-name="L40">
        <text:list-item>
          <text:p text:style-name="P159">Je pourvois.</text:p>
        </text:list-item>
        <text:list-item>
          <text:p text:style-name="P159">Tu pourvois.</text:p>
        </text:list-item>
        <text:list-item>
          <text:p text:style-name="P159">Il pourvoit.</text:p>
        </text:list-item>
        <text:list-item>
          <text:p text:style-name="P159">Elle pourvoit.</text:p>
        </text:list-item>
        <text:list-item>
          <text:p text:style-name="P159">On pourvoit.</text:p>
        </text:list-item>
        <text:list-item>
          <text:p text:style-name="P159">Nous pourvoyons.</text:p>
        </text:list-item>
        <text:list-item>
          <text:p text:style-name="P159">Vous pourvoyez.</text:p>
        </text:list-item>
        <text:list-item>
          <text:p text:style-name="P159">Ils pourvoient.</text:p>
        </text:list-item>
        <text:list-item>
          <text:p text:style-name="P160">Elles pourvoient.</text:p>
          <text:p text:style-name="P160"/>
        </text:list-item>
      </text:list>
      <text:p text:style-name="Text_20_body"><text:span text:style-name="Strong_20_Emphasis"><text:span text:style-name="T44">Voir (to see)</text:span></text:span></text:p>
      <text:list text:style-name="L41">
        <text:list-item>
          <text:p text:style-name="P161">Je vois.</text:p>
        </text:list-item>
        <text:list-item>
          <text:p text:style-name="P161">Tu vois.</text:p>
        </text:list-item>
        <text:list-item>
          <text:p text:style-name="P161">Il voit.</text:p>
        </text:list-item>
        <text:list-item>
          <text:p text:style-name="P161">Elle voit.</text:p>
        </text:list-item>
        <text:list-item>
          <text:p text:style-name="P161">On voit.</text:p>
        </text:list-item>
        <text:list-item>
          <text:p text:style-name="P161">Nous voyons.</text:p>
        </text:list-item>
        <text:list-item>
          <text:p text:style-name="P161">Vous voyez.</text:p>
        </text:list-item>
        <text:list-item>
          <text:p text:style-name="P161"><text:soft-page-break/>Ils voient.</text:p>
        </text:list-item>
        <text:list-item>
          <text:p text:style-name="P162">Elles voient.</text:p>
        </text:list-item>
      </text:list>
      <text:p text:style-name="P72"/>
      <text:p text:style-name="P72"/>
      <text:p text:style-name="P72"/>
      <text:p text:style-name="Text_20_body"><text:span text:style-name="Strong_20_Emphasis"><text:span text:style-name="T44">Être (to be)</text:span></text:span></text:p>
      <text:list text:style-name="L42">
        <text:list-item>
          <text:p text:style-name="P163">Je suis.</text:p>
        </text:list-item>
        <text:list-item>
          <text:p text:style-name="P163">Tu es.</text:p>
        </text:list-item>
        <text:list-item>
          <text:p text:style-name="P163">Il est.</text:p>
        </text:list-item>
        <text:list-item>
          <text:p text:style-name="P163">Elle est.</text:p>
        </text:list-item>
        <text:list-item>
          <text:p text:style-name="P163">On est.</text:p>
        </text:list-item>
        <text:list-item>
          <text:p text:style-name="P163">Nous sommes.</text:p>
        </text:list-item>
        <text:list-item>
          <text:p text:style-name="P163">Vous êtes.</text:p>
        </text:list-item>
        <text:list-item>
          <text:p text:style-name="P163">Ils sont.</text:p>
        </text:list-item>
        <text:list-item>
          <text:p text:style-name="P164">Elles sont.</text:p>
        </text:list-item>
      </text:list>
      <text:p text:style-name="P36"/>
      <text:p text:style-name="P14">________________________________________________________________________________________________</text:p>
      <text:p text:style-name="P14"/>
      <text:p text:style-name="P64"><text:span text:style-name="T114">Lesson </text:span><text:span text:style-name="T116">10</text:span><text:span text:style-name="T114"> – </text:span><text:span text:style-name="T115">Important Verbs</text:span><text:span text:style-name="T117"> <text:s/></text:span></text:p>
      <text:p text:style-name="P65">Les verbes importants <text:tab/>[le verb amporto]</text:p>
      <text:p text:style-name="P38">Savoir.<text:tab/><text:tab/>Connaitre.<text:tab/><text:tab/>Mettre.<text:tab/>Dire.<text:tab/><text:tab/>Vouloir.<text:tab/>Donner.<text:tab/>Manger.</text:p>
      <text:p text:style-name="P31"/>
      <text:p text:style-name="P31"/>
      <text:p text:style-name="P31"><text:span text:style-name="Strong_20_Emphasis">Savoir</text:span> [ sav-war ] (to know - facts or how to do something)</text:p>
      <text:p text:style-name="P55">Je<text:tab/><text:tab/>sais<text:tab/><text:tab/>[ xġ se ]</text:p>
      <text:p text:style-name="P55">Tu<text:tab/><text:tab/>sais<text:tab/><text:tab/>[ tu se ]</text:p>
      <text:p text:style-name="P55">Il, elle, on<text:tab/>sait<text:tab/><text:tab/>[ il, el, qu se ]</text:p>
      <text:p text:style-name="P55">Nous<text:tab/><text:tab/>savons<text:tab/><text:tab/>[ nu sa-vo ]</text:p>
      <text:p text:style-name="P55">Vous<text:tab/><text:tab/>savez<text:tab/><text:tab/>[ vu sa-ve ]</text:p>
      <text:p text:style-name="P55">Ils, elles<text:tab/>savent<text:tab/><text:tab/>[ il, el savv ]</text:p>
      <text:p text:style-name="P31"/>
      <text:p text:style-name="P31"/>
      <text:p text:style-name="P31"><text:span text:style-name="Strong_20_Emphasis">Connaît</text:span><text:span text:style-name="Strong_20_Emphasis"><text:span text:style-name="T60">re</text:span></text:span> [ ko-ne-tr ] (to know - be familiar with)</text:p>
      <text:p text:style-name="P31">Je<text:tab/><text:tab/>connai<text:span text:style-name="T60">s</text:span><text:tab/>[ xġ kon-ne ]</text:p>
      <text:p text:style-name="P31">Tu<text:tab/><text:tab/>connai<text:span text:style-name="T60">s</text:span><text:tab/>[ tu kon-ne ]</text:p>
      <text:p text:style-name="P31">Il, elle, on<text:tab/>connaî<text:span text:style-name="T60">t</text:span><text:tab/>[ il, el, qu kon-ne ]</text:p>
      <text:p text:style-name="P31">Nous<text:tab/><text:tab/>connai<text:span text:style-name="T60">ssons</text:span><text:tab/>[ nu kon-ne-<text:span text:style-name="T130">s</text:span>o ]</text:p>
      <text:p text:style-name="P31"><text:soft-page-break/>Vous<text:tab/><text:tab/>connai<text:span text:style-name="T60">ssez</text:span><text:tab/>[ vu kon-ne-<text:span text:style-name="T130">s</text:span>e ]</text:p>
      <text:p text:style-name="P31">Ils, elles<text:tab/>connai<text:span text:style-name="T60">ssent</text:span><text:tab/>[ il, el kon-ne<text:span text:style-name="T130">s</text:span> ]</text:p>
      <text:p text:style-name="P31"/>
      <text:p text:style-name="P31"/>
      <text:p text:style-name="P31"><text:span text:style-name="T90">Mett</text:span><text:span text:style-name="T61">re</text:span> [ metr ] (to put)</text:p>
      <text:p text:style-name="P31">Je<text:tab/><text:tab/>met<text:span text:style-name="T60">s</text:span><text:tab/><text:tab/>[ xġ me ]</text:p>
      <text:p text:style-name="P31">Tu<text:tab/><text:tab/>met<text:span text:style-name="T60">s</text:span><text:tab/><text:tab/>[ tu me ]</text:p>
      <text:p text:style-name="P31">Il, elle, on<text:tab/>met<text:tab/><text:tab/>[ il, el, qu me ]</text:p>
      <text:p text:style-name="P31">Nous<text:tab/><text:tab/>mett<text:span text:style-name="T60">ons</text:span><text:tab/>[ nu m<text:span text:style-name="T131">i-</text:span>to ]</text:p>
      <text:p text:style-name="P31">Vous<text:tab/><text:tab/>mett<text:span text:style-name="T60">ez</text:span><text:tab/><text:tab/>[ vu m<text:span text:style-name="T131">i-</text:span>te ]</text:p>
      <text:p text:style-name="P31">Ils, elles<text:tab/>mett<text:span text:style-name="T60">ent</text:span><text:tab/>[ il, el mett ]</text:p>
      <text:p text:style-name="P31"/>
      <text:p text:style-name="P34"><text:span text:style-name="T90">Di</text:span><text:span text:style-name="T61">re</text:span> [ dir ] (to say)</text:p>
      <text:p text:style-name="P34">Je<text:tab/><text:tab/>di<text:span text:style-name="T60">s</text:span><text:tab/><text:tab/>[ xġ di ]</text:p>
      <text:p text:style-name="P34">Tu<text:tab/><text:tab/>di<text:span text:style-name="T60">s</text:span><text:tab/><text:tab/>[ tu di ]</text:p>
      <text:p text:style-name="P34">Il, elle, on<text:tab/>di<text:span text:style-name="T60">t</text:span><text:tab/><text:tab/>[ il, el, qu di ]</text:p>
      <text:p text:style-name="P34">Nous<text:tab/><text:tab/>dis<text:span text:style-name="T60">ons<text:tab/></text:span><text:tab/>[ nu di<text:span text:style-name="T131">ż</text:span>on ]</text:p>
      <text:p text:style-name="P34">Vous<text:tab/><text:tab/>di<text:span text:style-name="T60">tes<text:tab/></text:span><text:tab/>[ vu dit ]</text:p>
      <text:p text:style-name="P34">Ils, elles<text:tab/>dis<text:span text:style-name="T60">ent<text:tab/></text:span><text:tab/>[ il, el <text:s/>di<text:span text:style-name="T131">ż</text:span> ]</text:p>
      <text:p text:style-name="P34"/>
      <text:p text:style-name="P31"><text:span text:style-name="T90">Voulo</text:span><text:span text:style-name="T61">ir</text:span> [ vul-w<text:span text:style-name="T132">a</text:span>r ] (to want)</text:p>
      <text:p text:style-name="P31">Je<text:tab/><text:tab/>veux<text:tab/><text:tab/>[ xġ v ]</text:p>
      <text:p text:style-name="P31">Tu<text:tab/><text:tab/>veux<text:tab/><text:tab/>[ tu v ]</text:p>
      <text:p text:style-name="P31">Il, elle, on<text:tab/>veut<text:tab/><text:tab/>[ il, el, qu v ]</text:p>
      <text:p text:style-name="P31">Nous<text:tab/><text:tab/>voulons<text:tab/>[ nu vulo ]</text:p>
      <text:p text:style-name="P31">Vous<text:tab/><text:tab/>voulez<text:tab/><text:tab/>[ vu vule ]</text:p>
      <text:p text:style-name="P31">Ils, elles<text:tab/>veulent<text:tab/>[ il, el <text:s/>v<text:span text:style-name="T132">e-</text:span>l<text:span text:style-name="T132">e</text:span> ]</text:p>
      <text:p text:style-name="P31"/>
      <text:p text:style-name="P31"><text:span text:style-name="T90">Donn</text:span><text:span text:style-name="T61">er</text:span> [ do-ne ] (to give)</text:p>
      <text:p text:style-name="P31">Je<text:tab/><text:tab/>donn<text:span text:style-name="T60">e</text:span><text:tab/><text:tab/>[ xġ donn ]</text:p>
      <text:p text:style-name="P31">Tu<text:tab/><text:tab/>donn<text:span text:style-name="T60">es</text:span><text:tab/>[ tu donn ]</text:p>
      <text:p text:style-name="P31">Il, elle, on<text:tab/>donn<text:span text:style-name="T60">e<text:tab/></text:span><text:tab/>[ il, el, qu donn ]</text:p>
      <text:p text:style-name="P31"><text:soft-page-break/>Nous<text:tab/><text:tab/>donn<text:span text:style-name="T60">ons</text:span><text:tab/>[ nu donno ]</text:p>
      <text:p text:style-name="P31">Vous<text:tab/><text:tab/>donn<text:span text:style-name="T60">ez</text:span><text:tab/>[ vu donne ]</text:p>
      <text:p text:style-name="P31">Ils, elles<text:tab/>donn<text:span text:style-name="T60">ent</text:span><text:tab/>[ il, el donn ]</text:p>
      <text:p text:style-name="P31"/>
      <text:p text:style-name="P31"><text:span text:style-name="T90">Mang</text:span><text:span text:style-name="T61">er</text:span> [ man-xġe ] (to eat)</text:p>
      <text:p text:style-name="P31">Je<text:tab/><text:tab/>mang<text:span text:style-name="T60">e</text:span><text:tab/><text:tab/>[ xġ man-xġ ]</text:p>
      <text:p text:style-name="P31">Tu<text:tab/><text:tab/>mang<text:span text:style-name="T60">es</text:span><text:tab/>[ tu man-xġ ]</text:p>
      <text:p text:style-name="P31">Il, elle, on<text:tab/>mang<text:span text:style-name="T60">e<text:tab/></text:span><text:tab/>[ il, el, qu man-xġ ]</text:p>
      <text:p text:style-name="P31">Nous<text:tab/><text:tab/>mange<text:span text:style-name="T60">ons</text:span><text:tab/>[ nu man-xġo ]</text:p>
      <text:p text:style-name="P31">Vous<text:tab/><text:tab/>mang<text:span text:style-name="T60">ez</text:span><text:tab/>[ vu man-xġe ]</text:p>
      <text:p text:style-name="P31">Ils, elles<text:tab/>mang<text:span text:style-name="T60">ent</text:span><text:tab/>[ il, el man-xġ ]</text:p>
      <text:p text:style-name="P31"/>
      <text:p text:style-name="P31"/>
      <text:p text:style-name="P39">é è à ù â ê î ô û ë ï ü ç œ æ É È À Ù Â Ê Î Ô Û Ë Ï Ü Ç Œ Æ</text:p>
      <text:p text:style-name="P40">________________________________________________________________________________________________</text:p>
      <text:p text:style-name="P40"/>
      <text:p text:style-name="P40">Hi iam Chris, </text:p>
      <text:p text:style-name="P40">i live in mlata and last sanday I did order #SP46296. I have enter an italian 'send on' address, meaning my items will be shipped to this address and then back to me. (since all though i live in an EU contry and we have dhl , you did not offer deliver options to my countery).</text:p>
      <text:p text:style-name="P40">I have receved an email form the curjer and i am notice that you have entered the wrong address.</text:p>
      <text:p text:style-name="P92"><text:span text:style-name="T16">I check the email that i receved from you wheni did the order and my address is coccect:<text:line-break/><text:line-break/></text:span><text:span text:style-name="T133">Christopher Farrugia CFAELMT</text:span><text:line-break/><text:span text:style-name="T133">Passalacqua &amp; C SRL/ MTP, Blocco Palma 2, 13A Strada Via Filippo Anfuso</text:span><text:line-break/><text:span text:style-name="T133">13</text:span><text:line-break/><text:span text:style-name="T133">95121</text:span><text:line-break/><text:span text:style-name="T133">Catania</text:span><text:line-break/><text:span text:style-name="T133">CATANIA</text:span><text:line-break/><text:span text:style-name="T133">Italy<text:line-break/><text:line-break/>however on my order and on the email that I recived from the courer the adress is shorten to:<text:line-break/></text:span><text:span text:style-name="T134">from email</text:span></text:p>
      <text:p text:style-name="P92"><text:span text:style-name="T135">Destinatario:</text:span><text:span text:style-name="T133"><text:line-break/></text:span><text:span text:style-name="T112">CHRISTOPHER FARRUGIA CFAELMT, STRADA VIA FILIPPO ANFUSO, 13 PASS, 95121 CATANIA ()<text:line-break/><text:line-break/></text:span><text:span text:style-name="T113">and on my order </text:span></text:p>
      <text:p text:style-name="P92"><text:soft-page-break/><text:span text:style-name="T136">Christopher Farrugia CFAELMT</text:span><text:span text:style-name="T133"><text:line-break/></text:span><text:span text:style-name="T136">Strada Via Filippo Anfuso</text:span><text:span text:style-name="T133"><text:line-break/></text:span><text:span text:style-name="T136">13</text:span><text:span text:style-name="T133"><text:line-break/></text:span><text:span text:style-name="T136">95121</text:span><text:span text:style-name="T133"><text:line-break/></text:span><text:span text:style-name="T136">Catania</text:span><text:span text:style-name="T133"><text:line-break/></text:span><text:span text:style-name="T136">CATANIA</text:span><text:span text:style-name="T133"><text:line-break/></text:span><text:span text:style-name="T136">Italy</text:span><text:span text:style-name="T133"><text:line-break/><text:line-break/></text:span><text:span text:style-name="T134">I do not think that my item will be delivered to the write address, kindly can you adress this because I am not able to do so from my countrey. Attach is the email that I receved from you when I did the order with the write address<text:line-break/><text:line-break/>Thanks Chri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Roboto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Ubuntu" svg:font-family="Ubuntu" style:font-pitch="variable"/>
    <style:font-face style:name="Ubuntu1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09-23T19:07:40.483902864</dc:date>
    <meta:editing-duration>PT9H52M48S</meta:editing-duration>
    <meta:editing-cycles>55</meta:editing-cycles>
    <meta:generator>LibreOffice/24.2.5.2$Linux_X86_64 LibreOffice_project/420$Build-2</meta:generator>
    <meta:document-statistic meta:table-count="0" meta:image-count="0" meta:object-count="0" meta:page-count="23" meta:paragraph-count="621" meta:word-count="3419" meta:character-count="16779" meta:non-whitespace-character-count="13409"/>
  </office:meta>
</office:document-meta>
</file>